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41">
      <style:table-cell-properties fo:background-color="#dddddd"/>
    </style:style>
    <style:style style:name="ce10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_T1_2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6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office:value-type="time" office:time-value="PT21H31M48S" calcext:value-type="time">
            <text:p>21:31: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1H31M49S" calcext:value-type="time">
            <text:p>21:3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0S" calcext:value-type="time">
            <text:p>21:31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1S" calcext:value-type="time">
            <text:p>21:31: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2S" calcext:value-type="time">
            <text:p>21:31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3S" calcext:value-type="time">
            <text:p>21:31: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1M54S" calcext:value-type="time">
            <text:p>21:31: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110" calcext:value-type="float">
            <text:p>110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time" office:time-value="PT21H31M55S" calcext:value-type="time">
            <text:p>21:31: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1M56S" calcext:value-type="time">
            <text:p>21:31: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147" calcext:value-type="float">
            <text:p>147</text:p>
          </table:table-cell>
          <table:table-cell office:value-type="float" office:value="657" calcext:value-type="float">
            <text:p>6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21H31M57S" calcext:value-type="time">
            <text:p>21:31:5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21H31M58S" calcext:value-type="time">
            <text:p>21:31: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208" calcext:value-type="float">
            <text:p>208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1H31M59S" calcext:value-type="time">
            <text:p>21:31:5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21H32M00S" calcext:value-type="time">
            <text:p>21:32:0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office:value-type="float" office:value="807" calcext:value-type="float">
            <text:p>807</text:p>
          </table:table-cell>
          <table:table-cell office:value-type="float" office:value="601" calcext:value-type="float">
            <text:p>60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time" office:time-value="PT21H32M01S" calcext:value-type="time">
            <text:p>21:32:0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float" office:value="469" calcext:value-type="float">
            <text:p>469</text:p>
          </table:table-cell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21H32M02S" calcext:value-type="time">
            <text:p>21:32: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193" calcext:value-type="float">
            <text:p>193</text:p>
          </table:table-cell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2M03S" calcext:value-type="time">
            <text:p>21:32:0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office:value-type="float" office:value="786" calcext:value-type="float">
            <text:p>786</text:p>
          </table:table-cell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office:value-type="float" office:value="694" calcext:value-type="float">
            <text:p>69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time" office:time-value="PT21H32M04S" calcext:value-type="time">
            <text:p>21:32:0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728" calcext:value-type="float">
            <text:p>728</text:p>
          </table:table-cell>
          <table:table-cell office:value-type="float" office:value="1721" calcext:value-type="float">
            <text:p>1721</text:p>
          </table:table-cell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</text:p>
          </table:table-cell>
          <table:table-cell office:value-type="float" office:value="1128" calcext:value-type="float">
            <text:p>112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time" office:time-value="PT21H32M05S" calcext:value-type="time">
            <text:p>21:32:0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509" calcext:value-type="float">
            <text:p>1509</text:p>
          </table:table-cell>
          <table:table-cell office:value-type="float" office:value="2722" calcext:value-type="float">
            <text:p>2722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933" calcext:value-type="float">
            <text:p>1933</text:p>
          </table:table-cell>
          <table:table-cell office:value-type="float" office:value="2861" calcext:value-type="float">
            <text:p>2861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time" office:time-value="PT21H32M06S" calcext:value-type="time">
            <text:p>21:32: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3" calcext:value-type="float">
            <text:p>1063</text:p>
          </table:table-cell>
          <table:table-cell office:value-type="float" office:value="2278" calcext:value-type="float">
            <text:p>2278</text:p>
          </table:table-cell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32" calcext:value-type="float">
            <text:p>832</text:p>
          </table:table-cell>
          <table:table-cell office:value-type="float" office:value="2339" calcext:value-type="float">
            <text:p>233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time" office:time-value="PT21H32M07S" calcext:value-type="time">
            <text:p>21:32: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286" calcext:value-type="float">
            <text:p>286</text:p>
          </table:table-cell>
          <table:table-cell office:value-type="float" office:value="469" calcext:value-type="float">
            <text:p>46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time" office:time-value="PT21H32M08S" calcext:value-type="time">
            <text:p>21:32:0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202" calcext:value-type="float">
            <text:p>1202</text:p>
          </table:table-cell>
          <table:table-cell office:value-type="float" office:value="2279" calcext:value-type="float">
            <text:p>2279</text:p>
          </table:table-cell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33" calcext:value-type="float">
            <text:p>933</text:p>
          </table:table-cell>
          <table:table-cell office:value-type="float" office:value="2633" calcext:value-type="float">
            <text:p>263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time" office:time-value="PT21H32M09S" calcext:value-type="time">
            <text:p>21:32:0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97" calcext:value-type="float">
            <text:p>897</text:p>
          </table:table-cell>
          <table:table-cell office:value-type="float" office:value="1823" calcext:value-type="float">
            <text:p>1823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665" calcext:value-type="float">
            <text:p>16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time" office:time-value="PT21H32M10S" calcext:value-type="time">
            <text:p>21:32:1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33" calcext:value-type="float">
            <text:p>833</text:p>
          </table:table-cell>
          <table:table-cell office:value-type="float" office:value="1651" calcext:value-type="float">
            <text:p>1651</text:p>
          </table:table-cell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27" calcext:value-type="float">
            <text:p>827</text:p>
          </table:table-cell>
          <table:table-cell office:value-type="float" office:value="1348" calcext:value-type="float">
            <text:p>134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time" office:time-value="PT21H32M11S" calcext:value-type="time">
            <text:p>21:32:1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412" calcext:value-type="float">
            <text:p>1412</text:p>
          </table:table-cell>
          <table:table-cell office:value-type="float" office:value="2260" calcext:value-type="float">
            <text:p>2260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341" calcext:value-type="float">
            <text:p>1341</text:p>
          </table:table-cell>
          <table:table-cell office:value-type="float" office:value="2856" calcext:value-type="float">
            <text:p>285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time" office:time-value="PT21H32M12S" calcext:value-type="time">
            <text:p>21:32:1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office:value-type="float" office:value="945" calcext:value-type="float">
            <text:p>945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time" office:time-value="PT21H32M13S" calcext:value-type="time">
            <text:p>21:32:13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73" calcext:value-type="float">
            <text:p>873</text:p>
          </table:table-cell>
          <table:table-cell office:value-type="float" office:value="1990" calcext:value-type="float">
            <text:p>1990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83" calcext:value-type="float">
            <text:p>883</text:p>
          </table:table-cell>
          <table:table-cell office:value-type="float" office:value="2610" calcext:value-type="float">
            <text:p>261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time" office:time-value="PT21H32M14S" calcext:value-type="time">
            <text:p>21:32: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office:value-type="float" office:value="983" calcext:value-type="float">
            <text:p>983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time" office:time-value="PT21H32M15S" calcext:value-type="time">
            <text:p>21:32:1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1804" calcext:value-type="float">
            <text:p>1804</text:p>
          </table:table-cell>
          <table:table-cell office:value-type="float" office:value="3071" calcext:value-type="float">
            <text:p>3071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32" calcext:value-type="float">
            <text:p>1232</text:p>
          </table:table-cell>
          <table:table-cell office:value-type="float" office:value="4110" calcext:value-type="float">
            <text:p>411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time" office:time-value="PT21H32M16S" calcext:value-type="time">
            <text:p>21:32:16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771" calcext:value-type="float">
            <text:p>1771</text:p>
          </table:table-cell>
          <table:table-cell office:value-type="float" office:value="3473" calcext:value-type="float">
            <text:p>3473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117" calcext:value-type="float">
            <text:p>1117</text:p>
          </table:table-cell>
          <table:table-cell office:value-type="float" office:value="4313" calcext:value-type="float">
            <text:p>43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time" office:time-value="PT21H32M17S" calcext:value-type="time">
            <text:p>21:32: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  <table:table-cell office:value-type="float" office:value="996" calcext:value-type="float">
            <text:p>996</text:p>
          </table:table-cell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9" calcext:value-type="float">
            <text:p>319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90" calcext:value-type="float">
            <text:p>490</text:p>
          </table:table-cell>
          <table:table-cell office:value-type="float" office:value="673" calcext:value-type="float">
            <text:p>67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time" office:time-value="PT21H32M18S" calcext:value-type="time">
            <text:p>21:32: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46" calcext:value-type="float">
            <text:p>346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time" office:time-value="PT21H32M19S" calcext:value-type="time">
            <text:p>21:32:1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72" calcext:value-type="float">
            <text:p>1072</text:p>
          </table:table-cell>
          <table:table-cell office:value-type="float" office:value="1971" calcext:value-type="float">
            <text:p>1971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30" calcext:value-type="float">
            <text:p>830</text:p>
          </table:table-cell>
          <table:table-cell office:value-type="float" office:value="1825" calcext:value-type="float">
            <text:p>1825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time" office:time-value="PT21H32M20S" calcext:value-type="time">
            <text:p>21:32: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time" office:time-value="PT21H32M21S" calcext:value-type="time">
            <text:p>21:32: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21H32M22S" calcext:value-type="time">
            <text:p>21:32: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21H32M23S" calcext:value-type="time">
            <text:p>21:32: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24S" calcext:value-type="time">
            <text:p>21:32: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332" calcext:value-type="float">
            <text:p>332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time" office:time-value="PT21H32M25S" calcext:value-type="time">
            <text:p>21:32:2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32" calcext:value-type="float">
            <text:p>732</text:p>
          </table:table-cell>
          <table:table-cell office:value-type="float" office:value="1842" calcext:value-type="float">
            <text:p>1842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67" calcext:value-type="float">
            <text:p>567</text:p>
          </table:table-cell>
          <table:table-cell office:value-type="float" office:value="2426" calcext:value-type="float">
            <text:p>242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time" office:time-value="PT21H32M26S" calcext:value-type="time">
            <text:p>21:32:2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303" calcext:value-type="float">
            <text:p>1303</text:p>
          </table:table-cell>
          <table:table-cell office:value-type="float" office:value="3637" calcext:value-type="float">
            <text:p>3637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145" calcext:value-type="float">
            <text:p>1145</text:p>
          </table:table-cell>
          <table:table-cell office:value-type="float" office:value="4743" calcext:value-type="float">
            <text:p>474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time" office:time-value="PT21H32M27S" calcext:value-type="time">
            <text:p>21:32:2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92" calcext:value-type="float">
            <text:p>1492</text:p>
          </table:table-cell>
          <table:table-cell office:value-type="float" office:value="3602" calcext:value-type="float">
            <text:p>3602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120" calcext:value-type="float">
            <text:p>1120</text:p>
          </table:table-cell>
          <table:table-cell office:value-type="float" office:value="5333" calcext:value-type="float">
            <text:p>533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time" office:time-value="PT21H32M28S" calcext:value-type="time">
            <text:p>21:3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478" calcext:value-type="float">
            <text:p>478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470" calcext:value-type="float">
            <text:p>47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time" office:time-value="PT21H32M29S" calcext:value-type="time">
            <text:p>21:32:29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1930" calcext:value-type="float">
            <text:p>1930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6" calcext:value-type="float">
            <text:p>1006</text:p>
          </table:table-cell>
          <table:table-cell office:value-type="float" office:value="2114" calcext:value-type="float">
            <text:p>211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time" office:time-value="PT21H32M30S" calcext:value-type="time">
            <text:p>21:32: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308" calcext:value-type="float">
            <text:p>308</text:p>
          </table:table-cell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time" office:time-value="PT21H32M31S" calcext:value-type="time">
            <text:p>21:32:31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646" calcext:value-type="float">
            <text:p>1646</text:p>
          </table:table-cell>
          <table:table-cell office:value-type="float" office:value="4232" calcext:value-type="float">
            <text:p>4232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50" calcext:value-type="float">
            <text:p>1150</text:p>
          </table:table-cell>
          <table:table-cell office:value-type="float" office:value="5578" calcext:value-type="float">
            <text:p>5578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time" office:time-value="PT21H32M32S" calcext:value-type="time">
            <text:p>21:32: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578" calcext:value-type="float">
            <text:p>578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office:value-type="float" office:value="768" calcext:value-type="float">
            <text:p>76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time" office:time-value="PT21H32M33S" calcext:value-type="time">
            <text:p>21:32: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time" office:time-value="PT21H32M34S" calcext:value-type="time">
            <text:p>21:32: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5S" calcext:value-type="time">
            <text:p>21:32: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6S" calcext:value-type="time">
            <text:p>21:32: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7S" calcext:value-type="time">
            <text:p>21:32: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8S" calcext:value-type="time">
            <text:p>21:32: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67" calcext:value-type="float">
            <text:p>46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9S" calcext:value-type="time">
            <text:p>21:32: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0S" calcext:value-type="time">
            <text:p>21:32: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1S" calcext:value-type="time">
            <text:p>21:32: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2S" calcext:value-type="time">
            <text:p>21:32: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3S" calcext:value-type="time">
            <text:p>21:32: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4S" calcext:value-type="time">
            <text:p>21:32: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5S" calcext:value-type="time">
            <text:p>21:32: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6S" calcext:value-type="time">
            <text:p>21:32: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7S" calcext:value-type="time">
            <text:p>21:32: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8S" calcext:value-type="time">
            <text:p>21:32: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9S" calcext:value-type="time">
            <text:p>21:32: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0S" calcext:value-type="time">
            <text:p>21:32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1S" calcext:value-type="time">
            <text:p>21:32: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2S" calcext:value-type="time">
            <text:p>21:32: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87" calcext:value-type="float">
            <text:p>48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3S" calcext:value-type="time">
            <text:p>21:32: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4S" calcext:value-type="time">
            <text:p>21:32: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5S" calcext:value-type="time">
            <text:p>21:32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6S" calcext:value-type="time">
            <text:p>21:32: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7S" calcext:value-type="time">
            <text:p>21:32: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8S" calcext:value-type="time">
            <text:p>21:32: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495" calcext:value-type="float">
            <text:p>49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9S" calcext:value-type="time">
            <text:p>21:32: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0S" calcext:value-type="time">
            <text:p>21:33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498" calcext:value-type="float">
            <text:p>49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1S" calcext:value-type="time">
            <text:p>21:33: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2S" calcext:value-type="time">
            <text:p>21:33:0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609" calcext:value-type="float">
            <text:p>609</text:p>
          </table:table-cell>
          <table:table-cell office:value-type="float" office:value="1572" calcext:value-type="float">
            <text:p>1572</text:p>
          </table:table-cell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0" calcext:value-type="float">
            <text:p>430</text:p>
          </table:table-cell>
          <table:table-cell office:value-type="float" office:value="1895" calcext:value-type="float">
            <text:p>189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time" office:time-value="PT21H33M03S" calcext:value-type="time">
            <text:p>21:33: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4S" calcext:value-type="time">
            <text:p>21:33: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5S" calcext:value-type="time">
            <text:p>21:33: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503" calcext:value-type="float">
            <text:p>50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6S" calcext:value-type="time">
            <text:p>21:33: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04" calcext:value-type="float">
            <text:p>50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4" calcext:value-type="float">
            <text:p>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7S" calcext:value-type="time">
            <text:p>21:33: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506" calcext:value-type="float">
            <text:p>50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8S" calcext:value-type="time">
            <text:p>21:33: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507" calcext:value-type="float">
            <text:p>50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3" calcext:value-type="float">
            <text:p>2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09S" calcext:value-type="time">
            <text:p>21:33: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09" calcext:value-type="float">
            <text:p>50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0S" calcext:value-type="time">
            <text:p>21:33: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1S" calcext:value-type="time">
            <text:p>21:33: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511" calcext:value-type="float">
            <text:p>51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2S" calcext:value-type="time">
            <text:p>21:33: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3S" calcext:value-type="time">
            <text:p>21:33: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514" calcext:value-type="float">
            <text:p>51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4S" calcext:value-type="time">
            <text:p>21:33: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5S" calcext:value-type="time">
            <text:p>21:33: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7" calcext:value-type="float">
            <text:p>2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6S" calcext:value-type="time">
            <text:p>21:33: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7" calcext:value-type="float">
            <text:p>2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7S" calcext:value-type="time">
            <text:p>21:33: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20" calcext:value-type="float">
            <text:p>52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8S" calcext:value-type="time">
            <text:p>21:33: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19S" calcext:value-type="time">
            <text:p>21:33: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4" calcext:value-type="float">
            <text:p>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0S" calcext:value-type="time">
            <text:p>21:33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524" calcext:value-type="float">
            <text:p>52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1S" calcext:value-type="time">
            <text:p>21:33: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525" calcext:value-type="float">
            <text:p>52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2S" calcext:value-type="time">
            <text:p>21:33: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3S" calcext:value-type="time">
            <text:p>21:33: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4S" calcext:value-type="time">
            <text:p>21:33: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29" calcext:value-type="float">
            <text:p>52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5S" calcext:value-type="time">
            <text:p>21:33: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6S" calcext:value-type="time">
            <text:p>21:33: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7S" calcext:value-type="time">
            <text:p>21:33: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8S" calcext:value-type="time">
            <text:p>21:33: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29S" calcext:value-type="time">
            <text:p>21:33: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0S" calcext:value-type="time">
            <text:p>21:33: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6" calcext:value-type="float">
            <text:p>2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1S" calcext:value-type="time">
            <text:p>21:33: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539" calcext:value-type="float">
            <text:p>53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6" calcext:value-type="float">
            <text:p>2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2S" calcext:value-type="time">
            <text:p>21:33: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41" calcext:value-type="float">
            <text:p>54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3S" calcext:value-type="time">
            <text:p>21:33: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542" calcext:value-type="float">
            <text:p>54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4S" calcext:value-type="time">
            <text:p>21:33: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5S" calcext:value-type="time">
            <text:p>21:33: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6S" calcext:value-type="time">
            <text:p>21:33: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7S" calcext:value-type="time">
            <text:p>21:33: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8S" calcext:value-type="time">
            <text:p>21:33: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39S" calcext:value-type="time">
            <text:p>21:33: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0S" calcext:value-type="time">
            <text:p>21:33: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1S" calcext:value-type="time">
            <text:p>21:33: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8" calcext:value-type="float">
            <text:p>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2S" calcext:value-type="time">
            <text:p>21:33: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3S" calcext:value-type="time">
            <text:p>21:33: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4S" calcext:value-type="time">
            <text:p>21:33: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5S" calcext:value-type="time">
            <text:p>21:33: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6S" calcext:value-type="time">
            <text:p>21:33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7S" calcext:value-type="time">
            <text:p>21:33: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8S" calcext:value-type="time">
            <text:p>21:33: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49S" calcext:value-type="time">
            <text:p>21:33: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565" calcext:value-type="float">
            <text:p>56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0S" calcext:value-type="time">
            <text:p>21:33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1S" calcext:value-type="time">
            <text:p>21:33: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2S" calcext:value-type="time">
            <text:p>21:33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3M53S" calcext:value-type="time">
            <text:p>21:33: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4S" calcext:value-type="time">
            <text:p>21:33: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5S" calcext:value-type="time">
            <text:p>21:33: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574" calcext:value-type="float">
            <text:p>57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6S" calcext:value-type="time">
            <text:p>21:33: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7S" calcext:value-type="time">
            <text:p>21:33: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577" calcext:value-type="float">
            <text:p>577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8S" calcext:value-type="time">
            <text:p>21:33: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78" calcext:value-type="float">
            <text:p>57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3M59S" calcext:value-type="time">
            <text:p>21:33: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579" calcext:value-type="float">
            <text:p>57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0S" calcext:value-type="time">
            <text:p>21:34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581" calcext:value-type="float">
            <text:p>58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1S" calcext:value-type="time">
            <text:p>21:34: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2" calcext:value-type="float">
            <text:p>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2S" calcext:value-type="time">
            <text:p>21:34: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84" calcext:value-type="float">
            <text:p>58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2" calcext:value-type="float">
            <text:p>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3S" calcext:value-type="time">
            <text:p>21:34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85" calcext:value-type="float">
            <text:p>58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4S" calcext:value-type="time">
            <text:p>21:34: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87" calcext:value-type="float">
            <text:p>587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5S" calcext:value-type="time">
            <text:p>21:34: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588" calcext:value-type="float">
            <text:p>58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6S" calcext:value-type="time">
            <text:p>21:34: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7S" calcext:value-type="time">
            <text:p>21:34: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8S" calcext:value-type="time">
            <text:p>21:34: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592" calcext:value-type="float">
            <text:p>59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09S" calcext:value-type="time">
            <text:p>21:34: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0S" calcext:value-type="time">
            <text:p>21:34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595" calcext:value-type="float">
            <text:p>59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1S" calcext:value-type="time">
            <text:p>21:34: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596" calcext:value-type="float">
            <text:p>596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5" calcext:value-type="float">
            <text:p>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2S" calcext:value-type="time">
            <text:p>21:34: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598" calcext:value-type="float">
            <text:p>59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3S" calcext:value-type="time">
            <text:p>21:34: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599" calcext:value-type="float">
            <text:p>59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4S" calcext:value-type="time">
            <text:p>21:34: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601" calcext:value-type="float">
            <text:p>60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5S" calcext:value-type="time">
            <text:p>21:34: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02" calcext:value-type="float">
            <text:p>60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6S" calcext:value-type="time">
            <text:p>21:34: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7S" calcext:value-type="time">
            <text:p>21:34: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605" calcext:value-type="float">
            <text:p>60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8S" calcext:value-type="time">
            <text:p>21:34: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606" calcext:value-type="float">
            <text:p>606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19S" calcext:value-type="time">
            <text:p>21:34: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08" calcext:value-type="float">
            <text:p>60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0S" calcext:value-type="time">
            <text:p>21:34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09" calcext:value-type="float">
            <text:p>60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1S" calcext:value-type="time">
            <text:p>21:34: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611" calcext:value-type="float">
            <text:p>61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2S" calcext:value-type="time">
            <text:p>21:34: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3S" calcext:value-type="time">
            <text:p>21:34: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4S" calcext:value-type="time">
            <text:p>21:34: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5S" calcext:value-type="time">
            <text:p>21:34: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16" calcext:value-type="float">
            <text:p>616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6S" calcext:value-type="time">
            <text:p>21:34: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18" calcext:value-type="float">
            <text:p>61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7S" calcext:value-type="time">
            <text:p>21:34: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8S" calcext:value-type="time">
            <text:p>21:34: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621" calcext:value-type="float">
            <text:p>62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29S" calcext:value-type="time">
            <text:p>21:34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22" calcext:value-type="float">
            <text:p>62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0S" calcext:value-type="time">
            <text:p>21:34: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1S" calcext:value-type="time">
            <text:p>21:34: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625" calcext:value-type="float">
            <text:p>62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2S" calcext:value-type="time">
            <text:p>21:34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27" calcext:value-type="float">
            <text:p>627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3S" calcext:value-type="time">
            <text:p>21:34: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4S" calcext:value-type="time">
            <text:p>21:34: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5S" calcext:value-type="time">
            <text:p>21:34: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631" calcext:value-type="float">
            <text:p>63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6S" calcext:value-type="time">
            <text:p>21:34: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33" calcext:value-type="float">
            <text:p>633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7S" calcext:value-type="time">
            <text:p>21:34: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8S" calcext:value-type="time">
            <text:p>21:34: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635" calcext:value-type="float">
            <text:p>635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39S" calcext:value-type="time">
            <text:p>21:34: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637" calcext:value-type="float">
            <text:p>637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0S" calcext:value-type="time">
            <text:p>21:34: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38" calcext:value-type="float">
            <text:p>638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4M41S" calcext:value-type="time">
            <text:p>21:34: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2S" calcext:value-type="time">
            <text:p>21:34: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3S" calcext:value-type="time">
            <text:p>21:34: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43" calcext:value-type="float">
            <text:p>643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4S" calcext:value-type="time">
            <text:p>21:34: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5S" calcext:value-type="time">
            <text:p>21:34: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646" calcext:value-type="float">
            <text:p>646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6S" calcext:value-type="time">
            <text:p>21:34: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647" calcext:value-type="float">
            <text:p>647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7S" calcext:value-type="time">
            <text:p>21:34: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4M48S" calcext:value-type="time">
            <text:p>21:34: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49S" calcext:value-type="time">
            <text:p>21:3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0S" calcext:value-type="time">
            <text:p>21:34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1S" calcext:value-type="time">
            <text:p>21:34: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2S" calcext:value-type="time">
            <text:p>21:34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3S" calcext:value-type="time">
            <text:p>21:34: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4S" calcext:value-type="time">
            <text:p>21:34: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5S" calcext:value-type="time">
            <text:p>21:34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6S" calcext:value-type="time">
            <text:p>21:34: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7S" calcext:value-type="time">
            <text:p>21:34: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8S" calcext:value-type="time">
            <text:p>21:34: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4M59S" calcext:value-type="time">
            <text:p>21:3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0S" calcext:value-type="time">
            <text:p>21:35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1S" calcext:value-type="time">
            <text:p>21:35: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2S" calcext:value-type="time">
            <text:p>21:35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3S" calcext:value-type="time">
            <text:p>21:35: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4S" calcext:value-type="time">
            <text:p>21:35: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5S" calcext:value-type="time">
            <text:p>21:35: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6S" calcext:value-type="time">
            <text:p>21:35: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7S" calcext:value-type="time">
            <text:p>21:35: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8S" calcext:value-type="time">
            <text:p>21:35: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09S" calcext:value-type="time">
            <text:p>21:35: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0S" calcext:value-type="time">
            <text:p>21:35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1S" calcext:value-type="time">
            <text:p>21:35: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2S" calcext:value-type="time">
            <text:p>21:35: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3S" calcext:value-type="time">
            <text:p>21:35: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4S" calcext:value-type="time">
            <text:p>21:3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5S" calcext:value-type="time">
            <text:p>21:35: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6S" calcext:value-type="time">
            <text:p>21:35: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7S" calcext:value-type="time">
            <text:p>21:35: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8S" calcext:value-type="time">
            <text:p>21:35: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19S" calcext:value-type="time">
            <text:p>21:3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0S" calcext:value-type="time">
            <text:p>21:35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1S" calcext:value-type="time">
            <text:p>21:35: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2S" calcext:value-type="time">
            <text:p>21:35: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3S" calcext:value-type="time">
            <text:p>21:35: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4S" calcext:value-type="time">
            <text:p>21:3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5S" calcext:value-type="time">
            <text:p>21:35: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6S" calcext:value-type="time">
            <text:p>21:35: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7S" calcext:value-type="time">
            <text:p>21:35: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8S" calcext:value-type="time">
            <text:p>21:35: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29S" calcext:value-type="time">
            <text:p>21:3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0S" calcext:value-type="time">
            <text:p>21:35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5M31S" calcext:value-type="time">
            <text:p>21:35: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2S" calcext:value-type="time">
            <text:p>21:35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3S" calcext:value-type="time">
            <text:p>21:35: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4S" calcext:value-type="time">
            <text:p>21:3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5S" calcext:value-type="time">
            <text:p>21:35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6S" calcext:value-type="time">
            <text:p>21:35: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7S" calcext:value-type="time">
            <text:p>21:35: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8S" calcext:value-type="time">
            <text:p>21:35: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39S" calcext:value-type="time">
            <text:p>21:3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0S" calcext:value-type="time">
            <text:p>21:35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1S" calcext:value-type="time">
            <text:p>21:35: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2S" calcext:value-type="time">
            <text:p>21:35: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3S" calcext:value-type="time">
            <text:p>21:35: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4S" calcext:value-type="time">
            <text:p>21:35: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5S" calcext:value-type="time">
            <text:p>21:35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6S" calcext:value-type="time">
            <text:p>21:35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7S" calcext:value-type="time">
            <text:p>21:35: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8S" calcext:value-type="time">
            <text:p>21:35: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49S" calcext:value-type="time">
            <text:p>21:35: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0S" calcext:value-type="time">
            <text:p>21:35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1S" calcext:value-type="time">
            <text:p>21:35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2S" calcext:value-type="time">
            <text:p>21:35: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3S" calcext:value-type="time">
            <text:p>21:35: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4S" calcext:value-type="time">
            <text:p>21:3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5S" calcext:value-type="time">
            <text:p>21:35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6S" calcext:value-type="time">
            <text:p>21:35: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7S" calcext:value-type="time">
            <text:p>21:35: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8S" calcext:value-type="time">
            <text:p>21:35: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5M59S" calcext:value-type="time">
            <text:p>21:35: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0S" calcext:value-type="time">
            <text:p>21:3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1S" calcext:value-type="time">
            <text:p>21:36: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2S" calcext:value-type="time">
            <text:p>21:36: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3S" calcext:value-type="time">
            <text:p>21:36: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4S" calcext:value-type="time">
            <text:p>21:3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5S" calcext:value-type="time">
            <text:p>21:36: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6S" calcext:value-type="time">
            <text:p>21:36: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7S" calcext:value-type="time">
            <text:p>21:36: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8S" calcext:value-type="time">
            <text:p>21:36: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09S" calcext:value-type="time">
            <text:p>21:36: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0S" calcext:value-type="time">
            <text:p>21:36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1S" calcext:value-type="time">
            <text:p>21:36: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2S" calcext:value-type="time">
            <text:p>21:36: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3S" calcext:value-type="time">
            <text:p>21:36: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4S" calcext:value-type="time">
            <text:p>21:3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5S" calcext:value-type="time">
            <text:p>21:36: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6S" calcext:value-type="time">
            <text:p>21:36: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7S" calcext:value-type="time">
            <text:p>21:36: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8S" calcext:value-type="time">
            <text:p>21:36: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19S" calcext:value-type="time">
            <text:p>21:36: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6M20S" calcext:value-type="time">
            <text:p>21:36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21S" calcext:value-type="time">
            <text:p>21:36: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6M22S" calcext:value-type="time">
            <text:p>21:36: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JMeter_T1" table:style-name="ta1">
        <table:shapes>
          <draw:frame draw:z-index="0" draw:style-name="gr1" draw:text-style-name="P1" svg:width="16.003cm" svg:height="9.006cm" svg:x="0.67cm" svg:y="33.567cm">
            <draw:object draw:notify-on-update-of-ranges="JMeter_T1.A5:JMeter_T1.A72 JMeter_T1.B4:JMeter_T1.B4 JMeter_T1.B5:JMeter_T1.B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36cm" svg:y="33.605cm">
            <draw:object draw:notify-on-update-of-ranges="JMeter_T1.A5:JMeter_T1.A72 JMeter_T1.F4:JMeter_T1.F4 JMeter_T1.F5:JMeter_T1.F7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659cm" svg:y="42.805cm">
            <draw:object draw:notify-on-update-of-ranges="JMeter_T1.A5:JMeter_T1.A72 JMeter_T1.L4:JMeter_T1.L4 JMeter_T1.L5:JMeter_T1.L72 JMeter_T1.M4:JMeter_T1.M4 JMeter_T1.M5:JMeter_T1.M72 JMeter_T1.N4:JMeter_T1.N4 JMeter_T1.N5:JMeter_T1.N72 JMeter_T1.O4:JMeter_T1.O4 JMeter_T1.O5:JMeter_T1.O7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8.999cm" svg:x="16.975cm" svg:y="42.856cm">
            <draw:object draw:notify-on-update-of-ranges="JMeter_T1.A5:JMeter_T1.A72 JMeter_T1.P4:JMeter_T1.P4 JMeter_T1.P5:JMeter_T1.P72 JMeter_T1.Q4:JMeter_T1.Q4 JMeter_T1.Q5:JMeter_T1.Q72 JMeter_T1.R4:JMeter_T1.R4 JMeter_T1.R5:JMeter_T1.R72 JMeter_T1.S4:JMeter_T1.S4 JMeter_T1.S5:JMeter_T1.S7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6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office:value-type="time" office:time-value="PT21H31M48S" calcext:value-type="time">
            <text:p>21:31: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1H31M49S" calcext:value-type="time">
            <text:p>21:3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0S" calcext:value-type="time">
            <text:p>21:31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1S" calcext:value-type="time">
            <text:p>21:31: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2S" calcext:value-type="time">
            <text:p>21:31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31M53S" calcext:value-type="time">
            <text:p>21:31: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1M54S" calcext:value-type="time">
            <text:p>21:31: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110" calcext:value-type="float">
            <text:p>110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time" office:time-value="PT21H31M55S" calcext:value-type="time">
            <text:p>21:31: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1M56S" calcext:value-type="time">
            <text:p>21:31: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147" calcext:value-type="float">
            <text:p>147</text:p>
          </table:table-cell>
          <table:table-cell office:value-type="float" office:value="657" calcext:value-type="float">
            <text:p>6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time" office:time-value="PT21H31M57S" calcext:value-type="time">
            <text:p>21:31:5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21H31M58S" calcext:value-type="time">
            <text:p>21:31: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208" calcext:value-type="float">
            <text:p>208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1H31M59S" calcext:value-type="time">
            <text:p>21:31:5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21H32M00S" calcext:value-type="time">
            <text:p>21:32:0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office:value-type="float" office:value="807" calcext:value-type="float">
            <text:p>807</text:p>
          </table:table-cell>
          <table:table-cell office:value-type="float" office:value="601" calcext:value-type="float">
            <text:p>60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time" office:time-value="PT21H32M01S" calcext:value-type="time">
            <text:p>21:32:0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float" office:value="469" calcext:value-type="float">
            <text:p>469</text:p>
          </table:table-cell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21H32M02S" calcext:value-type="time">
            <text:p>21:32: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193" calcext:value-type="float">
            <text:p>193</text:p>
          </table:table-cell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1H32M03S" calcext:value-type="time">
            <text:p>21:32:0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office:value-type="float" office:value="786" calcext:value-type="float">
            <text:p>786</text:p>
          </table:table-cell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0" calcext:value-type="float">
            <text:p>510</text:p>
          </table:table-cell>
          <table:table-cell office:value-type="float" office:value="694" calcext:value-type="float">
            <text:p>69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time" office:time-value="PT21H32M04S" calcext:value-type="time">
            <text:p>21:32:0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728" calcext:value-type="float">
            <text:p>728</text:p>
          </table:table-cell>
          <table:table-cell office:value-type="float" office:value="1721" calcext:value-type="float">
            <text:p>1721</text:p>
          </table:table-cell>
          <table:table-cell office:value-type="float" office:value="497" calcext:value-type="float">
            <text:p>49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</text:p>
          </table:table-cell>
          <table:table-cell office:value-type="float" office:value="1128" calcext:value-type="float">
            <text:p>112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time" office:time-value="PT21H32M05S" calcext:value-type="time">
            <text:p>21:32:05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509" calcext:value-type="float">
            <text:p>1509</text:p>
          </table:table-cell>
          <table:table-cell office:value-type="float" office:value="2722" calcext:value-type="float">
            <text:p>2722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933" calcext:value-type="float">
            <text:p>1933</text:p>
          </table:table-cell>
          <table:table-cell office:value-type="float" office:value="2861" calcext:value-type="float">
            <text:p>2861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time" office:time-value="PT21H32M06S" calcext:value-type="time">
            <text:p>21:32: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3" calcext:value-type="float">
            <text:p>1063</text:p>
          </table:table-cell>
          <table:table-cell office:value-type="float" office:value="2278" calcext:value-type="float">
            <text:p>2278</text:p>
          </table:table-cell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32" calcext:value-type="float">
            <text:p>832</text:p>
          </table:table-cell>
          <table:table-cell office:value-type="float" office:value="2339" calcext:value-type="float">
            <text:p>233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time" office:time-value="PT21H32M07S" calcext:value-type="time">
            <text:p>21:32: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286" calcext:value-type="float">
            <text:p>286</text:p>
          </table:table-cell>
          <table:table-cell office:value-type="float" office:value="469" calcext:value-type="float">
            <text:p>46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time" office:time-value="PT21H32M08S" calcext:value-type="time">
            <text:p>21:32:0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202" calcext:value-type="float">
            <text:p>1202</text:p>
          </table:table-cell>
          <table:table-cell office:value-type="float" office:value="2279" calcext:value-type="float">
            <text:p>2279</text:p>
          </table:table-cell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33" calcext:value-type="float">
            <text:p>933</text:p>
          </table:table-cell>
          <table:table-cell office:value-type="float" office:value="2633" calcext:value-type="float">
            <text:p>263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time" office:time-value="PT21H32M09S" calcext:value-type="time">
            <text:p>21:32:0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97" calcext:value-type="float">
            <text:p>897</text:p>
          </table:table-cell>
          <table:table-cell office:value-type="float" office:value="1823" calcext:value-type="float">
            <text:p>1823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665" calcext:value-type="float">
            <text:p>16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time" office:time-value="PT21H32M10S" calcext:value-type="time">
            <text:p>21:32:1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33" calcext:value-type="float">
            <text:p>833</text:p>
          </table:table-cell>
          <table:table-cell office:value-type="float" office:value="1651" calcext:value-type="float">
            <text:p>1651</text:p>
          </table:table-cell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27" calcext:value-type="float">
            <text:p>827</text:p>
          </table:table-cell>
          <table:table-cell office:value-type="float" office:value="1348" calcext:value-type="float">
            <text:p>134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time" office:time-value="PT21H32M11S" calcext:value-type="time">
            <text:p>21:32:1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412" calcext:value-type="float">
            <text:p>1412</text:p>
          </table:table-cell>
          <table:table-cell office:value-type="float" office:value="2260" calcext:value-type="float">
            <text:p>2260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341" calcext:value-type="float">
            <text:p>1341</text:p>
          </table:table-cell>
          <table:table-cell office:value-type="float" office:value="2856" calcext:value-type="float">
            <text:p>285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time" office:time-value="PT21H32M12S" calcext:value-type="time">
            <text:p>21:32:1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office:value-type="float" office:value="945" calcext:value-type="float">
            <text:p>945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time" office:time-value="PT21H32M13S" calcext:value-type="time">
            <text:p>21:32:13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73" calcext:value-type="float">
            <text:p>873</text:p>
          </table:table-cell>
          <table:table-cell office:value-type="float" office:value="1990" calcext:value-type="float">
            <text:p>1990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83" calcext:value-type="float">
            <text:p>883</text:p>
          </table:table-cell>
          <table:table-cell office:value-type="float" office:value="2610" calcext:value-type="float">
            <text:p>261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time" office:time-value="PT21H32M14S" calcext:value-type="time">
            <text:p>21:32: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office:value-type="float" office:value="983" calcext:value-type="float">
            <text:p>983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time" office:time-value="PT21H32M15S" calcext:value-type="time">
            <text:p>21:32:1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1804" calcext:value-type="float">
            <text:p>1804</text:p>
          </table:table-cell>
          <table:table-cell office:value-type="float" office:value="3071" calcext:value-type="float">
            <text:p>3071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32" calcext:value-type="float">
            <text:p>1232</text:p>
          </table:table-cell>
          <table:table-cell office:value-type="float" office:value="4110" calcext:value-type="float">
            <text:p>411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time" office:time-value="PT21H32M16S" calcext:value-type="time">
            <text:p>21:32:16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771" calcext:value-type="float">
            <text:p>1771</text:p>
          </table:table-cell>
          <table:table-cell office:value-type="float" office:value="3473" calcext:value-type="float">
            <text:p>3473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117" calcext:value-type="float">
            <text:p>1117</text:p>
          </table:table-cell>
          <table:table-cell office:value-type="float" office:value="4313" calcext:value-type="float">
            <text:p>43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time" office:time-value="PT21H32M17S" calcext:value-type="time">
            <text:p>21:32: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  <table:table-cell office:value-type="float" office:value="996" calcext:value-type="float">
            <text:p>996</text:p>
          </table:table-cell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19" calcext:value-type="float">
            <text:p>319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90" calcext:value-type="float">
            <text:p>490</text:p>
          </table:table-cell>
          <table:table-cell office:value-type="float" office:value="673" calcext:value-type="float">
            <text:p>67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time" office:time-value="PT21H32M18S" calcext:value-type="time">
            <text:p>21:32: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46" calcext:value-type="float">
            <text:p>346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time" office:time-value="PT21H32M19S" calcext:value-type="time">
            <text:p>21:32:1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72" calcext:value-type="float">
            <text:p>1072</text:p>
          </table:table-cell>
          <table:table-cell office:value-type="float" office:value="1971" calcext:value-type="float">
            <text:p>1971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30" calcext:value-type="float">
            <text:p>830</text:p>
          </table:table-cell>
          <table:table-cell office:value-type="float" office:value="1825" calcext:value-type="float">
            <text:p>1825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time" office:time-value="PT21H32M20S" calcext:value-type="time">
            <text:p>21:32: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time" office:time-value="PT21H32M21S" calcext:value-type="time">
            <text:p>21:32: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21H32M22S" calcext:value-type="time">
            <text:p>21:32: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21H32M23S" calcext:value-type="time">
            <text:p>21:32: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24S" calcext:value-type="time">
            <text:p>21:32: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332" calcext:value-type="float">
            <text:p>332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time" office:time-value="PT21H32M25S" calcext:value-type="time">
            <text:p>21:32:2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32" calcext:value-type="float">
            <text:p>732</text:p>
          </table:table-cell>
          <table:table-cell office:value-type="float" office:value="1842" calcext:value-type="float">
            <text:p>1842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67" calcext:value-type="float">
            <text:p>567</text:p>
          </table:table-cell>
          <table:table-cell office:value-type="float" office:value="2426" calcext:value-type="float">
            <text:p>242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time" office:time-value="PT21H32M26S" calcext:value-type="time">
            <text:p>21:32:2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303" calcext:value-type="float">
            <text:p>1303</text:p>
          </table:table-cell>
          <table:table-cell office:value-type="float" office:value="3637" calcext:value-type="float">
            <text:p>3637</text:p>
          </table:table-cell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145" calcext:value-type="float">
            <text:p>1145</text:p>
          </table:table-cell>
          <table:table-cell office:value-type="float" office:value="4743" calcext:value-type="float">
            <text:p>474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time" office:time-value="PT21H32M27S" calcext:value-type="time">
            <text:p>21:32:2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92" calcext:value-type="float">
            <text:p>1492</text:p>
          </table:table-cell>
          <table:table-cell office:value-type="float" office:value="3602" calcext:value-type="float">
            <text:p>3602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120" calcext:value-type="float">
            <text:p>1120</text:p>
          </table:table-cell>
          <table:table-cell office:value-type="float" office:value="5333" calcext:value-type="float">
            <text:p>533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time" office:time-value="PT21H32M28S" calcext:value-type="time">
            <text:p>21:3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478" calcext:value-type="float">
            <text:p>478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470" calcext:value-type="float">
            <text:p>47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time" office:time-value="PT21H32M29S" calcext:value-type="time">
            <text:p>21:32:29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1930" calcext:value-type="float">
            <text:p>1930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6" calcext:value-type="float">
            <text:p>1006</text:p>
          </table:table-cell>
          <table:table-cell office:value-type="float" office:value="2114" calcext:value-type="float">
            <text:p>211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time" office:time-value="PT21H32M30S" calcext:value-type="time">
            <text:p>21:32: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308" calcext:value-type="float">
            <text:p>308</text:p>
          </table:table-cell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time" office:time-value="PT21H32M31S" calcext:value-type="time">
            <text:p>21:32:31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646" calcext:value-type="float">
            <text:p>1646</text:p>
          </table:table-cell>
          <table:table-cell office:value-type="float" office:value="4232" calcext:value-type="float">
            <text:p>4232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50" calcext:value-type="float">
            <text:p>1150</text:p>
          </table:table-cell>
          <table:table-cell office:value-type="float" office:value="5578" calcext:value-type="float">
            <text:p>5578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time" office:time-value="PT21H32M32S" calcext:value-type="time">
            <text:p>21:32: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578" calcext:value-type="float">
            <text:p>578</text:p>
          </table:table-cell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office:value-type="float" office:value="768" calcext:value-type="float">
            <text:p>76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time" office:time-value="PT21H32M33S" calcext:value-type="time">
            <text:p>21:32: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time" office:time-value="PT21H32M34S" calcext:value-type="time">
            <text:p>21:32: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5S" calcext:value-type="time">
            <text:p>21:32: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6S" calcext:value-type="time">
            <text:p>21:32: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7S" calcext:value-type="time">
            <text:p>21:32: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8S" calcext:value-type="time">
            <text:p>21:32: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67" calcext:value-type="float">
            <text:p>46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39S" calcext:value-type="time">
            <text:p>21:32: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68" calcext:value-type="float">
            <text:p>468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0S" calcext:value-type="time">
            <text:p>21:32: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1S" calcext:value-type="time">
            <text:p>21:32: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2S" calcext:value-type="time">
            <text:p>21:32: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3S" calcext:value-type="time">
            <text:p>21:32: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4S" calcext:value-type="time">
            <text:p>21:32: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5S" calcext:value-type="time">
            <text:p>21:32: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6S" calcext:value-type="time">
            <text:p>21:32: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7S" calcext:value-type="time">
            <text:p>21:32: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8S" calcext:value-type="time">
            <text:p>21:32: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49S" calcext:value-type="time">
            <text:p>21:32: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0S" calcext:value-type="time">
            <text:p>21:32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1S" calcext:value-type="time">
            <text:p>21:32: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2S" calcext:value-type="time">
            <text:p>21:32: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87" calcext:value-type="float">
            <text:p>487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3S" calcext:value-type="time">
            <text:p>21:32: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4S" calcext:value-type="time">
            <text:p>21:32: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32M55S" calcext:value-type="time">
            <text:p>21:32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 table:number-rows-repeated="46">
          <table:table-cell table:style-name="ce5"/>
          <table:table-cell table:number-columns-repeated="4"/>
          <table:table-cell table:style-name="ce5" table:number-columns-repeated="6"/>
          <table:table-cell table:number-columns-repeated="8"/>
        </table:table-row>
        <table:table-row table:style-name="ro1">
          <table:table-cell table:style-name="ce5"/>
          <table:table-cell table:number-columns-repeated="4"/>
          <table:table-cell table:style-name="ce5" table:number-columns-repeated="6"/>
          <table:table-cell table:number-columns-repeated="8"/>
        </table:table-row>
      </table:table>
      <table:table table:name="JMeter_T2" table:style-name="ta1">
        <table:shapes>
          <draw:frame draw:z-index="0" draw:style-name="gr1" draw:text-style-name="P1" svg:width="15.999cm" svg:height="8.999cm" svg:x="0.301cm" svg:y="33.867cm">
            <draw:object draw:notify-on-update-of-ranges="JMeter_T2.A5:JMeter_T2.A70 JMeter_T2.B4:JMeter_T2.B4 JMeter_T2.B5:JMeter_T2.B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6.563cm" svg:y="33.867cm">
            <draw:object draw:notify-on-update-of-ranges="JMeter_T2.A5:JMeter_T2.A70 JMeter_T2.F4:JMeter_T2.F4 JMeter_T2.F5:JMeter_T2.F7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0.301cm" svg:y="43.101cm">
            <draw:object draw:notify-on-update-of-ranges="JMeter_T2.A5:JMeter_T2.A70 JMeter_T2.L4:JMeter_T2.L4 JMeter_T2.L5:JMeter_T2.L70 JMeter_T2.M4:JMeter_T2.M4 JMeter_T2.M5:JMeter_T2.M70 JMeter_T2.N4:JMeter_T2.N4 JMeter_T2.N5:JMeter_T2.N70 JMeter_T2.O4:JMeter_T2.O4 JMeter_T2.O5:JMeter_T2.O7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16.563cm" svg:y="43.053cm">
            <draw:object draw:notify-on-update-of-ranges="JMeter_T2.A5:JMeter_T2.A70 JMeter_T2.P4:JMeter_T2.P4 JMeter_T2.P5:JMeter_T2.P70 JMeter_T2.Q4:JMeter_T2.Q4 JMeter_T2.Q5:JMeter_T2.Q70 JMeter_T2.R4:JMeter_T2.R4 JMeter_T2.R5:JMeter_T2.R70 JMeter_T2.S4:JMeter_T2.S4 JMeter_T2.S5:JMeter_T2.S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6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office:value-type="time" office:time-value="PT21H40M26S" calcext:value-type="time">
            <text:p>21:40: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1H40M27S" calcext:value-type="time">
            <text:p>21:40: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28S" calcext:value-type="time">
            <text:p>21:40: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29S" calcext:value-type="time">
            <text:p>21:4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30S" calcext:value-type="time">
            <text:p>21:40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31S" calcext:value-type="time">
            <text:p>21:40: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32S" calcext:value-type="time">
            <text:p>21:40: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33S" calcext:value-type="time">
            <text:p>21:40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1H40M34S" calcext:value-type="time">
            <text:p>21:40:3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4" calcext:value-type="float">
            <text:p>1054</text:p>
          </table:table-cell>
          <table:table-cell office:value-type="float" office:value="1833" calcext:value-type="float">
            <text:p>1833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78" calcext:value-type="float">
            <text:p>878</text:p>
          </table:table-cell>
          <table:table-cell office:value-type="float" office:value="2092" calcext:value-type="float">
            <text:p>209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time" office:time-value="PT21H40M35S" calcext:value-type="time">
            <text:p>21:40: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243" calcext:value-type="float">
            <text:p>243</text:p>
          </table:table-cell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time" office:time-value="PT21H40M36S" calcext:value-type="time">
            <text:p>21:40: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float" office:value="635" calcext:value-type="float">
            <text:p>63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21H40M37S" calcext:value-type="time">
            <text:p>21:40: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21H40M38S" calcext:value-type="time">
            <text:p>21:40: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  <table:table-cell office:value-type="float" office:value="186" calcext:value-type="float">
            <text:p>186</text:p>
          </table:table-cell>
          <table:table-cell office:value-type="float" office:value="611" calcext:value-type="float">
            <text:p>61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14" calcext:value-type="float">
            <text:p>71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21H40M39S" calcext:value-type="time">
            <text:p>21:40: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office:value-type="float" office:value="233" calcext:value-type="float">
            <text:p>233</text:p>
          </table:table-cell>
          <table:table-cell office:value-type="float" office:value="581" calcext:value-type="float">
            <text:p>58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time" office:time-value="PT21H40M40S" calcext:value-type="time">
            <text:p>21:40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222" calcext:value-type="float">
            <text:p>222</text:p>
          </table:table-cell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21H40M41S" calcext:value-type="time">
            <text:p>21:40: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time" office:time-value="PT21H40M42S" calcext:value-type="time">
            <text:p>21:40:4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526" calcext:value-type="float">
            <text:p>1526</text:p>
          </table:table-cell>
          <table:table-cell office:value-type="float" office:value="3668" calcext:value-type="float">
            <text:p>3668</text:p>
          </table:table-cell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458" calcext:value-type="float">
            <text:p>1458</text:p>
          </table:table-cell>
          <table:table-cell office:value-type="float" office:value="5095" calcext:value-type="float">
            <text:p>509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time" office:time-value="PT21H40M43S" calcext:value-type="time">
            <text:p>21:40:4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775" calcext:value-type="float">
            <text:p>775</text:p>
          </table:table-cell>
          <table:table-cell office:value-type="float" office:value="1534" calcext:value-type="float">
            <text:p>1534</text:p>
          </table:table-cell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55" calcext:value-type="float">
            <text:p>755</text:p>
          </table:table-cell>
          <table:table-cell office:value-type="float" office:value="2095" calcext:value-type="float">
            <text:p>209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time" office:time-value="PT21H40M44S" calcext:value-type="time">
            <text:p>21:40: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817" calcext:value-type="float">
            <text:p>1817</text:p>
          </table:table-cell>
          <table:table-cell office:value-type="float" office:value="3679" calcext:value-type="float">
            <text:p>3679</text:p>
          </table:table-cell>
          <table:table-cell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671" calcext:value-type="float">
            <text:p>1671</text:p>
          </table:table-cell>
          <table:table-cell office:value-type="float" office:value="4664" calcext:value-type="float">
            <text:p>4664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time" office:time-value="PT21H40M45S" calcext:value-type="time">
            <text:p>21:40: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98" calcext:value-type="float">
            <text:p>798</text:p>
          </table:table-cell>
          <table:table-cell office:value-type="float" office:value="1334" calcext:value-type="float">
            <text:p>1334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27" calcext:value-type="float">
            <text:p>827</text:p>
          </table:table-cell>
          <table:table-cell office:value-type="float" office:value="1616" calcext:value-type="float">
            <text:p>161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time" office:time-value="PT21H40M46S" calcext:value-type="time">
            <text:p>21:40:4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420" calcext:value-type="float">
            <text:p>1420</text:p>
          </table:table-cell>
          <table:table-cell office:value-type="float" office:value="3096" calcext:value-type="float">
            <text:p>309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044" calcext:value-type="float">
            <text:p>1044</text:p>
          </table:table-cell>
          <table:table-cell office:value-type="float" office:value="3633" calcext:value-type="float">
            <text:p>36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time" office:time-value="PT21H40M47S" calcext:value-type="time">
            <text:p>21:40:4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 office:value-type="float" office:value="2841" calcext:value-type="float">
            <text:p>2841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29" calcext:value-type="float">
            <text:p>829</text:p>
          </table:table-cell>
          <table:table-cell office:value-type="float" office:value="3601" calcext:value-type="float">
            <text:p>3601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time" office:time-value="PT21H40M48S" calcext:value-type="time">
            <text:p>21:40: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101" calcext:value-type="float">
            <text:p>1101</text:p>
          </table:table-cell>
          <table:table-cell office:value-type="float" office:value="2049" calcext:value-type="float">
            <text:p>2049</text:p>
          </table:table-cell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75" calcext:value-type="float">
            <text:p>775</text:p>
          </table:table-cell>
          <table:table-cell office:value-type="float" office:value="2350" calcext:value-type="float">
            <text:p>235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time" office:time-value="PT21H40M49S" calcext:value-type="time">
            <text:p>21:40:4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55" calcext:value-type="float">
            <text:p>655</text:p>
          </table:table-cell>
          <table:table-cell office:value-type="float" office:value="1380" calcext:value-type="float">
            <text:p>1380</text:p>
          </table:table-cell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0" calcext:value-type="float">
            <text:p>380</text:p>
          </table:table-cell>
          <table:table-cell office:value-type="float" office:value="1271" calcext:value-type="float">
            <text:p>127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time" office:time-value="PT21H40M50S" calcext:value-type="time">
            <text:p>21:40:5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1091" calcext:value-type="float">
            <text:p>1091</text:p>
          </table:table-cell>
          <table:table-cell office:value-type="float" office:value="2935" calcext:value-type="float">
            <text:p>2935</text:p>
          </table:table-cell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74" calcext:value-type="float">
            <text:p>774</text:p>
          </table:table-cell>
          <table:table-cell office:value-type="float" office:value="4078" calcext:value-type="float">
            <text:p>407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time" office:time-value="PT21H40M51S" calcext:value-type="time">
            <text:p>21:40:5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659" calcext:value-type="float">
            <text:p>1659</text:p>
          </table:table-cell>
          <table:table-cell office:value-type="float" office:value="3406" calcext:value-type="float">
            <text:p>3406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11" calcext:value-type="float">
            <text:p>1511</text:p>
          </table:table-cell>
          <table:table-cell office:value-type="float" office:value="4746" calcext:value-type="float">
            <text:p>4746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time" office:time-value="PT21H40M52S" calcext:value-type="time">
            <text:p>21:40: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time" office:time-value="PT21H40M53S" calcext:value-type="time">
            <text:p>21:40:5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832" calcext:value-type="float">
            <text:p>832</text:p>
          </table:table-cell>
          <table:table-cell office:value-type="float" office:value="1862" calcext:value-type="float">
            <text:p>1862</text:p>
          </table:table-cell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29" calcext:value-type="float">
            <text:p>829</text:p>
          </table:table-cell>
          <table:table-cell office:value-type="float" office:value="2382" calcext:value-type="float">
            <text:p>238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time" office:time-value="PT21H40M54S" calcext:value-type="time">
            <text:p>21:40:5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8" calcext:value-type="float">
            <text:p>538</text:p>
          </table:table-cell>
          <table:table-cell office:value-type="float" office:value="1209" calcext:value-type="float">
            <text:p>1209</text:p>
          </table:table-cell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34" calcext:value-type="float">
            <text:p>434</text:p>
          </table:table-cell>
          <table:table-cell office:value-type="float" office:value="1992" calcext:value-type="float">
            <text:p>199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time" office:time-value="PT21H40M55S" calcext:value-type="time">
            <text:p>21:40:55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1523" calcext:value-type="float">
            <text:p>1523</text:p>
          </table:table-cell>
          <table:table-cell office:value-type="float" office:value="3768" calcext:value-type="float">
            <text:p>3768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31" calcext:value-type="float">
            <text:p>931</text:p>
          </table:table-cell>
          <table:table-cell office:value-type="float" office:value="5547" calcext:value-type="float">
            <text:p>5547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time" office:time-value="PT21H40M56S" calcext:value-type="time">
            <text:p>21:40:5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952" calcext:value-type="float">
            <text:p>952</text:p>
          </table:table-cell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1080" calcext:value-type="float">
            <text:p>108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time" office:time-value="PT21H40M57S" calcext:value-type="time">
            <text:p>21:40:57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924" calcext:value-type="float">
            <text:p>924</text:p>
          </table:table-cell>
          <table:table-cell office:value-type="float" office:value="1716" calcext:value-type="float">
            <text:p>1716</text:p>
          </table:table-cell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54" calcext:value-type="float">
            <text:p>654</text:p>
          </table:table-cell>
          <table:table-cell office:value-type="float" office:value="1253" calcext:value-type="float">
            <text:p>125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time" office:time-value="PT21H40M58S" calcext:value-type="time">
            <text:p>21:40: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9" calcext:value-type="float">
            <text:p>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0M59S" calcext:value-type="time">
            <text:p>21:40: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21H41M00S" calcext:value-type="time">
            <text:p>21:41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1S" calcext:value-type="time">
            <text:p>21:41: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2S" calcext:value-type="time">
            <text:p>21:41: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3S" calcext:value-type="time">
            <text:p>21:41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4S" calcext:value-type="time">
            <text:p>21:41: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5S" calcext:value-type="time">
            <text:p>21:41: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350" calcext:value-type="float">
            <text:p>350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time" office:time-value="PT21H41M06S" calcext:value-type="time">
            <text:p>21:41: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7S" calcext:value-type="time">
            <text:p>21:41: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3" calcext:value-type="float">
            <text:p>3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08S" calcext:value-type="time">
            <text:p>21:41:0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768" calcext:value-type="float">
            <text:p>768</text:p>
          </table:table-cell>
          <table:table-cell office:value-type="float" office:value="1887" calcext:value-type="float">
            <text:p>1887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25" calcext:value-type="float">
            <text:p>625</text:p>
          </table:table-cell>
          <table:table-cell office:value-type="float" office:value="2328" calcext:value-type="float">
            <text:p>2328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time" office:time-value="PT21H41M09S" calcext:value-type="time">
            <text:p>21:41:09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700" calcext:value-type="float">
            <text:p>1700</text:p>
          </table:table-cell>
          <table:table-cell office:value-type="float" office:value="3986" calcext:value-type="float">
            <text:p>3986</text:p>
          </table:table-cell>
          <table:table-cell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299" calcext:value-type="float">
            <text:p>1299</text:p>
          </table:table-cell>
          <table:table-cell office:value-type="float" office:value="6180" calcext:value-type="float">
            <text:p>618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time" office:time-value="PT21H41M10S" calcext:value-type="time">
            <text:p>21:41: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9" calcext:value-type="float">
            <text:p>399</text:p>
          </table:table-cell>
          <table:table-cell office:value-type="float" office:value="960" calcext:value-type="float">
            <text:p>960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14" calcext:value-type="float">
            <text:p>314</text:p>
          </table:table-cell>
          <table:table-cell office:value-type="float" office:value="1080" calcext:value-type="float">
            <text:p>108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time" office:time-value="PT21H41M11S" calcext:value-type="time">
            <text:p>21:41: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time" office:time-value="PT21H41M12S" calcext:value-type="time">
            <text:p>21:41: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1" calcext:value-type="float">
            <text:p>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3S" calcext:value-type="time">
            <text:p>21:41: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4S" calcext:value-type="time">
            <text:p>21:41: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5S" calcext:value-type="time">
            <text:p>21:41: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6S" calcext:value-type="time">
            <text:p>21:41: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7S" calcext:value-type="time">
            <text:p>21:41: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8S" calcext:value-type="time">
            <text:p>21:41: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19S" calcext:value-type="time">
            <text:p>21:41: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0S" calcext:value-type="time">
            <text:p>21:41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5" calcext:value-type="float">
            <text:p>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1S" calcext:value-type="time">
            <text:p>21:41: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2S" calcext:value-type="time">
            <text:p>21:41: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3S" calcext:value-type="time">
            <text:p>21:41: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4S" calcext:value-type="time">
            <text:p>21:41: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2" calcext:value-type="float">
            <text:p>3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5S" calcext:value-type="time">
            <text:p>21:41: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6S" calcext:value-type="time">
            <text:p>21:41: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7S" calcext:value-type="time">
            <text:p>21:41: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8S" calcext:value-type="time">
            <text:p>21:41: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99" calcext:value-type="float">
            <text:p>2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29S" calcext:value-type="time">
            <text:p>21:4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30S" calcext:value-type="time">
            <text:p>21:41: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98" calcext:value-type="float">
            <text:p>2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21H41M31S" calcext:value-type="time">
            <text:p>21:41: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 table:number-rows-repeated="2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 table:number-rows-repeated="44">
          <table:table-cell table:style-name="ce5"/>
          <table:table-cell table:number-columns-repeated="4"/>
          <table:table-cell table:style-name="ce5" table:number-columns-repeated="6"/>
          <table:table-cell table:number-columns-repeated="8"/>
        </table:table-row>
        <table:table-row table:style-name="ro1">
          <table:table-cell table:style-name="ce5"/>
          <table:table-cell table:number-columns-repeated="4"/>
          <table:table-cell table:style-name="ce5" table:number-columns-repeated="6"/>
          <table:table-cell table:number-columns-repeated="8"/>
        </table:table-row>
      </table:table>
      <table:table table:name="JMeter_T3" table:style-name="ta1">
        <table:shapes>
          <draw:frame draw:z-index="0" draw:style-name="gr1" draw:text-style-name="P1" svg:width="15.999cm" svg:height="8.999cm" svg:x="0.901cm" svg:y="26.439cm">
            <draw:object draw:notify-on-update-of-ranges="JMeter_T3.A5:JMeter_T3.A53 JMeter_T3.B4:JMeter_T3.B4 JMeter_T3.B5:JMeter_T3.B5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17.263cm" svg:y="26.44cm">
            <draw:object draw:notify-on-update-of-ranges="JMeter_T3.A5:JMeter_T3.A53 JMeter_T3.F4:JMeter_T3.F4 JMeter_T3.F5:JMeter_T3.F5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0.901cm" svg:y="35.673cm">
            <draw:object draw:notify-on-update-of-ranges="JMeter_T3.A5:JMeter_T3.A53 JMeter_T3.L4:JMeter_T3.L4 JMeter_T3.L5:JMeter_T3.L53 JMeter_T3.M4:JMeter_T3.M4 JMeter_T3.M5:JMeter_T3.M53 JMeter_T3.N4:JMeter_T3.N4 JMeter_T3.N5:JMeter_T3.N53 JMeter_T3.O4:JMeter_T3.O4 JMeter_T3.O5:JMeter_T3.O5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17.263cm" svg:y="35.673cm">
            <draw:object draw:notify-on-update-of-ranges="JMeter_T3.A5:JMeter_T3.A53 JMeter_T3.P4:JMeter_T3.P4 JMeter_T3.P5:JMeter_T3.P53 JMeter_T3.Q4:JMeter_T3.Q4 JMeter_T3.Q5:JMeter_T3.Q53 JMeter_T3.R4:JMeter_T3.R4 JMeter_T3.R5:JMeter_T3.R53 JMeter_T3.S4:JMeter_T3.S4 JMeter_T3.S5:JMeter_T3.S5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6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office:value-type="time" office:time-value="PT22H18M39S" calcext:value-type="time">
            <text:p>22:18: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2H18M40S" calcext:value-type="time">
            <text:p>22:18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8M41S" calcext:value-type="time">
            <text:p>22:18: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8M42S" calcext:value-type="time">
            <text:p>22:18: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8M43S" calcext:value-type="time">
            <text:p>22:18: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8M44S" calcext:value-type="time">
            <text:p>22:18: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134" calcext:value-type="float">
            <text:p>134</text:p>
          </table:table-cell>
          <table:table-cell office:value-type="float" office:value="628" calcext:value-type="float">
            <text:p>62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time" office:time-value="PT22H18M45S" calcext:value-type="time">
            <text:p>22:18: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2H18M46S" calcext:value-type="time">
            <text:p>22:18: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time" office:time-value="PT22H18M47S" calcext:value-type="time">
            <text:p>22:18:4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22H18M48S" calcext:value-type="time">
            <text:p>22:18:4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537" calcext:value-type="float">
            <text:p>537</text:p>
          </table:table-cell>
          <table:table-cell office:value-type="float" office:value="467" calcext:value-type="float">
            <text:p>467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73" calcext:value-type="float">
            <text:p>7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time" office:time-value="PT22H18M49S" calcext:value-type="time">
            <text:p>22:18: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float" office:value="368" calcext:value-type="float">
            <text:p>368</text:p>
          </table:table-cell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29" calcext:value-type="float">
            <text:p>729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time" office:time-value="PT22H18M50S" calcext:value-type="time">
            <text:p>22:18:5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215" calcext:value-type="float">
            <text:p>215</text:p>
          </table:table-cell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24" calcext:value-type="float">
            <text:p>42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22H18M51S" calcext:value-type="time">
            <text:p>22:18:5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539" calcext:value-type="float">
            <text:p>53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22H18M52S" calcext:value-type="time">
            <text:p>22:18: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379" calcext:value-type="float">
            <text:p>379</text:p>
          </table:table-cell>
          <table:table-cell office:value-type="float" office:value="506" calcext:value-type="float">
            <text:p>506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6" calcext:value-type="float">
            <text:p>486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time" office:time-value="PT22H18M53S" calcext:value-type="time">
            <text:p>22:18:5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025" calcext:value-type="float">
            <text:p>1025</text:p>
          </table:table-cell>
          <table:table-cell office:value-type="float" office:value="2206" calcext:value-type="float">
            <text:p>2206</text:p>
          </table:table-cell>
          <table:table-cell office:value-type="float" office:value="461" calcext:value-type="float">
            <text:p>461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040" calcext:value-type="float">
            <text:p>1040</text:p>
          </table:table-cell>
          <table:table-cell office:value-type="float" office:value="3084" calcext:value-type="float">
            <text:p>3084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time" office:time-value="PT22H18M54S" calcext:value-type="time">
            <text:p>22:18:54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032" calcext:value-type="float">
            <text:p>1032</text:p>
          </table:table-cell>
          <table:table-cell office:value-type="float" office:value="2026" calcext:value-type="float">
            <text:p>2026</text:p>
          </table:table-cell>
          <table:table-cell office:value-type="float" office:value="449" calcext:value-type="float">
            <text:p>44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21" calcext:value-type="float">
            <text:p>1021</text:p>
          </table:table-cell>
          <table:table-cell office:value-type="float" office:value="3502" calcext:value-type="float">
            <text:p>350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time" office:time-value="PT22H18M55S" calcext:value-type="time">
            <text:p>22:18:5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44" calcext:value-type="float">
            <text:p>344</text:p>
          </table:table-cell>
          <table:table-cell office:value-type="float" office:value="363" calcext:value-type="float">
            <text:p>36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time" office:time-value="PT22H18M56S" calcext:value-type="time">
            <text:p>22:18: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time" office:time-value="PT22H18M57S" calcext:value-type="time">
            <text:p>22:18:5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021" calcext:value-type="float">
            <text:p>1021</text:p>
          </table:table-cell>
          <table:table-cell office:value-type="float" office:value="2303" calcext:value-type="float">
            <text:p>2303</text:p>
          </table:table-cell>
          <table:table-cell office:value-type="float" office:value="447" calcext:value-type="float">
            <text:p>447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float" office:value="3610" calcext:value-type="float">
            <text:p>361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time" office:time-value="PT22H18M58S" calcext:value-type="time">
            <text:p>22:18:58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019" calcext:value-type="float">
            <text:p>1019</text:p>
          </table:table-cell>
          <table:table-cell office:value-type="float" office:value="2281" calcext:value-type="float">
            <text:p>2281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30" calcext:value-type="float">
            <text:p>730</text:p>
          </table:table-cell>
          <table:table-cell office:value-type="float" office:value="3210" calcext:value-type="float">
            <text:p>321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time" office:time-value="PT22H18M59S" calcext:value-type="time">
            <text:p>22:18:5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189" calcext:value-type="float">
            <text:p>1189</text:p>
          </table:table-cell>
          <table:table-cell office:value-type="float" office:value="1887" calcext:value-type="float">
            <text:p>1887</text:p>
          </table:table-cell>
          <table:table-cell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office:value-type="float" office:value="3495" calcext:value-type="float">
            <text:p>34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time" office:time-value="PT22H19M00S" calcext:value-type="time">
            <text:p>22:19:00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078" calcext:value-type="float">
            <text:p>1078</text:p>
          </table:table-cell>
          <table:table-cell office:value-type="float" office:value="1610" calcext:value-type="float">
            <text:p>1610</text:p>
          </table:table-cell>
          <table:table-cell office:value-type="float" office:value="439" calcext:value-type="float">
            <text:p>439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199" calcext:value-type="float">
            <text:p>1199</text:p>
          </table:table-cell>
          <table:table-cell office:value-type="float" office:value="2410" calcext:value-type="float">
            <text:p>241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time" office:time-value="PT22H19M01S" calcext:value-type="time">
            <text:p>22:19:0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843" calcext:value-type="float">
            <text:p>843</text:p>
          </table:table-cell>
          <table:table-cell office:value-type="float" office:value="2247" calcext:value-type="float">
            <text:p>2247</text:p>
          </table:table-cell>
          <table:table-cell office:value-type="float" office:value="438" calcext:value-type="float">
            <text:p>438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778" calcext:value-type="float">
            <text:p>778</text:p>
          </table:table-cell>
          <table:table-cell office:value-type="float" office:value="3136" calcext:value-type="float">
            <text:p>313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time" office:time-value="PT22H19M02S" calcext:value-type="time">
            <text:p>22:19:02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61" calcext:value-type="float">
            <text:p>561</text:p>
          </table:table-cell>
          <table:table-cell office:value-type="float" office:value="1219" calcext:value-type="float">
            <text:p>1219</text:p>
          </table:table-cell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31" calcext:value-type="float">
            <text:p>531</text:p>
          </table:table-cell>
          <table:table-cell office:value-type="float" office:value="2062" calcext:value-type="float">
            <text:p>2062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time" office:time-value="PT22H19M03S" calcext:value-type="time">
            <text:p>22:19:0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7" calcext:value-type="float">
            <text:p>477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time" office:time-value="PT22H19M04S" calcext:value-type="time">
            <text:p>22:19:0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8" calcext:value-type="float">
            <text:p>608</text:p>
          </table:table-cell>
          <table:table-cell office:value-type="float" office:value="1156" calcext:value-type="float">
            <text:p>1156</text:p>
          </table:table-cell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 office:value-type="float" office:value="1762" calcext:value-type="float">
            <text:p>176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time" office:time-value="PT22H19M05S" calcext:value-type="time">
            <text:p>22:19: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06S" calcext:value-type="time">
            <text:p>22:19:0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220" calcext:value-type="float">
            <text:p>1220</text:p>
          </table:table-cell>
          <table:table-cell office:value-type="float" office:value="2471" calcext:value-type="float">
            <text:p>2471</text:p>
          </table:table-cell>
          <table:table-cell office:value-type="float" office:value="438" calcext:value-type="float">
            <text:p>438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90" calcext:value-type="float">
            <text:p>890</text:p>
          </table:table-cell>
          <table:table-cell office:value-type="float" office:value="3809" calcext:value-type="float">
            <text:p>38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time" office:time-value="PT22H19M07S" calcext:value-type="time">
            <text:p>22:19:07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1406" calcext:value-type="float">
            <text:p>1406</text:p>
          </table:table-cell>
          <table:table-cell office:value-type="float" office:value="3083" calcext:value-type="float">
            <text:p>3083</text:p>
          </table:table-cell>
          <table:table-cell office:value-type="float" office:value="435" calcext:value-type="float">
            <text:p>435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19" calcext:value-type="float">
            <text:p>1019</text:p>
          </table:table-cell>
          <table:table-cell office:value-type="float" office:value="4221" calcext:value-type="float">
            <text:p>422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time" office:time-value="PT22H19M08S" calcext:value-type="time">
            <text:p>22:19:0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12" calcext:value-type="float">
            <text:p>812</text:p>
          </table:table-cell>
          <table:table-cell office:value-type="float" office:value="891" calcext:value-type="float">
            <text:p>891</text:p>
          </table:table-cell>
          <table:table-cell office:value-type="float" office:value="437" calcext:value-type="float">
            <text:p>437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1708" calcext:value-type="float">
            <text:p>170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time" office:time-value="PT22H19M09S" calcext:value-type="time">
            <text:p>22:19: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261" calcext:value-type="float">
            <text:p>261</text:p>
          </table:table-cell>
          <table:table-cell office:value-type="float" office:value="438" calcext:value-type="float">
            <text:p>438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time" office:time-value="PT22H19M10S" calcext:value-type="time">
            <text:p>22:19: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11S" calcext:value-type="time">
            <text:p>22:19: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22H19M12S" calcext:value-type="time">
            <text:p>22:19: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13S" calcext:value-type="time">
            <text:p>22:19: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14S" calcext:value-type="time">
            <text:p>22:19: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15S" calcext:value-type="time">
            <text:p>22:19: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899" calcext:value-type="float">
            <text:p>899</text:p>
          </table:table-cell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6" calcext:value-type="float">
            <text:p>366</text:p>
          </table:table-cell>
          <table:table-cell office:value-type="float" office:value="938" calcext:value-type="float">
            <text:p>93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time" office:time-value="PT22H19M16S" calcext:value-type="time">
            <text:p>22:19: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706" calcext:value-type="float">
            <text:p>70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time" office:time-value="PT22H19M17S" calcext:value-type="time">
            <text:p>22:19:1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897" calcext:value-type="float">
            <text:p>897</text:p>
          </table:table-cell>
          <table:table-cell office:value-type="float" office:value="2041" calcext:value-type="float">
            <text:p>2041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55" calcext:value-type="float">
            <text:p>755</text:p>
          </table:table-cell>
          <table:table-cell office:value-type="float" office:value="4364" calcext:value-type="float">
            <text:p>4364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time" office:time-value="PT22H19M18S" calcext:value-type="time">
            <text:p>22:19:1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49" calcext:value-type="float">
            <text:p>749</text:p>
          </table:table-cell>
          <table:table-cell office:value-type="float" office:value="1792" calcext:value-type="float">
            <text:p>1792</text:p>
          </table:table-cell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625" calcext:value-type="float">
            <text:p>625</text:p>
          </table:table-cell>
          <table:table-cell office:value-type="float" office:value="3196" calcext:value-type="float">
            <text:p>319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time" office:time-value="PT22H19M19S" calcext:value-type="time">
            <text:p>22:19:1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633" calcext:value-type="float">
            <text:p>1633</text:p>
          </table:table-cell>
          <table:table-cell office:value-type="float" office:value="3820" calcext:value-type="float">
            <text:p>3820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363" calcext:value-type="float">
            <text:p>1363</text:p>
          </table:table-cell>
          <table:table-cell office:value-type="float" office:value="7410" calcext:value-type="float">
            <text:p>741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time" office:time-value="PT22H19M20S" calcext:value-type="time">
            <text:p>22:19:2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791" calcext:value-type="float">
            <text:p>791</text:p>
          </table:table-cell>
          <table:table-cell office:value-type="float" office:value="2040" calcext:value-type="float">
            <text:p>2040</text:p>
          </table:table-cell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90" calcext:value-type="float">
            <text:p>590</text:p>
          </table:table-cell>
          <table:table-cell office:value-type="float" office:value="2052" calcext:value-type="float">
            <text:p>205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time" office:time-value="PT22H19M21S" calcext:value-type="time">
            <text:p>22:19:2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41" calcext:value-type="float">
            <text:p>341</text:p>
          </table:table-cell>
          <table:table-cell office:value-type="float" office:value="530" calcext:value-type="float">
            <text:p>530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624" calcext:value-type="float">
            <text:p>1624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time" office:time-value="PT22H19M22S" calcext:value-type="time">
            <text:p>22:19: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23S" calcext:value-type="time">
            <text:p>22:19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 office:value-type="float" office:value="449" calcext:value-type="float">
            <text:p>449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22H19M24S" calcext:value-type="time">
            <text:p>22:19: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25S" calcext:value-type="time">
            <text:p>22:19: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52" calcext:value-type="float">
            <text:p>452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26S" calcext:value-type="time">
            <text:p>22:19: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22H19M27S" calcext:value-type="time">
            <text:p>22:19: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3" calcext:value-type="float">
            <text:p>3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 table:number-rows-repeated="14">
          <table:table-cell table:style-name="ce9"/>
          <table:table-cell table:style-name="ce10" table:number-columns-repeated="15"/>
          <table:table-cell table:number-columns-repeated="3"/>
        </table:table-row>
        <table:table-row table:style-name="ro1" table:number-rows-repeated="29">
          <table:table-cell table:style-name="ce10" table:number-columns-repeated="16"/>
          <table:table-cell table:number-columns-repeated="3"/>
        </table:table-row>
        <table:table-row table:style-name="ro1">
          <table:table-cell table:style-name="ce10" table:number-columns-repeated="16"/>
          <table:table-cell table:number-columns-repeated="3"/>
        </table:table-row>
      </table:table>
      <table:table table:name="Ab_T1" table:style-name="ta1">
        <table:shapes>
          <draw:frame draw:z-index="0" draw:style-name="gr1" draw:text-style-name="P1" svg:width="15.999cm" svg:height="8.999cm" svg:x="0.601cm" svg:y="13.097cm">
            <draw:object draw:notify-on-update-of-ranges="Ab_T1.A5:Ab_T1.A26 Ab_T1.B4:Ab_T1.B4 Ab_T1.B5:Ab_T1.B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16.863cm" svg:y="13.097cm">
            <draw:object draw:notify-on-update-of-ranges="Ab_T1.A5:Ab_T1.A26 Ab_T1.F4:Ab_T1.F4 Ab_T1.F5:Ab_T1.F2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0.601cm" svg:y="22.331cm">
            <draw:object draw:notify-on-update-of-ranges="Ab_T1.A5:Ab_T1.A26 Ab_T1.L4:Ab_T1.L4 Ab_T1.L5:Ab_T1.L26 Ab_T1.M4:Ab_T1.M4 Ab_T1.M5:Ab_T1.M26 Ab_T1.N4:Ab_T1.N4 Ab_T1.N5:Ab_T1.N26 Ab_T1.O4:Ab_T1.O4 Ab_T1.O5:Ab_T1.O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16.863cm" svg:y="22.382cm">
            <draw:object draw:notify-on-update-of-ranges="Ab_T1.A5:Ab_T1.A26 Ab_T1.P4:Ab_T1.P4 Ab_T1.P5:Ab_T1.P26 Ab_T1.Q4:Ab_T1.Q4 Ab_T1.Q5:Ab_T1.Q26 Ab_T1.R4:Ab_T1.R4 Ab_T1.R5:Ab_T1.R26 Ab_T1.S4:Ab_T1.S4 Ab_T1.S5:Ab_T1.S2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5" table:default-cell-style-name="ce5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Apache Bench</text:p>
          </table:table-cell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table:style-name="ce2" office:value-type="time" office:time-value="PT22H04M54S" calcext:value-type="time">
            <text:p>22:04: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time" office:time-value="PT22H04M55S" calcext:value-type="time">
            <text:p>22:04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4M56S" calcext:value-type="time">
            <text:p>22:04: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time" office:time-value="PT22H04M57S" calcext:value-type="time">
            <text:p>22:04: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476" calcext:value-type="float">
            <text:p>476</text:p>
          </table:table-cell>
          <table:table-cell table:style-name="Default" office:value-type="float" office:value="639" calcext:value-type="float">
            <text:p>6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548" calcext:value-type="float">
            <text:p>54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time" office:time-value="PT22H04M58S" calcext:value-type="time">
            <text:p>22:04: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638" calcext:value-type="float">
            <text:p>63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4M59S" calcext:value-type="time">
            <text:p>22:04: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634" calcext:value-type="float">
            <text:p>63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5M00S" calcext:value-type="time">
            <text:p>22:05: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6" calcext:value-type="float">
            <text:p>376</text:p>
          </table:table-cell>
          <table:table-cell office:value-type="float" office:value="788" calcext:value-type="float">
            <text:p>788</text:p>
          </table:table-cell>
          <table:table-cell table:style-name="Default" office:value-type="float" office:value="622" calcext:value-type="float">
            <text:p>62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1071" calcext:value-type="float">
            <text:p>107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2" office:value-type="time" office:time-value="PT22H05M01S" calcext:value-type="time">
            <text:p>22:05:0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1146" calcext:value-type="float">
            <text:p>1146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64" calcext:value-type="float">
            <text:p>364</text:p>
          </table:table-cell>
          <table:table-cell office:value-type="float" office:value="1589" calcext:value-type="float">
            <text:p>158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2" office:value-type="time" office:time-value="PT22H05M02S" calcext:value-type="time">
            <text:p>22:05:0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 office:value-type="float" office:value="1712" calcext:value-type="float">
            <text:p>171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36" calcext:value-type="float">
            <text:p>536</text:p>
          </table:table-cell>
          <table:table-cell office:value-type="float" office:value="2382" calcext:value-type="float">
            <text:p>2382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table:style-name="ce2" office:value-type="time" office:time-value="PT22H05M03S" calcext:value-type="time">
            <text:p>22:05:03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647" calcext:value-type="float">
            <text:p>2647</text:p>
          </table:table-cell>
          <table:table-cell office:value-type="float" office:value="5388" calcext:value-type="float">
            <text:p>5388</text:p>
          </table:table-cell>
          <table:table-cell table:style-name="Default" office:value-type="float" office:value="553" calcext:value-type="float">
            <text:p>55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883" calcext:value-type="float">
            <text:p>1883</text:p>
          </table:table-cell>
          <table:table-cell office:value-type="float" office:value="7945" calcext:value-type="float">
            <text:p>7945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table:style-name="ce2" office:value-type="time" office:time-value="PT22H05M04S" calcext:value-type="time">
            <text:p>22:05:0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840" calcext:value-type="float">
            <text:p>840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7" calcext:value-type="float">
            <text:p>417</text:p>
          </table:table-cell>
          <table:table-cell office:value-type="float" office:value="1031" calcext:value-type="float">
            <text:p>103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style-name="ce2" office:value-type="time" office:time-value="PT22H05M05S" calcext:value-type="time">
            <text:p>22:05:0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5306" calcext:value-type="float">
            <text:p>5306</text:p>
          </table:table-cell>
          <table:table-cell table:style-name="Default" office:value-type="float" office:value="516" calcext:value-type="float">
            <text:p>5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061" calcext:value-type="float">
            <text:p>2061</text:p>
          </table:table-cell>
          <table:table-cell office:value-type="float" office:value="8029" calcext:value-type="float">
            <text:p>8029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table:style-name="ce2" office:value-type="time" office:time-value="PT22H05M06S" calcext:value-type="time">
            <text:p>22:05:0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816" calcext:value-type="float">
            <text:p>1816</text:p>
          </table:table-cell>
          <table:table-cell office:value-type="float" office:value="3378" calcext:value-type="float">
            <text:p>3378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375" calcext:value-type="float">
            <text:p>1375</text:p>
          </table:table-cell>
          <table:table-cell office:value-type="float" office:value="4665" calcext:value-type="float">
            <text:p>4665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table:style-name="ce2" office:value-type="time" office:time-value="PT22H05M07S" calcext:value-type="time">
            <text:p>22:05:0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837" calcext:value-type="float">
            <text:p>837</text:p>
          </table:table-cell>
          <table:table-cell office:value-type="float" office:value="2102" calcext:value-type="float">
            <text:p>2102</text:p>
          </table:table-cell>
          <table:table-cell table:style-name="Default" office:value-type="float" office:value="488" calcext:value-type="float">
            <text:p>48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723" calcext:value-type="float">
            <text:p>172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style-name="ce2" office:value-type="time" office:time-value="PT22H05M08S" calcext:value-type="time">
            <text:p>22:05:08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605" calcext:value-type="float">
            <text:p>2605</text:p>
          </table:table-cell>
          <table:table-cell office:value-type="float" office:value="5435" calcext:value-type="float">
            <text:p>5435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414" calcext:value-type="float">
            <text:p>2414</text:p>
          </table:table-cell>
          <table:table-cell office:value-type="float" office:value="8893" calcext:value-type="float">
            <text:p>8893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table:style-name="ce2" office:value-type="time" office:time-value="PT22H05M09S" calcext:value-type="time">
            <text:p>22:05:09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2365" calcext:value-type="float">
            <text:p>2365</text:p>
          </table:table-cell>
          <table:table-cell office:value-type="float" office:value="5696" calcext:value-type="float">
            <text:p>5696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988" calcext:value-type="float">
            <text:p>1988</text:p>
          </table:table-cell>
          <table:table-cell office:value-type="float" office:value="7606" calcext:value-type="float">
            <text:p>7606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table:style-name="ce2" office:value-type="time" office:time-value="PT22H05M10S" calcext:value-type="time">
            <text:p>22:05:10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2017" calcext:value-type="float">
            <text:p>2017</text:p>
          </table:table-cell>
          <table:table-cell office:value-type="float" office:value="5815" calcext:value-type="float">
            <text:p>5815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2028" calcext:value-type="float">
            <text:p>2028</text:p>
          </table:table-cell>
          <table:table-cell office:value-type="float" office:value="7947" calcext:value-type="float">
            <text:p>7947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table:style-name="ce2" office:value-type="time" office:time-value="PT22H05M11S" calcext:value-type="time">
            <text:p>22:05:1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387" calcext:value-type="float">
            <text:p>1387</text:p>
          </table:table-cell>
          <table:table-cell office:value-type="float" office:value="2360" calcext:value-type="float">
            <text:p>2360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24" calcext:value-type="float">
            <text:p>924</text:p>
          </table:table-cell>
          <table:table-cell office:value-type="float" office:value="4200" calcext:value-type="float">
            <text:p>420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style-name="ce2" office:value-type="time" office:time-value="PT22H05M12S" calcext:value-type="time">
            <text:p>22:05: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13S" calcext:value-type="time">
            <text:p>22:05: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44" calcext:value-type="float">
            <text:p>44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14S" calcext:value-type="time">
            <text:p>22:05: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1" calcext:value-type="float">
            <text:p>3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15S" calcext:value-type="time">
            <text:p>22:05: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6"/>
          <table:table-cell table:number-columns-repeated="8"/>
        </table:table-row>
        <table:table-row table:style-name="ro1" table:number-rows-repeated="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b_T2" table:style-name="ta1">
        <table:shapes>
          <draw:frame draw:z-index="0" draw:style-name="gr1" draw:text-style-name="P1" svg:width="15.999cm" svg:height="8.999cm" svg:x="0.601cm" svg:y="11.941cm">
            <draw:object draw:notify-on-update-of-ranges="Ab_T2.A5:Ab_T2.A24 Ab_T2.B4:Ab_T2.B4 Ab_T2.B5:Ab_T2.B2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6.863cm" svg:y="11.941cm">
            <draw:object draw:notify-on-update-of-ranges="Ab_T2.A5:Ab_T2.A24 Ab_T2.F4:Ab_T2.F4 Ab_T2.F5:Ab_T2.F24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0.601cm" svg:y="21.228cm">
            <draw:object draw:notify-on-update-of-ranges="Ab_T2.A5:Ab_T2.A24 Ab_T2.L4:Ab_T2.L4 Ab_T2.L5:Ab_T2.L24 Ab_T2.M4:Ab_T2.M4 Ab_T2.M5:Ab_T2.M24 Ab_T2.N4:Ab_T2.N4 Ab_T2.N5:Ab_T2.N24 Ab_T2.O4:Ab_T2.O4 Ab_T2.O5:Ab_T2.O2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16.863cm" svg:y="21.228cm">
            <draw:object draw:notify-on-update-of-ranges="Ab_T2.A5:Ab_T2.A24 Ab_T2.P4:Ab_T2.P4 Ab_T2.P5:Ab_T2.P24 Ab_T2.Q4:Ab_T2.Q4 Ab_T2.Q5:Ab_T2.Q24 Ab_T2.R4:Ab_T2.R4 Ab_T2.R5:Ab_T2.R24 Ab_T2.S4:Ab_T2.S4 Ab_T2.S5:Ab_T2.S2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6" table:default-cell-style-name="ce10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Apache Bench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table:style-name="ce2" office:value-type="time" office:time-value="PT22H05M34S" calcext:value-type="time">
            <text:p>22:05: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2" calcext:value-type="float">
            <text:p>92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6" calcext:value-type="float">
            <text:p>30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time" office:time-value="PT22H05M35S" calcext:value-type="time">
            <text:p>22:05:3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745" calcext:value-type="float">
            <text:p>745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5" calcext:value-type="float">
            <text:p>30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601" calcext:value-type="float">
            <text:p>6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style-name="ce2" office:value-type="time" office:time-value="PT22H05M36S" calcext:value-type="time">
            <text:p>22:05:3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636" calcext:value-type="float">
            <text:p>2636</text:p>
          </table:table-cell>
          <table:table-cell table:style-name="ce5" office:value-type="float" office:value="5754" calcext:value-type="float">
            <text:p>5754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2053" calcext:value-type="float">
            <text:p>2053</text:p>
          </table:table-cell>
          <table:table-cell office:value-type="float" office:value="8377" calcext:value-type="float">
            <text:p>8377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table:style-name="ce2" office:value-type="time" office:time-value="PT22H05M37S" calcext:value-type="time">
            <text:p>22:05:3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96" calcext:value-type="float">
            <text:p>2796</text:p>
          </table:table-cell>
          <table:table-cell table:style-name="ce5" office:value-type="float" office:value="5770" calcext:value-type="float">
            <text:p>5770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8" calcext:value-type="float">
            <text:p>30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179" calcext:value-type="float">
            <text:p>179</text:p>
          </table:table-cell>
          <table:table-cell office:value-type="float" office:value="2289" calcext:value-type="float">
            <text:p>2289</text:p>
          </table:table-cell>
          <table:table-cell office:value-type="float" office:value="9344" calcext:value-type="float">
            <text:p>9344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table:style-name="ce2" office:value-type="time" office:time-value="PT22H05M38S" calcext:value-type="time">
            <text:p>22:05:3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035" calcext:value-type="float">
            <text:p>3035</text:p>
          </table:table-cell>
          <table:table-cell table:style-name="ce5" office:value-type="float" office:value="5599" calcext:value-type="float">
            <text:p>5599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61" calcext:value-type="float">
            <text:p>161</text:p>
          </table:table-cell>
          <table:table-cell office:value-type="float" office:value="2283" calcext:value-type="float">
            <text:p>2283</text:p>
          </table:table-cell>
          <table:table-cell office:value-type="float" office:value="7836" calcext:value-type="float">
            <text:p>7836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table:style-name="ce2" office:value-type="time" office:time-value="PT22H05M39S" calcext:value-type="time">
            <text:p>22:05:39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683" calcext:value-type="float">
            <text:p>2683</text:p>
          </table:table-cell>
          <table:table-cell table:style-name="ce5" office:value-type="float" office:value="5627" calcext:value-type="float">
            <text:p>5627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8" calcext:value-type="float">
            <text:p>30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8" calcext:value-type="float">
            <text:p>18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2223" calcext:value-type="float">
            <text:p>2223</text:p>
          </table:table-cell>
          <table:table-cell office:value-type="float" office:value="7702" calcext:value-type="float">
            <text:p>7702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table:style-name="ce2" office:value-type="time" office:time-value="PT22H05M40S" calcext:value-type="time">
            <text:p>22:05:4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06" calcext:value-type="float">
            <text:p>1606</text:p>
          </table:table-cell>
          <table:table-cell table:style-name="ce5" office:value-type="float" office:value="2405" calcext:value-type="float">
            <text:p>2405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7" calcext:value-type="float">
            <text:p>30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1329" calcext:value-type="float">
            <text:p>1329</text:p>
          </table:table-cell>
          <table:table-cell office:value-type="float" office:value="3683" calcext:value-type="float">
            <text:p>3683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table:style-name="ce2" office:value-type="time" office:time-value="PT22H05M41S" calcext:value-type="time">
            <text:p>22:05: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4" calcext:value-type="float">
            <text:p>94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7" calcext:value-type="float">
            <text:p>30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5M42S" calcext:value-type="time">
            <text:p>22:05:4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7" calcext:value-type="float">
            <text:p>97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09" calcext:value-type="float">
            <text:p>30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5M43S" calcext:value-type="time">
            <text:p>22:05:4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2542" calcext:value-type="float">
            <text:p>2542</text:p>
          </table:table-cell>
          <table:table-cell table:style-name="Default" office:value-type="float" office:value="455" calcext:value-type="float">
            <text:p>45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17" calcext:value-type="float">
            <text:p>31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730" calcext:value-type="float">
            <text:p>730</text:p>
          </table:table-cell>
          <table:table-cell office:value-type="float" office:value="1949" calcext:value-type="float">
            <text:p>1949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table:style-name="ce2" office:value-type="time" office:time-value="PT22H05M44S" calcext:value-type="time">
            <text:p>22:05:4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169" calcext:value-type="float">
            <text:p>3169</text:p>
          </table:table-cell>
          <table:table-cell table:style-name="ce5" office:value-type="float" office:value="5152" calcext:value-type="float">
            <text:p>5152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19" calcext:value-type="float">
            <text:p>31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182" calcext:value-type="float">
            <text:p>182</text:p>
          </table:table-cell>
          <table:table-cell office:value-type="float" office:value="2463" calcext:value-type="float">
            <text:p>2463</text:p>
          </table:table-cell>
          <table:table-cell office:value-type="float" office:value="5828" calcext:value-type="float">
            <text:p>5828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table:style-name="ce2" office:value-type="time" office:time-value="PT22H05M45S" calcext:value-type="time">
            <text:p>22:05:4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253" calcext:value-type="float">
            <text:p>3253</text:p>
          </table:table-cell>
          <table:table-cell table:style-name="ce5" office:value-type="float" office:value="5461" calcext:value-type="float">
            <text:p>5461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6" calcext:value-type="float">
            <text:p>32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1" calcext:value-type="float">
            <text:p>11</text:p>
          </table:table-cell>
          <table:table-cell table:style-name="Default" office:value-type="float" office:value="178" calcext:value-type="float">
            <text:p>178</text:p>
          </table:table-cell>
          <table:table-cell office:value-type="float" office:value="2409" calcext:value-type="float">
            <text:p>2409</text:p>
          </table:table-cell>
          <table:table-cell office:value-type="float" office:value="6705" calcext:value-type="float">
            <text:p>6705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table:style-name="ce2" office:value-type="time" office:time-value="PT22H05M46S" calcext:value-type="time">
            <text:p>22:05:4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781" calcext:value-type="float">
            <text:p>781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5" calcext:value-type="float">
            <text:p>3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522" calcext:value-type="float">
            <text:p>522</text:p>
          </table:table-cell>
          <table:table-cell office:value-type="float" office:value="1753" calcext:value-type="float">
            <text:p>175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table:style-name="ce2" office:value-type="time" office:time-value="PT22H05M47S" calcext:value-type="time">
            <text:p>22:05:4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table:style-name="Default" office:value-type="float" office:value="439" calcext:value-type="float">
            <text:p>4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5" calcext:value-type="float">
            <text:p>32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48S" calcext:value-type="time">
            <text:p>22:05: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0" calcext:value-type="float">
            <text:p>80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5M49S" calcext:value-type="time">
            <text:p>22:05:4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10" calcext:value-type="float">
            <text:p>110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3" calcext:value-type="float">
            <text:p>32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50S" calcext:value-type="time">
            <text:p>22:05: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7" calcext:value-type="float">
            <text:p>87</text:p>
          </table:table-cell>
          <table:table-cell table:style-name="Default" office:value-type="float" office:value="444" calcext:value-type="float">
            <text:p>44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51S" calcext:value-type="time">
            <text:p>22:05: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17" calcext:value-type="float">
            <text:p>117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52S" calcext:value-type="time">
            <text:p>22:05:5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4" calcext:value-type="float">
            <text:p>84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1" calcext:value-type="float">
            <text:p>32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5M53S" calcext:value-type="time">
            <text:p>22:05: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2" calcext:value-type="float">
            <text:p>92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style-name="ce5" table:number-columns-repeated="4"/>
          <table:table-cell table:style-name="Default" table:number-columns-repeated="6"/>
          <table:table-cell table:style-name="ce5" table:number-columns-repeated="4"/>
          <table:table-cell table:style-name="Default"/>
          <table:table-cell table:number-columns-repeated="3"/>
        </table:table-row>
        <table:table-row table:style-name="ro1" table:number-rows-repeated="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b_T3" table:style-name="ta1">
        <table:shapes>
          <draw:frame draw:z-index="0" draw:style-name="gr1" draw:text-style-name="P1" svg:width="15.999cm" svg:height="8.999cm" svg:x="0.501cm" svg:y="13.096cm">
            <draw:object draw:notify-on-update-of-ranges="Ab_T3.A5:Ab_T3.A25 Ab_T3.B4:Ab_T3.B4 Ab_T3.B5:Ab_T3.B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16.763cm" svg:y="13.096cm">
            <draw:object draw:notify-on-update-of-ranges="Ab_T3.A5:Ab_T3.A25 Ab_T3.F4:Ab_T3.F4 Ab_T3.F5:Ab_T3.F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0.5cm" svg:y="22.33cm">
            <draw:object draw:notify-on-update-of-ranges="Ab_T3.A5:Ab_T3.A25 Ab_T3.L4:Ab_T3.L4 Ab_T3.L5:Ab_T3.L25 Ab_T3.M4:Ab_T3.M4 Ab_T3.M5:Ab_T3.M25 Ab_T3.N4:Ab_T3.N4 Ab_T3.N5:Ab_T3.N25 Ab_T3.O4:Ab_T3.O4 Ab_T3.O5:Ab_T3.O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16.763cm" svg:y="22.43cm">
            <draw:object draw:notify-on-update-of-ranges="Ab_T3.A5:Ab_T3.A25 Ab_T3.P4:Ab_T3.P4 Ab_T3.P5:Ab_T3.P25 Ab_T3.Q4:Ab_T3.Q4 Ab_T3.Q5:Ab_T3.Q25 Ab_T3.R4:Ab_T3.R4 Ab_T3.R5:Ab_T3.R25 Ab_T3.S4:Ab_T3.S4 Ab_T3.S5:Ab_T3.S2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16" table:default-cell-style-name="ce5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Apache Bench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Default" office:value-type="string" calcext:value-type="string">
            <text:p>waiting for 1 second sample...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1" office:value-type="string" calcext:value-type="string">
            <text:p># <text:s text:c="2"/></text:p>
          </table:table-cell>
          <table:table-cell table:style-name="ce3" office:value-type="string" calcext:value-type="string" table:number-columns-spanned="4" table:number-rows-spanned="1">
            <text:p><text:s/>&lt;--------CPU--------&gt;</text:p>
          </table:table-cell>
          <table:covered-table-cell table:number-columns-repeated="2" table:style-name="ce4"/>
          <table:covered-table-cell table:style-name="ce6"/>
          <table:table-cell table:style-name="ce7" office:value-type="string" calcext:value-type="string" table:number-columns-spanned="6" table:number-rows-spanned="1">
            <text:p>&lt;-----------Memory (em megabytes – MB)-----------&gt;</text:p>
          </table:table-cell>
          <table:covered-table-cell table:number-columns-repeated="5" table:style-name="ce1"/>
          <table:table-cell table:style-name="ce3" office:value-type="string" calcext:value-type="string" table:number-columns-spanned="4" table:number-rows-spanned="1">
            <text:p>&lt;----------Disks-----------&gt;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&lt;----------Network----------&gt;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#Time</text:p>
          </table:table-cell>
          <table:table-cell table:style-name="ce4" office:value-type="string" calcext:value-type="string">
            <text:p>Cpu %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inter</text:p>
          </table:table-cell>
          <table:table-cell table:style-name="ce4" office:value-type="string" calcext:value-type="string">
            <text:p>ctxsw</text:p>
          </table:table-cell>
          <table:table-cell table:style-name="ce8" office:value-type="string" calcext:value-type="string">
            <text:p>Free</text:p>
          </table:table-cell>
          <table:table-cell table:style-name="ce8" office:value-type="string" calcext:value-type="string">
            <text:p>Buff</text:p>
          </table:table-cell>
          <table:table-cell table:style-name="ce8" office:value-type="string" calcext:value-type="string">
            <text:p>Cach</text:p>
          </table:table-cell>
          <table:table-cell table:style-name="ce8" office:value-type="string" calcext:value-type="string">
            <text:p>Inac</text:p>
          </table:table-cell>
          <table:table-cell table:style-name="ce8" office:value-type="string" calcext:value-type="string">
            <text:p>Slab</text:p>
          </table:table-cell>
          <table:table-cell table:style-name="ce8" office:value-type="string" calcext:value-type="string">
            <text:p><text:s/>Map</text:p>
          </table:table-cell>
          <table:table-cell table:style-name="ce6" office:value-type="string" calcext:value-type="string">
            <text:p>KBRead <text:s/></text:p>
          </table:table-cell>
          <table:table-cell table:style-name="ce6" office:value-type="string" calcext:value-type="string">
            <text:p>Reads </text:p>
          </table:table-cell>
          <table:table-cell table:style-name="ce6" office:value-type="string" calcext:value-type="string">
            <text:p>KBWrit</text:p>
          </table:table-cell>
          <table:table-cell table:style-name="ce6" office:value-type="string" calcext:value-type="string">
            <text:p>Writes</text:p>
          </table:table-cell>
          <table:table-cell table:style-name="ce8" office:value-type="string" calcext:value-type="string">
            <text:p>KBIn</text:p>
          </table:table-cell>
          <table:table-cell table:style-name="ce8" office:value-type="string" calcext:value-type="string">
            <text:p>PktIn</text:p>
          </table:table-cell>
          <table:table-cell table:style-name="ce8" office:value-type="string" calcext:value-type="string">
            <text:p>KBOut</text:p>
          </table:table-cell>
          <table:table-cell table:style-name="ce8" office:value-type="string" calcext:value-type="string">
            <text:p>PktOut</text:p>
          </table:table-cell>
        </table:table-row>
        <table:table-row table:style-name="ro1">
          <table:table-cell table:style-name="ce2" office:value-type="time" office:time-value="PT22H06M31S" calcext:value-type="time">
            <text:p>22:06: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502" calcext:value-type="float">
            <text:p>50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time" office:time-value="PT22H06M32S" calcext:value-type="time">
            <text:p>22:06: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time" office:time-value="PT22H06M33S" calcext:value-type="time">
            <text:p>22:06: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6M34S" calcext:value-type="time">
            <text:p>22:06:3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87" calcext:value-type="float">
            <text:p>487</text:p>
          </table:table-cell>
          <table:table-cell office:value-type="float" office:value="1136" calcext:value-type="float">
            <text:p>1136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 office:value-type="float" office:value="1693" calcext:value-type="float">
            <text:p>1693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style-name="ce2" office:value-type="time" office:time-value="PT22H06M35S" calcext:value-type="time">
            <text:p>22:06:35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190" calcext:value-type="float">
            <text:p>2190</text:p>
          </table:table-cell>
          <table:table-cell office:value-type="float" office:value="5656" calcext:value-type="float">
            <text:p>5656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866" calcext:value-type="float">
            <text:p>1866</text:p>
          </table:table-cell>
          <table:table-cell office:value-type="float" office:value="8903" calcext:value-type="float">
            <text:p>8903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style-name="ce2" office:value-type="time" office:time-value="PT22H06M36S" calcext:value-type="time">
            <text:p>22:06:3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726" calcext:value-type="float">
            <text:p>2726</text:p>
          </table:table-cell>
          <table:table-cell office:value-type="float" office:value="5675" calcext:value-type="float">
            <text:p>5675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72" calcext:value-type="float">
            <text:p>172</text:p>
          </table:table-cell>
          <table:table-cell office:value-type="float" office:value="2178" calcext:value-type="float">
            <text:p>2178</text:p>
          </table:table-cell>
          <table:table-cell office:value-type="float" office:value="8806" calcext:value-type="float">
            <text:p>8806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table:style-name="ce2" office:value-type="time" office:time-value="PT22H06M37S" calcext:value-type="time">
            <text:p>22:06:3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213" calcext:value-type="float">
            <text:p>1213</text:p>
          </table:table-cell>
          <table:table-cell office:value-type="float" office:value="2566" calcext:value-type="float">
            <text:p>2566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111" calcext:value-type="float">
            <text:p>1111</text:p>
          </table:table-cell>
          <table:table-cell office:value-type="float" office:value="3921" calcext:value-type="float">
            <text:p>392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table:style-name="ce2" office:value-type="time" office:time-value="PT22H06M38S" calcext:value-type="time">
            <text:p>22:06: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6M39S" calcext:value-type="time">
            <text:p>22:06:3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476" calcext:value-type="float">
            <text:p>1476</text:p>
          </table:table-cell>
          <table:table-cell office:value-type="float" office:value="3719" calcext:value-type="float">
            <text:p>3719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1043" calcext:value-type="float">
            <text:p>1043</text:p>
          </table:table-cell>
          <table:table-cell office:value-type="float" office:value="5295" calcext:value-type="float">
            <text:p>529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table:style-name="ce2" office:value-type="time" office:time-value="PT22H06M40S" calcext:value-type="time">
            <text:p>22:06:4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228" calcext:value-type="float">
            <text:p>2228</text:p>
          </table:table-cell>
          <table:table-cell office:value-type="float" office:value="3227" calcext:value-type="float">
            <text:p>3227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1640" calcext:value-type="float">
            <text:p>1640</text:p>
          </table:table-cell>
          <table:table-cell office:value-type="float" office:value="4565" calcext:value-type="float">
            <text:p>456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table:style-name="ce2" office:value-type="time" office:time-value="PT22H06M41S" calcext:value-type="time">
            <text:p>22:06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502" calcext:value-type="float">
            <text:p>50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6M42S" calcext:value-type="time">
            <text:p>22:06: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6M43S" calcext:value-type="time">
            <text:p>22:06: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6M44S" calcext:value-type="time">
            <text:p>22:06: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time" office:time-value="PT22H06M45S" calcext:value-type="time">
            <text:p>22:06: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306" calcext:value-type="float">
            <text:p>1306</text:p>
          </table:table-cell>
          <table:table-cell office:value-type="float" office:value="2998" calcext:value-type="float">
            <text:p>2998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871" calcext:value-type="float">
            <text:p>871</text:p>
          </table:table-cell>
          <table:table-cell office:value-type="float" office:value="3092" calcext:value-type="float">
            <text:p>309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table:style-name="ce2" office:value-type="time" office:time-value="PT22H06M46S" calcext:value-type="time">
            <text:p>22:06:46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3077" calcext:value-type="float">
            <text:p>3077</text:p>
          </table:table-cell>
          <table:table-cell office:value-type="float" office:value="5163" calcext:value-type="float">
            <text:p>5163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218" calcext:value-type="float">
            <text:p>218</text:p>
          </table:table-cell>
          <table:table-cell office:value-type="float" office:value="2805" calcext:value-type="float">
            <text:p>2805</text:p>
          </table:table-cell>
          <table:table-cell office:value-type="float" office:value="7716" calcext:value-type="float">
            <text:p>7716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table:style-name="ce2" office:value-type="time" office:time-value="PT22H06M47S" calcext:value-type="time">
            <text:p>22:06:47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46" calcext:value-type="float">
            <text:p>2346</text:p>
          </table:table-cell>
          <table:table-cell office:value-type="float" office:value="4626" calcext:value-type="float">
            <text:p>4626</text:p>
          </table:table-cell>
          <table:table-cell table:style-name="Default" office:value-type="float" office:value="447" calcext:value-type="float">
            <text:p>44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647" calcext:value-type="float">
            <text:p>1647</text:p>
          </table:table-cell>
          <table:table-cell office:value-type="float" office:value="5944" calcext:value-type="float">
            <text:p>5944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table:style-name="ce2" office:value-type="time" office:time-value="PT22H06M48S" calcext:value-type="time">
            <text:p>22:06:48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2754" calcext:value-type="float">
            <text:p>2754</text:p>
          </table:table-cell>
          <table:table-cell office:value-type="float" office:value="4830" calcext:value-type="float">
            <text:p>4830</text:p>
          </table:table-cell>
          <table:table-cell table:style-name="Default" office:value-type="float" office:value="433" calcext:value-type="float">
            <text:p>43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71" calcext:value-type="float">
            <text:p>171</text:p>
          </table:table-cell>
          <table:table-cell office:value-type="float" office:value="2275" calcext:value-type="float">
            <text:p>2275</text:p>
          </table:table-cell>
          <table:table-cell office:value-type="float" office:value="5490" calcext:value-type="float">
            <text:p>5490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style-name="ce2" office:value-type="time" office:time-value="PT22H06M49S" calcext:value-type="time">
            <text:p>22:06: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368" calcext:value-type="float">
            <text:p>36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2" office:value-type="time" office:time-value="PT22H06M50S" calcext:value-type="time">
            <text:p>22:06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time" office:time-value="PT22H06M51S" calcext:value-type="time">
            <text:p>22:06: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16"/>
          <table:table-cell table:number-columns-repeated="3"/>
        </table:table-row>
        <table:table-row table:style-name="ro1" table:number-rows-repeated="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00:43:34.911836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22:33:12.522006938</meta:creation-date>
    <dc:date>2015-11-22T00:54:29.676219704</dc:date>
    <meta:editing-duration>PT1H5M53S</meta:editing-duration>
    <meta:editing-cycles>48</meta:editing-cycles>
    <meta:generator>LibreOffice/4.2.8.2$Linux_X86_64 LibreOffice_project/420m0$Build-2</meta:generator>
    <meta:document-statistic meta:table-count="7" meta:cell-count="10077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area" chart:style-name="ch1">
        <chart:title svg:x="6.106cm" svg:y="0.316cm" chart:style-name="ch2">
          <text:p>Utilização de CPU</text:p>
        </chart:title>
        <chart:legend chart:legend-position="end" svg:x="14.217cm" svg:y="4.204cm" style:legend-expansion="high" chart:style-name="ch3"/>
        <chart:plot-area chart:style-name="ch4" table:cell-range-address="JMeter_T1.A5:JMeter_T1.B72 JMeter_T1.B4:JMeter_T1.B4" chart:data-source-has-labels="both" svg:x="1.331cm" svg:y="1.301cm" svg:width="12.566cm" svg:height="6.545cm">
          <chartooo:coordinate-region svg:x="2.409cm" svg:y="1.5cm" svg:width="11.488cm" svg:height="4.88cm"/>
          <chart:axis chart:dimension="x" chart:name="primary-x" chart:style-name="ch5" chartooo:axis-type="auto">
            <chartooo:date-scale/>
            <chart:title svg:x="6.525cm" svg:y="8.026cm" chart:style-name="ch6">
              <text:p>Tempo (H:m:s)</text:p>
            </chart:title>
            <chart:categories table:cell-range-address="JMeter_T1.A5:JMeter_T1.A72"/>
          </chart:axis>
          <chart:axis chart:dimension="y" chart:name="primary-y" chart:style-name="ch7">
            <chart:title svg:x="0.451cm" svg:y="5.12cm" chart:style-name="ch8">
              <text:p>CPU%</text:p>
            </chart:title>
            <chart:grid chart:style-name="ch9" chart:class="major"/>
          </chart:axis>
          <chart:series chart:style-name="ch10" chart:values-cell-range-address="JMeter_T1.B5:JMeter_T1.B72" chart:label-cell-address="JMeter_T1.B4:JMeter_T1.B4" chart:class="chart:area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JMeter_T1.B4:JMeter_T1.B4</svg:desc>
                </draw:g>
              </table:table-cell>
            </table:table-row>
          </table:table-header-rows>
          <table:table-rows>
            <table:table-row>
              <table:table-cell office:value-type="float" office:value="0.897083333333333">
                <text:p>0</text:p>
                <draw:g>
                  <svg:desc>JMeter_T1.A5:JMeter_T1.A72</svg:desc>
                </draw:g>
              </table:table-cell>
              <table:table-cell office:value-type="float" office:value="0">
                <text:p>0</text:p>
                <draw:g>
                  <svg:desc>JMeter_T1.B5:JMeter_T1.B72</svg:desc>
                </draw:g>
              </table:table-cell>
            </table:table-row>
            <table:table-row>
              <table:table-cell office:value-type="float" office:value="0.89709490740740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0648148148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118055555556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1296296296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4120370370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15277777777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164351851852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75925925926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71875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897199074074074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7210648148148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7222222222222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0.897233796296296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89724537037037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897256944444444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897268518518519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897280092592593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897291666666667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897303240740741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7314814814815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897326388888889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897337962962963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897349537037037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897361111111111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897372685185185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897384259259259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897395833333333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897407407407407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0.897418981481481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897430555555556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9744212962963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897453703703704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97465277777778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897476851851852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48842592592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5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897511574074074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897523148148148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.897534722222222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897546296296296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89755787037037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897569444444444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897581018518519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0.897592592592593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7604166666667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89761574074074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2731481481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3888888888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5046296296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6203703703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67361111111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8518518518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9675925925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70833333333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71990740740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73148148148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74305555555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7546296296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76620370370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77777777777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8935185185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800925925926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812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82407407407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83564814814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847222222222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858796296296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JMeter_T3.A5:JMeter_T3.A53 JMeter_T3.F4:JMeter_T3.F53" chart:data-source-has-labels="both" svg:x="1.331cm" svg:y="1.301cm" svg:width="12.906cm" svg:height="6.538cm">
          <chartooo:coordinate-region svg:x="2.409cm" svg:y="1.5cm" svg:width="11.688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JMeter_T3.A5:JMeter_T3.A53"/>
          </chart:axis>
          <chart:axis chart:dimension="y" chart:name="primary-y" chart:style-name="ch7">
            <chart:title svg:x="0.451cm" svg:y="5.778cm" chart:style-name="ch8">
              <text:p>Memória em KB</text:p>
            </chart:title>
            <chart:grid chart:style-name="ch9" chart:class="major"/>
          </chart:axis>
          <chart:series chart:style-name="ch10" chart:values-cell-range-address="JMeter_T3.F5:JMeter_T3.F53" chart:label-cell-address="JMeter_T3.F4:JMeter_T3.F4" chart:class="chart:area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JMeter_T3.F4:JMeter_T3.F4</svg:desc>
                </draw:g>
              </table:table-cell>
            </table:table-row>
          </table:table-header-rows>
          <table:table-rows>
            <table:table-row>
              <table:table-cell office:value-type="float" office:value="0.929618055555555">
                <text:p>0</text:p>
                <draw:g>
                  <svg:desc>JMeter_T3.A5:JMeter_T3.A53</svg:desc>
                </draw:g>
              </table:table-cell>
              <table:table-cell office:value-type="float" office:value="629">
                <text:p>629</text:p>
                <draw:g>
                  <svg:desc>JMeter_T3.F5:JMeter_T3.F53</svg:desc>
                </draw:g>
              </table:table-cell>
            </table:table-row>
            <table:table-row>
              <table:table-cell office:value-type="float" office:value="0.92962962962963">
                <text:p>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929641203703704">
                <text:p>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929652777777778">
                <text:p>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929664351851852">
                <text:p>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929675925925926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0.9296875">
                <text:p>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0.929699074074074">
                <text:p>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0.929710648148148">
                <text:p>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0.929722222222222">
                <text:p>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0.929733796296296">
                <text:p>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0.92974537037037">
                <text:p>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0.929756944444444">
                <text:p>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0.929768518518518">
                <text:p>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0.929780092592593">
                <text:p>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929791666666667">
                <text:p>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0.929803240740741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29814814814815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29826388888889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29837962962963">
                <text:p>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0.929849537037037">
                <text:p>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0.929861111111111">
                <text:p>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0.929872685185185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9884259259259">
                <text:p>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0.929895833333333">
                <text:p>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0.929907407407407">
                <text:p>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0.929918981481481">
                <text:p>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0.929930555555555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994212962963">
                <text:p>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0.929953703703704">
                <text:p>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0.929965277777778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9976851851852">
                <text:p>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0.929988425925926">
                <text:p>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0.930011574074074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930023148148148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930034722222222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30046296296296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93005787037037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30069444444444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930081018518518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30092592592592">
                <text:p>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930104166666667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930115740740741">
                <text:p>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930127314814815">
                <text:p>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0.930138888888889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30150462962963">
                <text:p>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0.930162037037037">
                <text:p>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0.930173611111111">
                <text:p>0</text:p>
              </table:table-cell>
              <table:table-cell office:value-type="float" office:value="455">
                <text:p>4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JMeter_T3.A5:JMeter_T3.A53 JMeter_T3.L4:JMeter_T3.O53" chart:data-source-has-labels="both" svg:x="1.331cm" svg:y="1.301cm" svg:width="12.112cm" svg:height="6.538cm">
          <chartooo:coordinate-region svg:x="2.409cm" svg:y="1.5cm" svg:width="10.89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JMeter_T3.A5:JMeter_T3.A53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JMeter_T3.L5:JMeter_T3.L53" chart:label-cell-address="JMeter_T3.L4:JMeter_T3.L4" chart:class="chart:area">
            <chart:data-point chart:repeated="49"/>
          </chart:series>
          <chart:series chart:style-name="ch11" chart:values-cell-range-address="JMeter_T3.M5:JMeter_T3.M53" chart:label-cell-address="JMeter_T3.M4:JMeter_T3.M4" chart:class="chart:area">
            <chart:data-point chart:repeated="49"/>
          </chart:series>
          <chart:series chart:style-name="ch12" chart:values-cell-range-address="JMeter_T3.N5:JMeter_T3.N53" chart:label-cell-address="JMeter_T3.N4:JMeter_T3.N4" chart:class="chart:area">
            <chart:data-point chart:repeated="49"/>
          </chart:series>
          <chart:series chart:style-name="ch13" chart:values-cell-range-address="JMeter_T3.O5:JMeter_T3.O53" chart:label-cell-address="JMeter_T3.O4:JMeter_T3.O4" chart:class="chart:area">
            <chart:data-point chart:repeated="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JMeter_T3.L4:JMeter_T3.L4</svg:desc>
                </draw:g>
              </table:table-cell>
              <table:table-cell office:value-type="string">
                <text:p>Reads </text:p>
                <draw:g>
                  <svg:desc>JMeter_T3.M4:JMeter_T3.M4</svg:desc>
                </draw:g>
              </table:table-cell>
              <table:table-cell office:value-type="string">
                <text:p>KBWrit</text:p>
                <draw:g>
                  <svg:desc>JMeter_T3.N4:JMeter_T3.N4</svg:desc>
                </draw:g>
              </table:table-cell>
              <table:table-cell office:value-type="string">
                <text:p>Writes</text:p>
                <draw:g>
                  <svg:desc>JMeter_T3.O4:JMeter_T3.O4</svg:desc>
                </draw:g>
              </table:table-cell>
            </table:table-row>
          </table:table-header-rows>
          <table:table-rows>
            <table:table-row>
              <table:table-cell office:value-type="float" office:value="0.929618055555555">
                <text:p>0</text:p>
                <draw:g>
                  <svg:desc>JMeter_T3.A5:JMeter_T3.A53</svg:desc>
                </draw:g>
              </table:table-cell>
              <table:table-cell office:value-type="float" office:value="0">
                <text:p>0</text:p>
                <draw:g>
                  <svg:desc>JMeter_T3.L5:JMeter_T3.L53</svg:desc>
                </draw:g>
              </table:table-cell>
              <table:table-cell office:value-type="float" office:value="0">
                <text:p>0</text:p>
                <draw:g>
                  <svg:desc>JMeter_T3.M5:JMeter_T3.M53</svg:desc>
                </draw:g>
              </table:table-cell>
              <table:table-cell office:value-type="float" office:value="0">
                <text:p>0</text:p>
                <draw:g>
                  <svg:desc>JMeter_T3.N5:JMeter_T3.N53</svg:desc>
                </draw:g>
              </table:table-cell>
              <table:table-cell office:value-type="float" office:value="0">
                <text:p>0</text:p>
                <draw:g>
                  <svg:desc>JMeter_T3.O5:JMeter_T3.O53</svg:desc>
                </draw:g>
              </table:table-cell>
            </table:table-row>
            <table:table-row>
              <table:table-cell office:value-type="float" office:value="0.92962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41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52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64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675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8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99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106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22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733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4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569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685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7800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791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032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298148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98263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37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49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611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298726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98842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958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9074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9189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9305555555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9421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995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996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97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98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01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2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930034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046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057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06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300810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93009259259259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9301041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11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12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1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15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16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7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JMeter_T3.A5:JMeter_T3.A53 JMeter_T3.P4:JMeter_T3.S53" chart:data-source-has-labels="both" svg:x="1.331cm" svg:y="1.301cm" svg:width="12.509cm" svg:height="6.538cm">
          <chartooo:coordinate-region svg:x="2.508cm" svg:y="1.5cm" svg:width="11.19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JMeter_T3.A5:JMeter_T3.A53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JMeter_T3.P5:JMeter_T3.P53" chart:label-cell-address="JMeter_T3.P4:JMeter_T3.P4" chart:class="chart:area">
            <chart:data-point chart:repeated="49"/>
          </chart:series>
          <chart:series chart:style-name="ch11" chart:values-cell-range-address="JMeter_T3.Q5:JMeter_T3.Q53" chart:label-cell-address="JMeter_T3.Q4:JMeter_T3.Q4" chart:class="chart:area">
            <chart:data-point chart:repeated="49"/>
          </chart:series>
          <chart:series chart:style-name="ch12" chart:values-cell-range-address="JMeter_T3.R5:JMeter_T3.R53" chart:label-cell-address="JMeter_T3.R4:JMeter_T3.R4" chart:class="chart:area">
            <chart:data-point chart:repeated="49"/>
          </chart:series>
          <chart:series chart:style-name="ch13" chart:values-cell-range-address="JMeter_T3.S5:JMeter_T3.S53" chart:label-cell-address="JMeter_T3.S4:JMeter_T3.S4" chart:class="chart:area">
            <chart:data-point chart:repeated="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JMeter_T3.P4:JMeter_T3.P4</svg:desc>
                </draw:g>
              </table:table-cell>
              <table:table-cell office:value-type="string">
                <text:p>PktIn</text:p>
                <draw:g>
                  <svg:desc>JMeter_T3.Q4:JMeter_T3.Q4</svg:desc>
                </draw:g>
              </table:table-cell>
              <table:table-cell office:value-type="string">
                <text:p>KBOut</text:p>
                <draw:g>
                  <svg:desc>JMeter_T3.R4:JMeter_T3.R4</svg:desc>
                </draw:g>
              </table:table-cell>
              <table:table-cell office:value-type="string">
                <text:p>PktOut</text:p>
                <draw:g>
                  <svg:desc>JMeter_T3.S4:JMeter_T3.S4</svg:desc>
                </draw:g>
              </table:table-cell>
            </table:table-row>
          </table:table-header-rows>
          <table:table-rows>
            <table:table-row>
              <table:table-cell office:value-type="float" office:value="0.929618055555555">
                <text:p>0</text:p>
                <draw:g>
                  <svg:desc>JMeter_T3.A5:JMeter_T3.A53</svg:desc>
                </draw:g>
              </table:table-cell>
              <table:table-cell office:value-type="float" office:value="0">
                <text:p>0</text:p>
                <draw:g>
                  <svg:desc>JMeter_T3.P5:JMeter_T3.P53</svg:desc>
                </draw:g>
              </table:table-cell>
              <table:table-cell office:value-type="float" office:value="0">
                <text:p>0</text:p>
                <draw:g>
                  <svg:desc>JMeter_T3.Q5:JMeter_T3.Q53</svg:desc>
                </draw:g>
              </table:table-cell>
              <table:table-cell office:value-type="float" office:value="0">
                <text:p>0</text:p>
                <draw:g>
                  <svg:desc>JMeter_T3.R5:JMeter_T3.R53</svg:desc>
                </draw:g>
              </table:table-cell>
              <table:table-cell office:value-type="float" office:value="0">
                <text:p>0</text:p>
                <draw:g>
                  <svg:desc>JMeter_T3.S5:JMeter_T3.S53</svg:desc>
                </draw:g>
              </table:table-cell>
            </table:table-row>
            <table:table-row>
              <table:table-cell office:value-type="float" office:value="0.92962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641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652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664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675925925926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58">
                <text:p>458</text:p>
              </table:table-cell>
              <table:table-cell office:value-type="float" office:value="18">
                <text:p>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0.929687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29699074074074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492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929710648148148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589">
                <text:p>589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929722222222222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773">
                <text:p>773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.929733796296296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729">
                <text:p>729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0.92974537037037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24">
                <text:p>424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0.929756944444444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929768518518518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486">
                <text:p>486</text:p>
              </table:table-cell>
              <table:table-cell office:value-type="float" office:value="182">
                <text:p>1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0.929780092592593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040">
                <text:p>1040</text:p>
              </table:table-cell>
              <table:table-cell office:value-type="float" office:value="3084">
                <text:p>308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0.929791666666667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021">
                <text:p>1021</text:p>
              </table:table-cell>
              <table:table-cell office:value-type="float" office:value="3502">
                <text:p>3502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0.929803240740741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344">
                <text:p>344</text:p>
              </table:table-cell>
              <table:table-cell office:value-type="float" office:value="363">
                <text:p>3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929814814814815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29826388888889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706">
                <text:p>706</text:p>
              </table:table-cell>
              <table:table-cell office:value-type="float" office:value="3610">
                <text:p>36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0.929837962962963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730">
                <text:p>730</text:p>
              </table:table-cell>
              <table:table-cell office:value-type="float" office:value="3210">
                <text:p>321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0.929849537037037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982">
                <text:p>982</text:p>
              </table:table-cell>
              <table:table-cell office:value-type="float" office:value="3495">
                <text:p>349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0.929861111111111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199">
                <text:p>1199</text:p>
              </table:table-cell>
              <table:table-cell office:value-type="float" office:value="2410">
                <text:p>241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0.929872685185185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778">
                <text:p>778</text:p>
              </table:table-cell>
              <table:table-cell office:value-type="float" office:value="3136">
                <text:p>313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0.929884259259259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531">
                <text:p>531</text:p>
              </table:table-cell>
              <table:table-cell office:value-type="float" office:value="2062">
                <text:p>206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0.929895833333333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77">
                <text:p>477</text:p>
              </table:table-cell>
              <table:table-cell office:value-type="float" office:value="12">
                <text:p>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0.929907407407407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21">
                <text:p>521</text:p>
              </table:table-cell>
              <table:table-cell office:value-type="float" office:value="1762">
                <text:p>176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0.929918981481481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930555555555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890">
                <text:p>890</text:p>
              </table:table-cell>
              <table:table-cell office:value-type="float" office:value="3809">
                <text:p>3809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0.92994212962963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019">
                <text:p>1019</text:p>
              </table:table-cell>
              <table:table-cell office:value-type="float" office:value="4221">
                <text:p>422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0.929953703703704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548">
                <text:p>548</text:p>
              </table:table-cell>
              <table:table-cell office:value-type="float" office:value="1708">
                <text:p>170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0.929965277777778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0.92997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988425925926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1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2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34722222222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66">
                <text:p>366</text:p>
              </table:table-cell>
              <table:table-cell office:value-type="float" office:value="938">
                <text:p>93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930046296296296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40">
                <text:p>54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0.93005787037037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755">
                <text:p>755</text:p>
              </table:table-cell>
              <table:table-cell office:value-type="float" office:value="4364">
                <text:p>436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0.930069444444444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625">
                <text:p>625</text:p>
              </table:table-cell>
              <table:table-cell office:value-type="float" office:value="3196">
                <text:p>3196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0.930081018518518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1363">
                <text:p>1363</text:p>
              </table:table-cell>
              <table:table-cell office:value-type="float" office:value="7410">
                <text:p>741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0.930092592592592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590">
                <text:p>590</text:p>
              </table:table-cell>
              <table:table-cell office:value-type="float" office:value="2052">
                <text:p>205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0.930104166666667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1624">
                <text:p>162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0.93011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27314814815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9301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5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6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7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Utilização de CPU</text:p>
        </chart:title>
        <chart:legend chart:legend-position="end" svg:x="14.213cm" svg:y="4.201cm" style:legend-expansion="high" chart:style-name="ch3"/>
        <chart:plot-area chart:style-name="ch4" table:cell-range-address="Ab_T1.A4:Ab_T1.B26" chart:data-source-has-labels="both" svg:x="1.331cm" svg:y="1.301cm" svg:width="12.562cm" svg:height="6.538cm">
          <chartooo:coordinate-region svg:x="2.409cm" svg:y="1.5cm" svg:width="11.484cm" svg:height="4.873cm"/>
          <chart:axis chart:dimension="x" chart:name="primary-x" chart:style-name="ch5" chartooo:axis-type="auto">
            <chartooo:date-scale/>
            <chart:title svg:x="6.523cm" svg:y="8.019cm" chart:style-name="ch6">
              <text:p>Tempo (H:m:s)</text:p>
            </chart:title>
            <chart:categories table:cell-range-address="Ab_T1.A5:Ab_T1.A26"/>
          </chart:axis>
          <chart:axis chart:dimension="y" chart:name="primary-y" chart:style-name="ch7">
            <chart:title svg:x="0.451cm" svg:y="5.156cm" chart:style-name="ch8">
              <text:p>CPU %</text:p>
            </chart:title>
            <chart:grid chart:style-name="ch9" chart:class="major"/>
          </chart:axis>
          <chart:series chart:style-name="ch10" chart:values-cell-range-address="Ab_T1.B5:Ab_T1.B26" chart:label-cell-address="Ab_T1.B4:Ab_T1.B4" chart:class="chart:area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Ab_T1.B4:Ab_T1.B4</svg:desc>
                </draw:g>
              </table:table-cell>
            </table:table-row>
          </table:table-header-rows>
          <table:table-rows>
            <table:table-row>
              <table:table-cell office:value-type="float" office:value="0.920069444444444">
                <text:p>0</text:p>
                <draw:g>
                  <svg:desc>Ab_T1.A5:Ab_T1.A26</svg:desc>
                </draw:g>
              </table:table-cell>
              <table:table-cell office:value-type="float" office:value="1">
                <text:p>1</text:p>
                <draw:g>
                  <svg:desc>Ab_T1.B5:Ab_T1.B26</svg:desc>
                </draw:g>
              </table:table-cell>
            </table:table-row>
            <table:table-row>
              <table:table-cell office:value-type="float" office:value="0.92008101851851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09259259259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04166666667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2011574074074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2731481481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38888888889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920150462962963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20162037037037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920173611111111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185185185185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920196759259259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208333333333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920219907407407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920231481481481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243055555556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92025462962963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266203703704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92027777777777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28935185185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0300925925926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3125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Ab_T1.A5:Ab_T1.A26 Ab_T1.F4:Ab_T1.F26" chart:data-source-has-labels="both" svg:x="1.331cm" svg:y="1.301cm" svg:width="12.906cm" svg:height="6.538cm">
          <chartooo:coordinate-region svg:x="2.409cm" svg:y="1.5cm" svg:width="11.828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Ab_T1.A5:Ab_T1.A26"/>
          </chart:axis>
          <chart:axis chart:dimension="y" chart:name="primary-y" chart:style-name="ch7">
            <chart:title svg:x="0.451cm" svg:y="5.778cm" chart:style-name="ch8">
              <text:p>Memória em KB</text:p>
            </chart:title>
            <chart:grid chart:style-name="ch9" chart:class="major"/>
          </chart:axis>
          <chart:series chart:style-name="ch10" chart:values-cell-range-address="Ab_T1.F5:Ab_T1.F26" chart:label-cell-address="Ab_T1.F4:Ab_T1.F4" chart:class="chart:area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Ab_T1.F4:Ab_T1.F4</svg:desc>
                </draw:g>
              </table:table-cell>
            </table:table-row>
          </table:table-header-rows>
          <table:table-rows>
            <table:table-row>
              <table:table-cell office:value-type="float" office:value="0.920069444444444">
                <text:p>0</text:p>
                <draw:g>
                  <svg:desc>Ab_T1.A5:Ab_T1.A26</svg:desc>
                </draw:g>
              </table:table-cell>
              <table:table-cell office:value-type="float" office:value="640">
                <text:p>640</text:p>
                <draw:g>
                  <svg:desc>Ab_T1.F5:Ab_T1.F26</svg:desc>
                </draw:g>
              </table:table-cell>
            </table:table-row>
            <table:table-row>
              <table:table-cell office:value-type="float" office:value="0.920081018518518">
                <text:p>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0.920092592592593">
                <text:p>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0.920104166666667">
                <text:p>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0.920115740740741">
                <text:p>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0.920127314814815">
                <text:p>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0.920138888888889">
                <text:p>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0.920150462962963">
                <text:p>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0.920162037037037">
                <text:p>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0.920173611111111">
                <text:p>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0.920185185185185">
                <text:p>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0.920196759259259">
                <text:p>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0.920208333333333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0.920219907407407">
                <text:p>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0.920231481481481">
                <text:p>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0.920243055555556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0.92025462962963">
                <text:p>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920266203703704">
                <text:p>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920277777777778">
                <text:p>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0.920289351851852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920300925925926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9203125">
                <text:p>0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Ab_T1.A5:Ab_T1.A26 Ab_T1.L4:Ab_T1.O26" chart:data-source-has-labels="both" svg:x="1.331cm" svg:y="1.301cm" svg:width="12.112cm" svg:height="6.538cm">
          <chartooo:coordinate-region svg:x="2.409cm" svg:y="1.5cm" svg:width="11.03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Ab_T1.A5:Ab_T1.A26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1.L5:Ab_T1.L26" chart:label-cell-address="Ab_T1.L4:Ab_T1.L4" chart:class="chart:area">
            <chart:data-point chart:repeated="22"/>
          </chart:series>
          <chart:series chart:style-name="ch11" chart:values-cell-range-address="Ab_T1.M5:Ab_T1.M26" chart:label-cell-address="Ab_T1.M4:Ab_T1.M4" chart:class="chart:area">
            <chart:data-point chart:repeated="22"/>
          </chart:series>
          <chart:series chart:style-name="ch12" chart:values-cell-range-address="Ab_T1.N5:Ab_T1.N26" chart:label-cell-address="Ab_T1.N4:Ab_T1.N4" chart:class="chart:area">
            <chart:data-point chart:repeated="22"/>
          </chart:series>
          <chart:series chart:style-name="ch13" chart:values-cell-range-address="Ab_T1.O5:Ab_T1.O26" chart:label-cell-address="Ab_T1.O4:Ab_T1.O4" chart:class="chart:area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Ab_T1.L4:Ab_T1.L4</svg:desc>
                </draw:g>
              </table:table-cell>
              <table:table-cell office:value-type="string">
                <text:p>Reads </text:p>
                <draw:g>
                  <svg:desc>Ab_T1.M4:Ab_T1.M4</svg:desc>
                </draw:g>
              </table:table-cell>
              <table:table-cell office:value-type="string">
                <text:p>KBWrit</text:p>
                <draw:g>
                  <svg:desc>Ab_T1.N4:Ab_T1.N4</svg:desc>
                </draw:g>
              </table:table-cell>
              <table:table-cell office:value-type="string">
                <text:p>Writes</text:p>
                <draw:g>
                  <svg:desc>Ab_T1.O4:Ab_T1.O4</svg:desc>
                </draw:g>
              </table:table-cell>
            </table:table-row>
          </table:table-header-rows>
          <table:table-rows>
            <table:table-row>
              <table:table-cell office:value-type="float" office:value="0.920069444444444">
                <text:p>0</text:p>
                <draw:g>
                  <svg:desc>Ab_T1.A5:Ab_T1.A26</svg:desc>
                </draw:g>
              </table:table-cell>
              <table:table-cell office:value-type="float" office:value="0">
                <text:p>0</text:p>
                <draw:g>
                  <svg:desc>Ab_T1.L5:Ab_T1.L26</svg:desc>
                </draw:g>
              </table:table-cell>
              <table:table-cell office:value-type="float" office:value="0">
                <text:p>0</text:p>
                <draw:g>
                  <svg:desc>Ab_T1.M5:Ab_T1.M26</svg:desc>
                </draw:g>
              </table:table-cell>
              <table:table-cell office:value-type="float" office:value="0">
                <text:p>0</text:p>
                <draw:g>
                  <svg:desc>Ab_T1.N5:Ab_T1.N26</svg:desc>
                </draw:g>
              </table:table-cell>
              <table:table-cell office:value-type="float" office:value="0">
                <text:p>0</text:p>
                <draw:g>
                  <svg:desc>Ab_T1.O5:Ab_T1.O26</svg:desc>
                </draw:g>
              </table:table-cell>
            </table:table-row>
            <table:table-row>
              <table:table-cell office:value-type="float" office:value="0.9200810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092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041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1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2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5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6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7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851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9201967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208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0219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2314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243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025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20266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920277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289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300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3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Ab_T1.A5:Ab_T1.A26 Ab_T1.P4:Ab_T1.S26" chart:data-source-has-labels="both" svg:x="1.331cm" svg:y="1.301cm" svg:width="12.509cm" svg:height="6.538cm">
          <chartooo:coordinate-region svg:x="2.508cm" svg:y="1.5cm" svg:width="11.33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Ab_T1.A5:Ab_T1.A26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1.P5:Ab_T1.P26" chart:label-cell-address="Ab_T1.P4:Ab_T1.P4" chart:class="chart:area">
            <chart:data-point chart:repeated="22"/>
          </chart:series>
          <chart:series chart:style-name="ch11" chart:values-cell-range-address="Ab_T1.Q5:Ab_T1.Q26" chart:label-cell-address="Ab_T1.Q4:Ab_T1.Q4" chart:class="chart:area">
            <chart:data-point chart:repeated="22"/>
          </chart:series>
          <chart:series chart:style-name="ch12" chart:values-cell-range-address="Ab_T1.R5:Ab_T1.R26" chart:label-cell-address="Ab_T1.R4:Ab_T1.R4" chart:class="chart:area">
            <chart:data-point chart:repeated="22"/>
          </chart:series>
          <chart:series chart:style-name="ch13" chart:values-cell-range-address="Ab_T1.S5:Ab_T1.S26" chart:label-cell-address="Ab_T1.S4:Ab_T1.S4" chart:class="chart:area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Ab_T1.P4:Ab_T1.P4</svg:desc>
                </draw:g>
              </table:table-cell>
              <table:table-cell office:value-type="string">
                <text:p>PktIn</text:p>
                <draw:g>
                  <svg:desc>Ab_T1.Q4:Ab_T1.Q4</svg:desc>
                </draw:g>
              </table:table-cell>
              <table:table-cell office:value-type="string">
                <text:p>KBOut</text:p>
                <draw:g>
                  <svg:desc>Ab_T1.R4:Ab_T1.R4</svg:desc>
                </draw:g>
              </table:table-cell>
              <table:table-cell office:value-type="string">
                <text:p>PktOut</text:p>
                <draw:g>
                  <svg:desc>Ab_T1.S4:Ab_T1.S4</svg:desc>
                </draw:g>
              </table:table-cell>
            </table:table-row>
          </table:table-header-rows>
          <table:table-rows>
            <table:table-row>
              <table:table-cell office:value-type="float" office:value="0.920069444444444">
                <text:p>0</text:p>
                <draw:g>
                  <svg:desc>Ab_T1.A5:Ab_T1.A26</svg:desc>
                </draw:g>
              </table:table-cell>
              <table:table-cell office:value-type="float" office:value="0">
                <text:p>0</text:p>
                <draw:g>
                  <svg:desc>Ab_T1.P5:Ab_T1.P26</svg:desc>
                </draw:g>
              </table:table-cell>
              <table:table-cell office:value-type="float" office:value="0">
                <text:p>0</text:p>
                <draw:g>
                  <svg:desc>Ab_T1.Q5:Ab_T1.Q26</svg:desc>
                </draw:g>
              </table:table-cell>
              <table:table-cell office:value-type="float" office:value="0">
                <text:p>0</text:p>
                <draw:g>
                  <svg:desc>Ab_T1.R5:Ab_T1.R26</svg:desc>
                </draw:g>
              </table:table-cell>
              <table:table-cell office:value-type="float" office:value="0">
                <text:p>0</text:p>
                <draw:g>
                  <svg:desc>Ab_T1.S5:Ab_T1.S26</svg:desc>
                </draw:g>
              </table:table-cell>
            </table:table-row>
            <table:table-row>
              <table:table-cell office:value-type="float" office:value="0.9200810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09259259259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920104166666667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3">
                <text:p>143</text:p>
              </table:table-cell>
              <table:table-cell office:value-type="float" office:value="548">
                <text:p>54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0.92011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2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13888888888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3">
                <text:p>253</text:p>
              </table:table-cell>
              <table:table-cell office:value-type="float" office:value="1071">
                <text:p>107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0.920150462962963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364">
                <text:p>364</text:p>
              </table:table-cell>
              <table:table-cell office:value-type="float" office:value="1589">
                <text:p>158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0.920162037037037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536">
                <text:p>536</text:p>
              </table:table-cell>
              <table:table-cell office:value-type="float" office:value="2382">
                <text:p>2382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0.920173611111111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883">
                <text:p>1883</text:p>
              </table:table-cell>
              <table:table-cell office:value-type="float" office:value="7945">
                <text:p>7945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float" office:value="0.920185185185185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17">
                <text:p>417</text:p>
              </table:table-cell>
              <table:table-cell office:value-type="float" office:value="1031">
                <text:p>103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0.920196759259259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061">
                <text:p>2061</text:p>
              </table:table-cell>
              <table:table-cell office:value-type="float" office:value="8029">
                <text:p>8029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float" office:value="0.920208333333333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375">
                <text:p>1375</text:p>
              </table:table-cell>
              <table:table-cell office:value-type="float" office:value="4665">
                <text:p>4665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0.920219907407407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470">
                <text:p>470</text:p>
              </table:table-cell>
              <table:table-cell office:value-type="float" office:value="1723">
                <text:p>172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0.920231481481481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2414">
                <text:p>2414</text:p>
              </table:table-cell>
              <table:table-cell office:value-type="float" office:value="8893">
                <text:p>8893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float" office:value="0.920243055555556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1988">
                <text:p>1988</text:p>
              </table:table-cell>
              <table:table-cell office:value-type="float" office:value="7606">
                <text:p>760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0.92025462962963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2028">
                <text:p>2028</text:p>
              </table:table-cell>
              <table:table-cell office:value-type="float" office:value="7947">
                <text:p>794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0.920266203703704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24">
                <text:p>924</text:p>
              </table:table-cell>
              <table:table-cell office:value-type="float" office:value="4200">
                <text:p>420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float" office:value="0.920277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289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300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3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Utilização de CPU</text:p>
        </chart:title>
        <chart:legend chart:legend-position="end" svg:x="14.213cm" svg:y="4.201cm" style:legend-expansion="high" chart:style-name="ch3"/>
        <chart:plot-area chart:style-name="ch4" table:cell-range-address="Ab_T2.A4:Ab_T2.B24" chart:data-source-has-labels="both" svg:x="1.331cm" svg:y="1.301cm" svg:width="12.562cm" svg:height="6.538cm">
          <chartooo:coordinate-region svg:x="2.409cm" svg:y="1.5cm" svg:width="11.345cm" svg:height="4.873cm"/>
          <chart:axis chart:dimension="x" chart:name="primary-x" chart:style-name="ch5" chartooo:axis-type="auto">
            <chartooo:date-scale/>
            <chart:title svg:x="6.523cm" svg:y="8.019cm" chart:style-name="ch6">
              <text:p>Tempo (H:m:s)</text:p>
            </chart:title>
            <chart:categories table:cell-range-address="Ab_T2.A5:Ab_T2.A24"/>
          </chart:axis>
          <chart:axis chart:dimension="y" chart:name="primary-y" chart:style-name="ch7">
            <chart:title svg:x="0.451cm" svg:y="5.156cm" chart:style-name="ch8">
              <text:p>CPU %</text:p>
            </chart:title>
            <chart:grid chart:style-name="ch9" chart:class="major"/>
          </chart:axis>
          <chart:series chart:style-name="ch10" chart:values-cell-range-address="Ab_T2.B5:Ab_T2.B24" chart:label-cell-address="Ab_T2.B4:Ab_T2.B4" chart:class="chart:area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Ab_T2.B4:Ab_T2.B4</svg:desc>
                </draw:g>
              </table:table-cell>
            </table:table-row>
          </table:table-header-rows>
          <table:table-rows>
            <table:table-row>
              <table:table-cell office:value-type="float" office:value="0.920532407407407">
                <text:p>0</text:p>
                <draw:g>
                  <svg:desc>Ab_T2.A5:Ab_T2.A24</svg:desc>
                </draw:g>
              </table:table-cell>
              <table:table-cell office:value-type="float" office:value="2">
                <text:p>2</text:p>
                <draw:g>
                  <svg:desc>Ab_T2.B5:Ab_T2.B24</svg:desc>
                </draw:g>
              </table:table-cell>
            </table:table-row>
            <table:table-row>
              <table:table-cell office:value-type="float" office:value="0.920543981481481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920555555555555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92056712962963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920578703703704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590277777778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920601851851852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92061342592592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2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636574074074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920648148148148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659722222222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0671296296296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9206828703703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069444444444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706018518519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1759259259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729166666666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4074074074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752314814815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Ab_T2.A5:Ab_T2.A24 Ab_T2.F4:Ab_T2.F24" chart:data-source-has-labels="both" svg:x="1.331cm" svg:y="1.301cm" svg:width="12.906cm" svg:height="6.538cm">
          <chartooo:coordinate-region svg:x="2.409cm" svg:y="1.5cm" svg:width="11.689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Ab_T2.A5:Ab_T2.A24"/>
          </chart:axis>
          <chart:axis chart:dimension="y" chart:name="primary-y" chart:style-name="ch7">
            <chart:title svg:x="0.451cm" svg:y="5.778cm" chart:style-name="ch8">
              <text:p>Memória em KB</text:p>
            </chart:title>
            <chart:grid chart:style-name="ch9" chart:class="major"/>
          </chart:axis>
          <chart:series chart:style-name="ch10" chart:values-cell-range-address="Ab_T2.F5:Ab_T2.F24" chart:label-cell-address="Ab_T2.F4:Ab_T2.F4" chart:class="chart:area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Ab_T2.F4:Ab_T2.F4</svg:desc>
                </draw:g>
              </table:table-cell>
            </table:table-row>
          </table:table-header-rows>
          <table:table-rows>
            <table:table-row>
              <table:table-cell office:value-type="float" office:value="0.920532407407407">
                <text:p>0</text:p>
                <draw:g>
                  <svg:desc>Ab_T2.A5:Ab_T2.A24</svg:desc>
                </draw:g>
              </table:table-cell>
              <table:table-cell office:value-type="float" office:value="473">
                <text:p>473</text:p>
                <draw:g>
                  <svg:desc>Ab_T2.F5:Ab_T2.F24</svg:desc>
                </draw:g>
              </table:table-cell>
            </table:table-row>
            <table:table-row>
              <table:table-cell office:value-type="float" office:value="0.920543981481481">
                <text:p>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0.920555555555555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0.92056712962963">
                <text:p>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0.920578703703704">
                <text:p>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0.920590277777778">
                <text:p>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0.920601851851852">
                <text:p>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0.920613425925926">
                <text:p>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0.920625">
                <text:p>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0.920636574074074">
                <text:p>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0.920648148148148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20659722222222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0671296296296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068287037037">
                <text:p>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0.920694444444444">
                <text:p>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920706018518519">
                <text:p>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0.920717592592593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920729166666666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920740740740741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920752314814815">
                <text:p>0</text:p>
              </table:table-cell>
              <table:table-cell office:value-type="float" office:value="448">
                <text:p>4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Ab_T2.A5:Ab_T2.A24 Ab_T2.L4:Ab_T2.O24" chart:data-source-has-labels="both" svg:x="1.331cm" svg:y="1.301cm" svg:width="12.112cm" svg:height="6.538cm">
          <chartooo:coordinate-region svg:x="2.409cm" svg:y="1.5cm" svg:width="11.03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Ab_T2.A5:Ab_T2.A24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2.L5:Ab_T2.L24" chart:label-cell-address="Ab_T2.L4:Ab_T2.L4" chart:class="chart:area">
            <chart:data-point chart:repeated="20"/>
          </chart:series>
          <chart:series chart:style-name="ch11" chart:values-cell-range-address="Ab_T2.M5:Ab_T2.M24" chart:label-cell-address="Ab_T2.M4:Ab_T2.M4" chart:class="chart:area">
            <chart:data-point chart:repeated="20"/>
          </chart:series>
          <chart:series chart:style-name="ch12" chart:values-cell-range-address="Ab_T2.N5:Ab_T2.N24" chart:label-cell-address="Ab_T2.N4:Ab_T2.N4" chart:class="chart:area">
            <chart:data-point chart:repeated="20"/>
          </chart:series>
          <chart:series chart:style-name="ch13" chart:values-cell-range-address="Ab_T2.O5:Ab_T2.O24" chart:label-cell-address="Ab_T2.O4:Ab_T2.O4" chart:class="chart:area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Ab_T2.L4:Ab_T2.L4</svg:desc>
                </draw:g>
              </table:table-cell>
              <table:table-cell office:value-type="string">
                <text:p>Reads </text:p>
                <draw:g>
                  <svg:desc>Ab_T2.M4:Ab_T2.M4</svg:desc>
                </draw:g>
              </table:table-cell>
              <table:table-cell office:value-type="string">
                <text:p>KBWrit</text:p>
                <draw:g>
                  <svg:desc>Ab_T2.N4:Ab_T2.N4</svg:desc>
                </draw:g>
              </table:table-cell>
              <table:table-cell office:value-type="string">
                <text:p>Writes</text:p>
                <draw:g>
                  <svg:desc>Ab_T2.O4:Ab_T2.O4</svg:desc>
                </draw:g>
              </table:table-cell>
            </table:table-row>
          </table:table-header-rows>
          <table:table-rows>
            <table:table-row>
              <table:table-cell office:value-type="float" office:value="0.920532407407407">
                <text:p>0</text:p>
                <draw:g>
                  <svg:desc>Ab_T2.A5:Ab_T2.A24</svg:desc>
                </draw:g>
              </table:table-cell>
              <table:table-cell office:value-type="float" office:value="0">
                <text:p>0</text:p>
                <draw:g>
                  <svg:desc>Ab_T2.L5:Ab_T2.L24</svg:desc>
                </draw:g>
              </table:table-cell>
              <table:table-cell office:value-type="float" office:value="0">
                <text:p>0</text:p>
                <draw:g>
                  <svg:desc>Ab_T2.M5:Ab_T2.M24</svg:desc>
                </draw:g>
              </table:table-cell>
              <table:table-cell office:value-type="float" office:value="216">
                <text:p>216</text:p>
                <draw:g>
                  <svg:desc>Ab_T2.N5:Ab_T2.N24</svg:desc>
                </draw:g>
              </table:table-cell>
              <table:table-cell office:value-type="float" office:value="1">
                <text:p>1</text:p>
                <draw:g>
                  <svg:desc>Ab_T2.O5:Ab_T2.O24</svg:desc>
                </draw:g>
              </table:table-cell>
            </table:table-row>
            <table:table-row>
              <table:table-cell office:value-type="float" office:value="0.9205439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5555555555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5671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0578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590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920601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20613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6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36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48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59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20671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82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694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706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717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72916666666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740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752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JMeter_T1.A5:JMeter_T1.A72 JMeter_T1.F4:JMeter_T1.F72" chart:data-source-has-labels="both" svg:x="1.331cm" svg:y="1.301cm" svg:width="12.906cm" svg:height="6.538cm">
          <chartooo:coordinate-region svg:x="2.409cm" svg:y="1.5cm" svg:width="11.828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JMeter_T1.A5:JMeter_T1.A72"/>
          </chart:axis>
          <chart:axis chart:dimension="y" chart:name="primary-y" chart:style-name="ch7">
            <chart:title svg:x="0.451cm" svg:y="5.805cm" chart:style-name="ch8">
              <text:p>Memória em MB</text:p>
            </chart:title>
            <chart:grid chart:style-name="ch9" chart:class="major"/>
          </chart:axis>
          <chart:series chart:style-name="ch10" chart:values-cell-range-address="JMeter_T1.F5:JMeter_T1.F72" chart:label-cell-address="JMeter_T1.F4:JMeter_T1.F4" chart:class="chart:area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JMeter_T1.F4:JMeter_T1.F4</svg:desc>
                </draw:g>
              </table:table-cell>
            </table:table-row>
          </table:table-header-rows>
          <table:table-rows>
            <table:table-row>
              <table:table-cell office:value-type="float" office:value="0.897083333333333">
                <text:p>0</text:p>
                <draw:g>
                  <svg:desc>JMeter_T1.A5:JMeter_T1.A72</svg:desc>
                </draw:g>
              </table:table-cell>
              <table:table-cell office:value-type="float" office:value="665">
                <text:p>665</text:p>
                <draw:g>
                  <svg:desc>JMeter_T1.F5:JMeter_T1.F72</svg:desc>
                </draw:g>
              </table:table-cell>
            </table:table-row>
            <table:table-row>
              <table:table-cell office:value-type="float" office:value="0.897094907407407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0.897106481481482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0.897118055555556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0.89712962962963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0.897141203703704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0.897152777777778">
                <text:p>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0.897164351851852">
                <text:p>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0.897175925925926">
                <text:p>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0.8971875">
                <text:p>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0.897199074074074">
                <text:p>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0.897210648148148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0.897222222222222">
                <text:p>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0.897233796296296">
                <text:p>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0.89724537037037">
                <text:p>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0.897256944444444">
                <text:p>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0.897268518518519">
                <text:p>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0.897280092592593">
                <text:p>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0.897291666666667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0.897303240740741">
                <text:p>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0.897314814814815">
                <text:p>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0.897326388888889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897337962962963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0.897349537037037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897361111111111">
                <text:p>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897372685185185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897384259259259">
                <text:p>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0.897395833333333">
                <text:p>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0.897407407407407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897418981481481">
                <text:p>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0.897430555555556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89744212962963">
                <text:p>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897453703703704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897465277777778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897476851851852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897488425925926">
                <text:p>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8975">
                <text:p>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897511574074074">
                <text:p>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0.897523148148148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897534722222222">
                <text:p>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897546296296296">
                <text:p>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89755787037037">
                <text:p>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897569444444444">
                <text:p>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0.897581018518519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897592592592593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897604166666667">
                <text:p>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0.897615740740741">
                <text:p>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897627314814815">
                <text:p>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0.897638888888889">
                <text:p>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0.897650462962963">
                <text:p>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897662037037037">
                <text:p>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0.897673611111111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0.897685185185185">
                <text:p>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0.897696759259259">
                <text:p>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0.897708333333333">
                <text:p>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0.897719907407407">
                <text:p>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0.897731481481481">
                <text:p>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0.897743055555556">
                <text:p>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0.89775462962963">
                <text:p>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897766203703704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0.897777777777778">
                <text:p>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0.897789351851852">
                <text:p>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0.897800925925926">
                <text:p>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0.8978125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0.897824074074074">
                <text:p>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0.897835648148148">
                <text:p>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0.897847222222222">
                <text:p>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0.897858796296296">
                <text:p>0</text:p>
              </table:table-cell>
              <table:table-cell office:value-type="float" office:value="492">
                <text:p>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Ab_T2.A5:Ab_T2.A24 Ab_T2.P4:Ab_T2.S24" chart:data-source-has-labels="both" svg:x="1.331cm" svg:y="1.301cm" svg:width="12.509cm" svg:height="6.538cm">
          <chartooo:coordinate-region svg:x="2.508cm" svg:y="1.5cm" svg:width="11.33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Ab_T2.A5:Ab_T2.A24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2.P5:Ab_T2.P24" chart:label-cell-address="Ab_T2.P4:Ab_T2.P4" chart:class="chart:area">
            <chart:data-point chart:repeated="20"/>
          </chart:series>
          <chart:series chart:style-name="ch11" chart:values-cell-range-address="Ab_T2.Q5:Ab_T2.Q24" chart:label-cell-address="Ab_T2.Q4:Ab_T2.Q4" chart:class="chart:area">
            <chart:data-point chart:repeated="20"/>
          </chart:series>
          <chart:series chart:style-name="ch12" chart:values-cell-range-address="Ab_T2.R5:Ab_T2.R24" chart:label-cell-address="Ab_T2.R4:Ab_T2.R4" chart:class="chart:area">
            <chart:data-point chart:repeated="20"/>
          </chart:series>
          <chart:series chart:style-name="ch13" chart:values-cell-range-address="Ab_T2.S5:Ab_T2.S24" chart:label-cell-address="Ab_T2.S4:Ab_T2.S4" chart:class="chart:area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Ab_T2.P4:Ab_T2.P4</svg:desc>
                </draw:g>
              </table:table-cell>
              <table:table-cell office:value-type="string">
                <text:p>PktIn</text:p>
                <draw:g>
                  <svg:desc>Ab_T2.Q4:Ab_T2.Q4</svg:desc>
                </draw:g>
              </table:table-cell>
              <table:table-cell office:value-type="string">
                <text:p>KBOut</text:p>
                <draw:g>
                  <svg:desc>Ab_T2.R4:Ab_T2.R4</svg:desc>
                </draw:g>
              </table:table-cell>
              <table:table-cell office:value-type="string">
                <text:p>PktOut</text:p>
                <draw:g>
                  <svg:desc>Ab_T2.S4:Ab_T2.S4</svg:desc>
                </draw:g>
              </table:table-cell>
            </table:table-row>
          </table:table-header-rows>
          <table:table-rows>
            <table:table-row>
              <table:table-cell office:value-type="float" office:value="0.920532407407407">
                <text:p>0</text:p>
                <draw:g>
                  <svg:desc>Ab_T2.A5:Ab_T2.A24</svg:desc>
                </draw:g>
              </table:table-cell>
              <table:table-cell office:value-type="float" office:value="1">
                <text:p>1</text:p>
                <draw:g>
                  <svg:desc>Ab_T2.P5:Ab_T2.P24</svg:desc>
                </draw:g>
              </table:table-cell>
              <table:table-cell office:value-type="float" office:value="5">
                <text:p>5</text:p>
                <draw:g>
                  <svg:desc>Ab_T2.Q5:Ab_T2.Q24</svg:desc>
                </draw:g>
              </table:table-cell>
              <table:table-cell office:value-type="float" office:value="0">
                <text:p>0</text:p>
                <draw:g>
                  <svg:desc>Ab_T2.R5:Ab_T2.R24</svg:desc>
                </draw:g>
              </table:table-cell>
              <table:table-cell office:value-type="float" office:value="1">
                <text:p>1</text:p>
                <draw:g>
                  <svg:desc>Ab_T2.S5:Ab_T2.S24</svg:desc>
                </draw:g>
              </table:table-cell>
            </table:table-row>
            <table:table-row>
              <table:table-cell office:value-type="float" office:value="0.920543981481481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601">
                <text:p>60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0.920555555555555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053">
                <text:p>2053</text:p>
              </table:table-cell>
              <table:table-cell office:value-type="float" office:value="8377">
                <text:p>8377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float" office:value="0.92056712962963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2289">
                <text:p>2289</text:p>
              </table:table-cell>
              <table:table-cell office:value-type="float" office:value="9344">
                <text:p>9344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0.920578703703704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2283">
                <text:p>2283</text:p>
              </table:table-cell>
              <table:table-cell office:value-type="float" office:value="7836">
                <text:p>783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0.920590277777778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2223">
                <text:p>2223</text:p>
              </table:table-cell>
              <table:table-cell office:value-type="float" office:value="7702">
                <text:p>7702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float" office:value="0.920601851851852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1329">
                <text:p>1329</text:p>
              </table:table-cell>
              <table:table-cell office:value-type="float" office:value="3683">
                <text:p>368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float" office:value="0.920613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6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636574074074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730">
                <text:p>730</text:p>
              </table:table-cell>
              <table:table-cell office:value-type="float" office:value="1949">
                <text:p>1949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920648148148148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463">
                <text:p>2463</text:p>
              </table:table-cell>
              <table:table-cell office:value-type="float" office:value="5828">
                <text:p>5828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float" office:value="0.920659722222222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409">
                <text:p>2409</text:p>
              </table:table-cell>
              <table:table-cell office:value-type="float" office:value="6705">
                <text:p>6705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float" office:value="0.920671296296296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522">
                <text:p>522</text:p>
              </table:table-cell>
              <table:table-cell office:value-type="float" office:value="1753">
                <text:p>175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0.920682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694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0706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17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2916666666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40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0752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Utilização de CPU</text:p>
        </chart:title>
        <chart:legend chart:legend-position="end" svg:x="14.213cm" svg:y="4.201cm" style:legend-expansion="high" chart:style-name="ch3"/>
        <chart:plot-area chart:style-name="ch4" table:cell-range-address="Ab_T3.A5:Ab_T3.B25 Ab_T3.B4:Ab_T3.B4" chart:data-source-has-labels="both" svg:x="1.331cm" svg:y="1.301cm" svg:width="12.562cm" svg:height="6.538cm">
          <chartooo:coordinate-region svg:x="2.409cm" svg:y="1.5cm" svg:width="11.344cm" svg:height="4.873cm"/>
          <chart:axis chart:dimension="x" chart:name="primary-x" chart:style-name="ch5" chartooo:axis-type="auto">
            <chartooo:date-scale/>
            <chart:title svg:x="6.523cm" svg:y="8.019cm" chart:style-name="ch6">
              <text:p>Tempo (H:m:s)</text:p>
            </chart:title>
            <chart:categories table:cell-range-address="Ab_T3.A5:Ab_T3.A25"/>
          </chart:axis>
          <chart:axis chart:dimension="y" chart:name="primary-y" chart:style-name="ch7">
            <chart:title svg:x="0.451cm" svg:y="5.156cm" chart:style-name="ch8">
              <text:p>CPU %</text:p>
            </chart:title>
            <chart:grid chart:style-name="ch9" chart:class="major"/>
          </chart:axis>
          <chart:series chart:style-name="ch10" chart:values-cell-range-address="Ab_T3.B5:Ab_T3.B25" chart:label-cell-address="Ab_T3.B4:Ab_T3.B4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Ab_T3.B4:Ab_T3.B4</svg:desc>
                </draw:g>
              </table:table-cell>
            </table:table-row>
          </table:table-header-rows>
          <table:table-rows>
            <table:table-row>
              <table:table-cell office:value-type="float" office:value="0.92119212962963">
                <text:p>0</text:p>
                <draw:g>
                  <svg:desc>Ab_T3.A5:Ab_T3.A25</svg:desc>
                </draw:g>
              </table:table-cell>
              <table:table-cell office:value-type="float" office:value="3">
                <text:p>3</text:p>
                <draw:g>
                  <svg:desc>Ab_T3.B5:Ab_T3.B25</svg:desc>
                </draw:g>
              </table:table-cell>
            </table:table-row>
            <table:table-row>
              <table:table-cell office:value-type="float" office:value="0.92120370370370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215277777778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226851851852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21238425925926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92125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921261574074074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921273148148148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284722222222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921296296296296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9213078703703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1944444444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3101851851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134259259259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54166666667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921365740740741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921377314814815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921388888888889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921400462962963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92141203703703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1423611111111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Ab_T3.A5:Ab_T3.A25 Ab_T3.F4:Ab_T3.F25" chart:data-source-has-labels="both" svg:x="1.331cm" svg:y="1.301cm" svg:width="12.906cm" svg:height="6.538cm">
          <chartooo:coordinate-region svg:x="2.409cm" svg:y="1.5cm" svg:width="11.688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Ab_T3.A5:Ab_T3.A25"/>
          </chart:axis>
          <chart:axis chart:dimension="y" chart:name="primary-y" chart:style-name="ch7">
            <chart:title svg:x="0.451cm" svg:y="5.778cm" chart:style-name="ch8">
              <text:p>Memória em KB</text:p>
            </chart:title>
            <chart:grid chart:style-name="ch9" chart:class="major"/>
          </chart:axis>
          <chart:series chart:style-name="ch10" chart:values-cell-range-address="Ab_T3.F5:Ab_T3.F25" chart:label-cell-address="Ab_T3.F4:Ab_T3.F4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Ab_T3.F4:Ab_T3.F4</svg:desc>
                </draw:g>
              </table:table-cell>
            </table:table-row>
          </table:table-header-rows>
          <table:table-rows>
            <table:table-row>
              <table:table-cell office:value-type="float" office:value="0.92119212962963">
                <text:p>0</text:p>
                <draw:g>
                  <svg:desc>Ab_T3.A5:Ab_T3.A25</svg:desc>
                </draw:g>
              </table:table-cell>
              <table:table-cell office:value-type="float" office:value="502">
                <text:p>502</text:p>
                <draw:g>
                  <svg:desc>Ab_T3.F5:Ab_T3.F25</svg:desc>
                </draw:g>
              </table:table-cell>
            </table:table-row>
            <table:table-row>
              <table:table-cell office:value-type="float" office:value="0.921203703703704">
                <text:p>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0.921215277777778">
                <text:p>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0.921226851851852">
                <text:p>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0.921238425925926">
                <text:p>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0.92125">
                <text:p>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0.921261574074074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0.921273148148148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0.921284722222222">
                <text:p>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0.921296296296296">
                <text:p>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0.92130787037037">
                <text:p>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.921319444444444">
                <text:p>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0.921331018518518">
                <text:p>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0.921342592592593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0.921354166666667">
                <text:p>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0.921365740740741">
                <text:p>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0.921377314814815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21388888888889">
                <text:p>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0.921400462962963">
                <text:p>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921412037037037">
                <text:p>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0.921423611111111">
                <text:p>0</text:p>
              </table:table-cell>
              <table:table-cell office:value-type="float" office:value="441">
                <text:p>44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Ab_T3.A5:Ab_T3.A25 Ab_T3.L4:Ab_T3.O25" chart:data-source-has-labels="both" svg:x="1.331cm" svg:y="1.301cm" svg:width="12.112cm" svg:height="6.538cm">
          <chartooo:coordinate-region svg:x="2.409cm" svg:y="1.5cm" svg:width="10.89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Ab_T3.A5:Ab_T3.A25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3.L5:Ab_T3.L25" chart:label-cell-address="Ab_T3.L4:Ab_T3.L4" chart:class="chart:area">
            <chart:data-point chart:repeated="21"/>
          </chart:series>
          <chart:series chart:style-name="ch11" chart:values-cell-range-address="Ab_T3.M5:Ab_T3.M25" chart:label-cell-address="Ab_T3.M4:Ab_T3.M4" chart:class="chart:area">
            <chart:data-point chart:repeated="21"/>
          </chart:series>
          <chart:series chart:style-name="ch12" chart:values-cell-range-address="Ab_T3.N5:Ab_T3.N25" chart:label-cell-address="Ab_T3.N4:Ab_T3.N4" chart:class="chart:area">
            <chart:data-point chart:repeated="21"/>
          </chart:series>
          <chart:series chart:style-name="ch13" chart:values-cell-range-address="Ab_T3.O5:Ab_T3.O25" chart:label-cell-address="Ab_T3.O4:Ab_T3.O4" chart:class="chart:area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Ab_T3.L4:Ab_T3.L4</svg:desc>
                </draw:g>
              </table:table-cell>
              <table:table-cell office:value-type="string">
                <text:p>Reads </text:p>
                <draw:g>
                  <svg:desc>Ab_T3.M4:Ab_T3.M4</svg:desc>
                </draw:g>
              </table:table-cell>
              <table:table-cell office:value-type="string">
                <text:p>KBWrit</text:p>
                <draw:g>
                  <svg:desc>Ab_T3.N4:Ab_T3.N4</svg:desc>
                </draw:g>
              </table:table-cell>
              <table:table-cell office:value-type="string">
                <text:p>Writes</text:p>
                <draw:g>
                  <svg:desc>Ab_T3.O4:Ab_T3.O4</svg:desc>
                </draw:g>
              </table:table-cell>
            </table:table-row>
          </table:table-header-rows>
          <table:table-rows>
            <table:table-row>
              <table:table-cell office:value-type="float" office:value="0.92119212962963">
                <text:p>0</text:p>
                <draw:g>
                  <svg:desc>Ab_T3.A5:Ab_T3.A25</svg:desc>
                </draw:g>
              </table:table-cell>
              <table:table-cell office:value-type="float" office:value="0">
                <text:p>0</text:p>
                <draw:g>
                  <svg:desc>Ab_T3.L5:Ab_T3.L25</svg:desc>
                </draw:g>
              </table:table-cell>
              <table:table-cell office:value-type="float" office:value="0">
                <text:p>0</text:p>
                <draw:g>
                  <svg:desc>Ab_T3.M5:Ab_T3.M25</svg:desc>
                </draw:g>
              </table:table-cell>
              <table:table-cell office:value-type="float" office:value="32">
                <text:p>32</text:p>
                <draw:g>
                  <svg:desc>Ab_T3.N5:Ab_T3.N25</svg:desc>
                </draw:g>
              </table:table-cell>
              <table:table-cell office:value-type="float" office:value="2">
                <text:p>2</text:p>
                <draw:g>
                  <svg:desc>Ab_T3.O5:Ab_T3.O25</svg:desc>
                </draw:g>
              </table:table-cell>
            </table:table-row>
            <table:table-row>
              <table:table-cell office:value-type="float" office:value="0.92120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21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22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23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26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127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284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296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1307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31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310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42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541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6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37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92138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2140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2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2141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42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Ab_T3.A5:Ab_T3.A25 Ab_T3.P4:Ab_T3.S25" chart:data-source-has-labels="both" svg:x="1.331cm" svg:y="1.301cm" svg:width="12.509cm" svg:height="6.538cm">
          <chartooo:coordinate-region svg:x="2.508cm" svg:y="1.5cm" svg:width="11.19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Ab_T3.A5:Ab_T3.A25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Ab_T3.P5:Ab_T3.P25" chart:label-cell-address="Ab_T3.P4:Ab_T3.P4" chart:class="chart:area">
            <chart:data-point chart:repeated="21"/>
          </chart:series>
          <chart:series chart:style-name="ch11" chart:values-cell-range-address="Ab_T3.Q5:Ab_T3.Q25" chart:label-cell-address="Ab_T3.Q4:Ab_T3.Q4" chart:class="chart:area">
            <chart:data-point chart:repeated="21"/>
          </chart:series>
          <chart:series chart:style-name="ch12" chart:values-cell-range-address="Ab_T3.R5:Ab_T3.R25" chart:label-cell-address="Ab_T3.R4:Ab_T3.R4" chart:class="chart:area">
            <chart:data-point chart:repeated="21"/>
          </chart:series>
          <chart:series chart:style-name="ch13" chart:values-cell-range-address="Ab_T3.S5:Ab_T3.S25" chart:label-cell-address="Ab_T3.S4:Ab_T3.S4" chart:class="chart:area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Ab_T3.P4:Ab_T3.P4</svg:desc>
                </draw:g>
              </table:table-cell>
              <table:table-cell office:value-type="string">
                <text:p>PktIn</text:p>
                <draw:g>
                  <svg:desc>Ab_T3.Q4:Ab_T3.Q4</svg:desc>
                </draw:g>
              </table:table-cell>
              <table:table-cell office:value-type="string">
                <text:p>KBOut</text:p>
                <draw:g>
                  <svg:desc>Ab_T3.R4:Ab_T3.R4</svg:desc>
                </draw:g>
              </table:table-cell>
              <table:table-cell office:value-type="string">
                <text:p>PktOut</text:p>
                <draw:g>
                  <svg:desc>Ab_T3.S4:Ab_T3.S4</svg:desc>
                </draw:g>
              </table:table-cell>
            </table:table-row>
          </table:table-header-rows>
          <table:table-rows>
            <table:table-row>
              <table:table-cell office:value-type="float" office:value="0.92119212962963">
                <text:p>0</text:p>
                <draw:g>
                  <svg:desc>Ab_T3.A5:Ab_T3.A25</svg:desc>
                </draw:g>
              </table:table-cell>
              <table:table-cell office:value-type="float" office:value="1">
                <text:p>1</text:p>
                <draw:g>
                  <svg:desc>Ab_T3.P5:Ab_T3.P25</svg:desc>
                </draw:g>
              </table:table-cell>
              <table:table-cell office:value-type="float" office:value="4">
                <text:p>4</text:p>
                <draw:g>
                  <svg:desc>Ab_T3.Q5:Ab_T3.Q25</svg:desc>
                </draw:g>
              </table:table-cell>
              <table:table-cell office:value-type="float" office:value="0">
                <text:p>0</text:p>
                <draw:g>
                  <svg:desc>Ab_T3.R5:Ab_T3.R25</svg:desc>
                </draw:g>
              </table:table-cell>
              <table:table-cell office:value-type="float" office:value="1">
                <text:p>1</text:p>
                <draw:g>
                  <svg:desc>Ab_T3.S5:Ab_T3.S25</svg:desc>
                </draw:g>
              </table:table-cell>
            </table:table-row>
            <table:table-row>
              <table:table-cell office:value-type="float" office:value="0.92120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2121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2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18">
                <text:p>318</text:p>
              </table:table-cell>
              <table:table-cell office:value-type="float" office:value="1693">
                <text:p>169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0.921238425925926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866">
                <text:p>1866</text:p>
              </table:table-cell>
              <table:table-cell office:value-type="float" office:value="8903">
                <text:p>8903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float" office:value="0.92125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2178">
                <text:p>2178</text:p>
              </table:table-cell>
              <table:table-cell office:value-type="float" office:value="8806">
                <text:p>8806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float" office:value="0.921261574074074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1111">
                <text:p>1111</text:p>
              </table:table-cell>
              <table:table-cell office:value-type="float" office:value="3921">
                <text:p>3921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float" office:value="0.92127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284722222222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043">
                <text:p>1043</text:p>
              </table:table-cell>
              <table:table-cell office:value-type="float" office:value="5295">
                <text:p>5295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0.921296296296296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640">
                <text:p>1640</text:p>
              </table:table-cell>
              <table:table-cell office:value-type="float" office:value="4565">
                <text:p>456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0.921307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1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3101851851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42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1354166666667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871">
                <text:p>871</text:p>
              </table:table-cell>
              <table:table-cell office:value-type="float" office:value="3092">
                <text:p>3092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0.921365740740741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805">
                <text:p>2805</text:p>
              </table:table-cell>
              <table:table-cell office:value-type="float" office:value="7716">
                <text:p>7716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0.921377314814815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647">
                <text:p>1647</text:p>
              </table:table-cell>
              <table:table-cell office:value-type="float" office:value="5944">
                <text:p>5944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float" office:value="0.921388888888889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2275">
                <text:p>2275</text:p>
              </table:table-cell>
              <table:table-cell office:value-type="float" office:value="5490">
                <text:p>5490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0.921400462962963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1">
                <text:p>171</text:p>
              </table:table-cell>
              <table:table-cell office:value-type="float" office:value="368">
                <text:p>36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0.92141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142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JMeter_T1.A5:JMeter_T1.A72 JMeter_T1.L4:JMeter_T1.O72" chart:data-source-has-labels="both" svg:x="1.331cm" svg:y="1.301cm" svg:width="12.112cm" svg:height="6.538cm">
          <chartooo:coordinate-region svg:x="2.409cm" svg:y="1.5cm" svg:width="11.03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JMeter_T1.A5:JMeter_T1.A72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JMeter_T1.L5:JMeter_T1.L72" chart:label-cell-address="JMeter_T1.L4:JMeter_T1.L4" chart:class="chart:area">
            <chart:data-point chart:repeated="68"/>
          </chart:series>
          <chart:series chart:style-name="ch11" chart:values-cell-range-address="JMeter_T1.M5:JMeter_T1.M72" chart:label-cell-address="JMeter_T1.M4:JMeter_T1.M4" chart:class="chart:area">
            <chart:data-point chart:repeated="68"/>
          </chart:series>
          <chart:series chart:style-name="ch12" chart:values-cell-range-address="JMeter_T1.N5:JMeter_T1.N72" chart:label-cell-address="JMeter_T1.N4:JMeter_T1.N4" chart:class="chart:area">
            <chart:data-point chart:repeated="68"/>
          </chart:series>
          <chart:series chart:style-name="ch13" chart:values-cell-range-address="JMeter_T1.O5:JMeter_T1.O72" chart:label-cell-address="JMeter_T1.O4:JMeter_T1.O4" chart:class="chart:area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JMeter_T1.L4:JMeter_T1.L4</svg:desc>
                </draw:g>
              </table:table-cell>
              <table:table-cell office:value-type="string">
                <text:p>Reads </text:p>
                <draw:g>
                  <svg:desc>JMeter_T1.M4:JMeter_T1.M4</svg:desc>
                </draw:g>
              </table:table-cell>
              <table:table-cell office:value-type="string">
                <text:p>KBWrit</text:p>
                <draw:g>
                  <svg:desc>JMeter_T1.N4:JMeter_T1.N4</svg:desc>
                </draw:g>
              </table:table-cell>
              <table:table-cell office:value-type="string">
                <text:p>Writes</text:p>
                <draw:g>
                  <svg:desc>JMeter_T1.O4:JMeter_T1.O4</svg:desc>
                </draw:g>
              </table:table-cell>
            </table:table-row>
          </table:table-header-rows>
          <table:table-rows>
            <table:table-row>
              <table:table-cell office:value-type="float" office:value="0.897083333333333">
                <text:p>0</text:p>
                <draw:g>
                  <svg:desc>JMeter_T1.A5:JMeter_T1.A72</svg:desc>
                </draw:g>
              </table:table-cell>
              <table:table-cell office:value-type="float" office:value="0">
                <text:p>0</text:p>
                <draw:g>
                  <svg:desc>JMeter_T1.L5:JMeter_T1.L72</svg:desc>
                </draw:g>
              </table:table-cell>
              <table:table-cell office:value-type="float" office:value="0">
                <text:p>0</text:p>
                <draw:g>
                  <svg:desc>JMeter_T1.M5:JMeter_T1.M72</svg:desc>
                </draw:g>
              </table:table-cell>
              <table:table-cell office:value-type="float" office:value="0">
                <text:p>0</text:p>
                <draw:g>
                  <svg:desc>JMeter_T1.N5:JMeter_T1.N72</svg:desc>
                </draw:g>
              </table:table-cell>
              <table:table-cell office:value-type="float" office:value="0">
                <text:p>0</text:p>
                <draw:g>
                  <svg:desc>JMeter_T1.O5:JMeter_T1.O72</svg:desc>
                </draw:g>
              </table:table-cell>
            </table:table-row>
            <table:table-row>
              <table:table-cell office:value-type="float" office:value="0.897094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10648148148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18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2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41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52777777778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64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75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8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199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106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22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233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4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569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68518518519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800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291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032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148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263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37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97349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3611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726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3842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3958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4074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7418981481481">
                <text:p>0</text:p>
              </table:table-cell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4305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4421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45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46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47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48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9751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52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7534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546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557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56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7581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592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041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15740740741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2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5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66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7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976851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6967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08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719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314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43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5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66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777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789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800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8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824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8356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847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858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JMeter_T1.A5:JMeter_T1.A72 JMeter_T1.P4:JMeter_T1.S72" chart:data-source-has-labels="both" svg:x="1.331cm" svg:y="1.301cm" svg:width="12.509cm" svg:height="6.538cm">
          <chartooo:coordinate-region svg:x="2.508cm" svg:y="1.5cm" svg:width="11.33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JMeter_T1.A5:JMeter_T1.A72"/>
          </chart:axis>
          <chart:axis chart:dimension="y" chart:name="primary-y" chart:style-name="ch7">
            <chart:title svg:x="0.451cm" svg:y="5.606cm" chart:style-name="ch8">
              <text:p>Transferência</text:p>
            </chart:title>
            <chart:grid chart:style-name="ch9" chart:class="major"/>
          </chart:axis>
          <chart:series chart:style-name="ch10" chart:values-cell-range-address="JMeter_T1.P5:JMeter_T1.P72" chart:label-cell-address="JMeter_T1.P4:JMeter_T1.P4" chart:class="chart:area">
            <chart:data-point chart:repeated="68"/>
          </chart:series>
          <chart:series chart:style-name="ch11" chart:values-cell-range-address="JMeter_T1.Q5:JMeter_T1.Q72" chart:label-cell-address="JMeter_T1.Q4:JMeter_T1.Q4" chart:class="chart:area">
            <chart:data-point chart:repeated="68"/>
          </chart:series>
          <chart:series chart:style-name="ch12" chart:values-cell-range-address="JMeter_T1.R5:JMeter_T1.R72" chart:label-cell-address="JMeter_T1.R4:JMeter_T1.R4" chart:class="chart:area">
            <chart:data-point chart:repeated="68"/>
          </chart:series>
          <chart:series chart:style-name="ch13" chart:values-cell-range-address="JMeter_T1.S5:JMeter_T1.S72" chart:label-cell-address="JMeter_T1.S4:JMeter_T1.S4" chart:class="chart:area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JMeter_T1.P4:JMeter_T1.P4</svg:desc>
                </draw:g>
              </table:table-cell>
              <table:table-cell office:value-type="string">
                <text:p>PktIn</text:p>
                <draw:g>
                  <svg:desc>JMeter_T1.Q4:JMeter_T1.Q4</svg:desc>
                </draw:g>
              </table:table-cell>
              <table:table-cell office:value-type="string">
                <text:p>KBOut</text:p>
                <draw:g>
                  <svg:desc>JMeter_T1.R4:JMeter_T1.R4</svg:desc>
                </draw:g>
              </table:table-cell>
              <table:table-cell office:value-type="string">
                <text:p>PktOut</text:p>
                <draw:g>
                  <svg:desc>JMeter_T1.S4:JMeter_T1.S4</svg:desc>
                </draw:g>
              </table:table-cell>
            </table:table-row>
          </table:table-header-rows>
          <table:table-rows>
            <table:table-row>
              <table:table-cell office:value-type="float" office:value="0.897083333333333">
                <text:p>0</text:p>
                <draw:g>
                  <svg:desc>JMeter_T1.A5:JMeter_T1.A72</svg:desc>
                </draw:g>
              </table:table-cell>
              <table:table-cell office:value-type="float" office:value="0">
                <text:p>0</text:p>
                <draw:g>
                  <svg:desc>JMeter_T1.P5:JMeter_T1.P72</svg:desc>
                </draw:g>
              </table:table-cell>
              <table:table-cell office:value-type="float" office:value="0">
                <text:p>0</text:p>
                <draw:g>
                  <svg:desc>JMeter_T1.Q5:JMeter_T1.Q72</svg:desc>
                </draw:g>
              </table:table-cell>
              <table:table-cell office:value-type="float" office:value="0">
                <text:p>0</text:p>
                <draw:g>
                  <svg:desc>JMeter_T1.R5:JMeter_T1.R72</svg:desc>
                </draw:g>
              </table:table-cell>
              <table:table-cell office:value-type="float" office:value="0">
                <text:p>0</text:p>
                <draw:g>
                  <svg:desc>JMeter_T1.S5:JMeter_T1.S72</svg:desc>
                </draw:g>
              </table:table-cell>
            </table:table-row>
            <table:table-row>
              <table:table-cell office:value-type="float" office:value="0.897094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0648148148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18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2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97141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152777777778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18">
                <text:p>1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0.897164351851852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97175925925926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897187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897199074074074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794">
                <text:p>79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897210648148148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771">
                <text:p>77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8972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6">
                <text:p>266</text:p>
              </table:table-cell>
              <table:table-cell office:value-type="float" office:value="217">
                <text:p>21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897233796296296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721">
                <text:p>721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89724537037037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97256944444444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10">
                <text:p>510</text:p>
              </table:table-cell>
              <table:table-cell office:value-type="float" office:value="694">
                <text:p>69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0.897268518518519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531">
                <text:p>531</text:p>
              </table:table-cell>
              <table:table-cell office:value-type="float" office:value="1128">
                <text:p>112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0.897280092592593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1933">
                <text:p>1933</text:p>
              </table:table-cell>
              <table:table-cell office:value-type="float" office:value="2861">
                <text:p>2861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0.897291666666667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832">
                <text:p>832</text:p>
              </table:table-cell>
              <table:table-cell office:value-type="float" office:value="2339">
                <text:p>233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0.897303240740741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897314814814815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933">
                <text:p>933</text:p>
              </table:table-cell>
              <table:table-cell office:value-type="float" office:value="2633">
                <text:p>263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0.897326388888889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785">
                <text:p>785</text:p>
              </table:table-cell>
              <table:table-cell office:value-type="float" office:value="1665">
                <text:p>16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0.897337962962963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27">
                <text:p>827</text:p>
              </table:table-cell>
              <table:table-cell office:value-type="float" office:value="1348">
                <text:p>134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0.897349537037037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341">
                <text:p>1341</text:p>
              </table:table-cell>
              <table:table-cell office:value-type="float" office:value="2856">
                <text:p>285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0.897361111111111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80">
                <text:p>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0.897372685185185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883">
                <text:p>883</text:p>
              </table:table-cell>
              <table:table-cell office:value-type="float" office:value="2610">
                <text:p>261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0.897384259259259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11">
                <text:p>311</text:p>
              </table:table-cell>
              <table:table-cell office:value-type="float" office:value="211">
                <text:p>2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0.897395833333333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1232">
                <text:p>1232</text:p>
              </table:table-cell>
              <table:table-cell office:value-type="float" office:value="4110">
                <text:p>411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0.897407407407407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1117">
                <text:p>1117</text:p>
              </table:table-cell>
              <table:table-cell office:value-type="float" office:value="4313">
                <text:p>4313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0.897418981481481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90">
                <text:p>490</text:p>
              </table:table-cell>
              <table:table-cell office:value-type="float" office:value="673">
                <text:p>67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897430555555556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307">
                <text:p>3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0.89744212962963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825">
                <text:p>182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0.897453703703704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897465277777778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0.897476851851852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89748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5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83">
                <text:p>1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0.897511574074074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67">
                <text:p>567</text:p>
              </table:table-cell>
              <table:table-cell office:value-type="float" office:value="2426">
                <text:p>242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0.897523148148148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145">
                <text:p>1145</text:p>
              </table:table-cell>
              <table:table-cell office:value-type="float" office:value="4743">
                <text:p>4743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0.897534722222222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120">
                <text:p>1120</text:p>
              </table:table-cell>
              <table:table-cell office:value-type="float" office:value="5333">
                <text:p>5333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float" office:value="0.897546296296296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0.89755787037037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006">
                <text:p>1006</text:p>
              </table:table-cell>
              <table:table-cell office:value-type="float" office:value="2114">
                <text:p>211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0.897569444444444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0.897581018518519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1150">
                <text:p>1150</text:p>
              </table:table-cell>
              <table:table-cell office:value-type="float" office:value="5578">
                <text:p>55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0.897592592592593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323">
                <text:p>323</text:p>
              </table:table-cell>
              <table:table-cell office:value-type="float" office:value="768">
                <text:p>76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0.897604166666667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92">
                <text:p>1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0.897615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27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50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62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73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851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6967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08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19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314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43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5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66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77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789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00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24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356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47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97858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Utilização de CPU</text:p>
        </chart:title>
        <chart:legend chart:legend-position="end" svg:x="14.213cm" svg:y="4.201cm" style:legend-expansion="high" chart:style-name="ch3"/>
        <chart:plot-area chart:style-name="ch4" table:cell-range-address="JMeter_T2.A4:JMeter_T2.B70" chart:data-source-has-labels="both" svg:x="1.331cm" svg:y="1.301cm" svg:width="12.562cm" svg:height="6.538cm">
          <chartooo:coordinate-region svg:x="2.409cm" svg:y="1.5cm" svg:width="11.484cm" svg:height="4.873cm"/>
          <chart:axis chart:dimension="x" chart:name="primary-x" chart:style-name="ch5" chartooo:axis-type="auto">
            <chartooo:date-scale/>
            <chart:title svg:x="6.523cm" svg:y="8.019cm" chart:style-name="ch6">
              <text:p>Tempo (H:m:s)</text:p>
            </chart:title>
            <chart:categories table:cell-range-address="JMeter_T2.A5:JMeter_T2.A70"/>
          </chart:axis>
          <chart:axis chart:dimension="y" chart:name="primary-y" chart:style-name="ch7">
            <chart:title svg:x="0.451cm" svg:y="5.156cm" chart:style-name="ch8">
              <text:p>CPU %</text:p>
            </chart:title>
            <chart:grid chart:style-name="ch9" chart:class="major"/>
          </chart:axis>
          <chart:series chart:style-name="ch10" chart:values-cell-range-address="JMeter_T2.B5:JMeter_T2.B70" chart:label-cell-address="JMeter_T2.B4:JMeter_T2.B4" chart:class="chart:area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JMeter_T2.B4:JMeter_T2.B4</svg:desc>
                </draw:g>
              </table:table-cell>
            </table:table-row>
          </table:table-header-rows>
          <table:table-rows>
            <table:table-row>
              <table:table-cell office:value-type="float" office:value="0.903078703703704">
                <text:p>0</text:p>
                <draw:g>
                  <svg:desc>JMeter_T2.A5:JMeter_T2.A70</svg:desc>
                </draw:g>
              </table:table-cell>
              <table:table-cell office:value-type="float" office:value="0">
                <text:p>0</text:p>
                <draw:g>
                  <svg:desc>JMeter_T2.B5:JMeter_T2.B70</svg:desc>
                </draw:g>
              </table:table-cell>
            </table:table-row>
            <table:table-row>
              <table:table-cell office:value-type="float" office:value="0.90309027777777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10185185185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11342592592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2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13657407407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4814814814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15972222222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71296296296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90318287037037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90319444444444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206018518519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903217592592593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03229166666667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03240740740741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0325231481481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263888888889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903275462962963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903287037037037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0.903298611111111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03310185185185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0.903321759259259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903344907407407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903356481481482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0.903368055555556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90337962962963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03391203703704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0.903402777777778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03414351851852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903425925925926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034375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90344907407407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460648148148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47222222222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48379629629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4953703703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50694444444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51851851851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530092592593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03541666666667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55324074074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564814814815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903576388888889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903587962962963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903599537037037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1111111111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2268518518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34259259259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4583333333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5740740740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66898148148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8055555555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9212962963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0370370370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71527777777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2685185185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73842592592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76157407407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77314814814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84722222222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96296296296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8078703703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81944444444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831018518519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501cm" svg:y="0.316cm" chart:style-name="ch2">
          <text:p>Memória Livre</text:p>
        </chart:title>
        <chart:legend chart:legend-position="end" svg:x="14.557cm" svg:y="4.201cm" style:legend-expansion="high" chart:style-name="ch3"/>
        <chart:plot-area chart:style-name="ch4" table:cell-range-address="JMeter_T2.A5:JMeter_T2.A70 JMeter_T2.F4:JMeter_T2.F70" chart:data-source-has-labels="both" svg:x="1.331cm" svg:y="1.301cm" svg:width="12.906cm" svg:height="6.538cm">
          <chartooo:coordinate-region svg:x="2.409cm" svg:y="1.5cm" svg:width="11.828cm" svg:height="4.873cm"/>
          <chart:axis chart:dimension="x" chart:name="primary-x" chart:style-name="ch5" chartooo:axis-type="auto">
            <chartooo:date-scale/>
            <chart:title svg:x="6.695cm" svg:y="8.019cm" chart:style-name="ch6">
              <text:p>Tempo (H:m:s)</text:p>
            </chart:title>
            <chart:categories table:cell-range-address="JMeter_T2.A5:JMeter_T2.A70"/>
          </chart:axis>
          <chart:axis chart:dimension="y" chart:name="primary-y" chart:style-name="ch7">
            <chart:title svg:x="0.451cm" svg:y="5.778cm" chart:style-name="ch8">
              <text:p>Memória em KB</text:p>
            </chart:title>
            <chart:grid chart:style-name="ch9" chart:class="major"/>
          </chart:axis>
          <chart:series chart:style-name="ch10" chart:values-cell-range-address="JMeter_T2.F5:JMeter_T2.F70" chart:label-cell-address="JMeter_T2.F4:JMeter_T2.F4" chart:class="chart:area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</text:p>
                <draw:g>
                  <svg:desc>JMeter_T2.F4:JMeter_T2.F4</svg:desc>
                </draw:g>
              </table:table-cell>
            </table:table-row>
          </table:table-header-rows>
          <table:table-rows>
            <table:table-row>
              <table:table-cell office:value-type="float" office:value="0.903078703703704">
                <text:p>0</text:p>
                <draw:g>
                  <svg:desc>JMeter_T2.A5:JMeter_T2.A70</svg:desc>
                </draw:g>
              </table:table-cell>
              <table:table-cell office:value-type="float" office:value="642">
                <text:p>642</text:p>
                <draw:g>
                  <svg:desc>JMeter_T2.F5:JMeter_T2.F70</svg:desc>
                </draw:g>
              </table:table-cell>
            </table:table-row>
            <table:table-row>
              <table:table-cell office:value-type="float" office:value="0.903090277777778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01851851852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13425925926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25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36574074074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48148148148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59722222222">
                <text:p>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0.903171296296296">
                <text:p>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0.90318287037037">
                <text:p>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0.903194444444444">
                <text:p>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0.903206018518519">
                <text:p>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0.903217592592593">
                <text:p>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0.903229166666667">
                <text:p>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0.903240740740741">
                <text:p>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0.903252314814815">
                <text:p>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0.903263888888889">
                <text:p>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0.903275462962963">
                <text:p>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903287037037037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0.903298611111111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903310185185185">
                <text:p>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903321759259259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903344907407407">
                <text:p>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903356481481482">
                <text:p>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903368055555556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0337962962963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03391203703704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903402777777778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.903414351851852">
                <text:p>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0.903425925925926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9034375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903449074074074">
                <text:p>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0.903460648148148">
                <text:p>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903472222222222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903483796296296">
                <text:p>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90349537037037">
                <text:p>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0.903506944444444">
                <text:p>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903518518518519">
                <text:p>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0.903530092592593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903541666666667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903553240740741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0.903564814814815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903576388888889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0.903587962962963">
                <text:p>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0.903599537037037">
                <text:p>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0.903611111111111">
                <text:p>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0.903622685185185">
                <text:p>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0.903634259259259">
                <text:p>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903645833333333">
                <text:p>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0.903657407407407">
                <text:p>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0.903668981481481">
                <text:p>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0.903680555555555">
                <text:p>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0.90369212962963">
                <text:p>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0.903703703703704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0.903715277777778">
                <text:p>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0.903726851851852">
                <text:p>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0.903738425925926">
                <text:p>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90375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0.903761574074074">
                <text:p>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0.903773148148148">
                <text:p>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0.903784722222222">
                <text:p>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0.903796296296296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0.90380787037037">
                <text:p>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0.903819444444444">
                <text:p>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0.903831018518519">
                <text:p>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673cm" svg:y="0.316cm" chart:style-name="ch2">
          <text:p>I/O de Disco</text:p>
        </chart:title>
        <chart:legend chart:legend-position="end" svg:x="13.763cm" svg:y="3.454cm" style:legend-expansion="high" chart:style-name="ch3"/>
        <chart:plot-area chart:style-name="ch4" table:cell-range-address="JMeter_T2.A5:JMeter_T2.A70 JMeter_T2.L4:JMeter_T2.O70" chart:data-source-has-labels="both" svg:x="1.331cm" svg:y="1.301cm" svg:width="12.112cm" svg:height="6.538cm">
          <chartooo:coordinate-region svg:x="2.409cm" svg:y="1.5cm" svg:width="11.034cm" svg:height="4.873cm"/>
          <chart:axis chart:dimension="x" chart:name="primary-x" chart:style-name="ch5" chartooo:axis-type="auto">
            <chartooo:date-scale/>
            <chart:title svg:x="6.298cm" svg:y="8.019cm" chart:style-name="ch6">
              <text:p>Tempo (H:m:s)</text:p>
            </chart:title>
            <chart:categories table:cell-range-address="JMeter_T2.A5:JMeter_T2.A70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JMeter_T2.L5:JMeter_T2.L70" chart:label-cell-address="JMeter_T2.L4:JMeter_T2.L4" chart:class="chart:area">
            <chart:data-point chart:repeated="66"/>
          </chart:series>
          <chart:series chart:style-name="ch11" chart:values-cell-range-address="JMeter_T2.M5:JMeter_T2.M70" chart:label-cell-address="JMeter_T2.M4:JMeter_T2.M4" chart:class="chart:area">
            <chart:data-point chart:repeated="66"/>
          </chart:series>
          <chart:series chart:style-name="ch12" chart:values-cell-range-address="JMeter_T2.N5:JMeter_T2.N70" chart:label-cell-address="JMeter_T2.N4:JMeter_T2.N4" chart:class="chart:area">
            <chart:data-point chart:repeated="66"/>
          </chart:series>
          <chart:series chart:style-name="ch13" chart:values-cell-range-address="JMeter_T2.O5:JMeter_T2.O70" chart:label-cell-address="JMeter_T2.O4:JMeter_T2.O4" chart:class="chart:area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Read  </text:p>
                <draw:g>
                  <svg:desc>JMeter_T2.L4:JMeter_T2.L4</svg:desc>
                </draw:g>
              </table:table-cell>
              <table:table-cell office:value-type="string">
                <text:p>Reads </text:p>
                <draw:g>
                  <svg:desc>JMeter_T2.M4:JMeter_T2.M4</svg:desc>
                </draw:g>
              </table:table-cell>
              <table:table-cell office:value-type="string">
                <text:p>KBWrit</text:p>
                <draw:g>
                  <svg:desc>JMeter_T2.N4:JMeter_T2.N4</svg:desc>
                </draw:g>
              </table:table-cell>
              <table:table-cell office:value-type="string">
                <text:p>Writes</text:p>
                <draw:g>
                  <svg:desc>JMeter_T2.O4:JMeter_T2.O4</svg:desc>
                </draw:g>
              </table:table-cell>
            </table:table-row>
          </table:table-header-rows>
          <table:table-rows>
            <table:table-row>
              <table:table-cell office:value-type="float" office:value="0.903078703703704">
                <text:p>0</text:p>
                <draw:g>
                  <svg:desc>JMeter_T2.A5:JMeter_T2.A70</svg:desc>
                </draw:g>
              </table:table-cell>
              <table:table-cell office:value-type="float" office:value="0">
                <text:p>0</text:p>
                <draw:g>
                  <svg:desc>JMeter_T2.L5:JMeter_T2.L70</svg:desc>
                </draw:g>
              </table:table-cell>
              <table:table-cell office:value-type="float" office:value="0">
                <text:p>0</text:p>
                <draw:g>
                  <svg:desc>JMeter_T2.M5:JMeter_T2.M70</svg:desc>
                </draw:g>
              </table:table-cell>
              <table:table-cell office:value-type="float" office:value="0">
                <text:p>0</text:p>
                <draw:g>
                  <svg:desc>JMeter_T2.N5:JMeter_T2.N70</svg:desc>
                </draw:g>
              </table:table-cell>
              <table:table-cell office:value-type="float" office:value="0">
                <text:p>0</text:p>
                <draw:g>
                  <svg:desc>JMeter_T2.O5:JMeter_T2.O70</svg:desc>
                </draw:g>
              </table:table-cell>
            </table:table-row>
            <table:table-row>
              <table:table-cell office:value-type="float" office:value="0.903090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01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13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36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48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59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71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182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94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06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175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291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407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2523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63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032754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2870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2986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3101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033217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3449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35648148148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90336805555555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37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3912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027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9034143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4259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0343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49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606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72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83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90349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069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185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3009259259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41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035532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6481481481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5763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0358796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99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111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226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342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458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574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6689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805555555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6921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0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1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72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3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6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7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903784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796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8078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81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831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26cm" svg:y="0.316cm" chart:style-name="ch2">
          <text:p>I/O de Rede</text:p>
        </chart:title>
        <chart:legend chart:legend-position="end" svg:x="14.16cm" svg:y="3.454cm" style:legend-expansion="high" chart:style-name="ch3"/>
        <chart:plot-area chart:style-name="ch4" table:cell-range-address="JMeter_T2.A5:JMeter_T2.A70 JMeter_T2.P4:JMeter_T2.S70" chart:data-source-has-labels="both" svg:x="1.331cm" svg:y="1.301cm" svg:width="12.509cm" svg:height="6.538cm">
          <chartooo:coordinate-region svg:x="2.508cm" svg:y="1.5cm" svg:width="11.332cm" svg:height="4.873cm"/>
          <chart:axis chart:dimension="x" chart:name="primary-x" chart:style-name="ch5" chartooo:axis-type="auto">
            <chartooo:date-scale/>
            <chart:title svg:x="6.496cm" svg:y="8.019cm" chart:style-name="ch6">
              <text:p>Tempo (H:m:s)</text:p>
            </chart:title>
            <chart:categories table:cell-range-address="JMeter_T2.A5:JMeter_T2.A70"/>
          </chart:axis>
          <chart:axis chart:dimension="y" chart:name="primary-y" chart:style-name="ch7">
            <chart:title svg:x="0.451cm" svg:y="6.122cm" chart:style-name="ch8">
              <text:p>Transferência em KB</text:p>
            </chart:title>
            <chart:grid chart:style-name="ch9" chart:class="major"/>
          </chart:axis>
          <chart:series chart:style-name="ch10" chart:values-cell-range-address="JMeter_T2.P5:JMeter_T2.P70" chart:label-cell-address="JMeter_T2.P4:JMeter_T2.P4" chart:class="chart:area">
            <chart:data-point chart:repeated="66"/>
          </chart:series>
          <chart:series chart:style-name="ch11" chart:values-cell-range-address="JMeter_T2.Q5:JMeter_T2.Q70" chart:label-cell-address="JMeter_T2.Q4:JMeter_T2.Q4" chart:class="chart:area">
            <chart:data-point chart:repeated="66"/>
          </chart:series>
          <chart:series chart:style-name="ch12" chart:values-cell-range-address="JMeter_T2.R5:JMeter_T2.R70" chart:label-cell-address="JMeter_T2.R4:JMeter_T2.R4" chart:class="chart:area">
            <chart:data-point chart:repeated="66"/>
          </chart:series>
          <chart:series chart:style-name="ch13" chart:values-cell-range-address="JMeter_T2.S5:JMeter_T2.S70" chart:label-cell-address="JMeter_T2.S4:JMeter_T2.S4" chart:class="chart:area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In</text:p>
                <draw:g>
                  <svg:desc>JMeter_T2.P4:JMeter_T2.P4</svg:desc>
                </draw:g>
              </table:table-cell>
              <table:table-cell office:value-type="string">
                <text:p>PktIn</text:p>
                <draw:g>
                  <svg:desc>JMeter_T2.Q4:JMeter_T2.Q4</svg:desc>
                </draw:g>
              </table:table-cell>
              <table:table-cell office:value-type="string">
                <text:p>KBOut</text:p>
                <draw:g>
                  <svg:desc>JMeter_T2.R4:JMeter_T2.R4</svg:desc>
                </draw:g>
              </table:table-cell>
              <table:table-cell office:value-type="string">
                <text:p>PktOut</text:p>
                <draw:g>
                  <svg:desc>JMeter_T2.S4:JMeter_T2.S4</svg:desc>
                </draw:g>
              </table:table-cell>
            </table:table-row>
          </table:table-header-rows>
          <table:table-rows>
            <table:table-row>
              <table:table-cell office:value-type="float" office:value="0.903078703703704">
                <text:p>0</text:p>
                <draw:g>
                  <svg:desc>JMeter_T2.A5:JMeter_T2.A70</svg:desc>
                </draw:g>
              </table:table-cell>
              <table:table-cell office:value-type="float" office:value="0">
                <text:p>0</text:p>
                <draw:g>
                  <svg:desc>JMeter_T2.P5:JMeter_T2.P70</svg:desc>
                </draw:g>
              </table:table-cell>
              <table:table-cell office:value-type="float" office:value="0">
                <text:p>0</text:p>
                <draw:g>
                  <svg:desc>JMeter_T2.Q5:JMeter_T2.Q70</svg:desc>
                </draw:g>
              </table:table-cell>
              <table:table-cell office:value-type="float" office:value="0">
                <text:p>0</text:p>
                <draw:g>
                  <svg:desc>JMeter_T2.R5:JMeter_T2.R70</svg:desc>
                </draw:g>
              </table:table-cell>
              <table:table-cell office:value-type="float" office:value="0">
                <text:p>0</text:p>
                <draw:g>
                  <svg:desc>JMeter_T2.S5:JMeter_T2.S70</svg:desc>
                </draw:g>
              </table:table-cell>
            </table:table-row>
            <table:table-row>
              <table:table-cell office:value-type="float" office:value="0.903090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01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1342592592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36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48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59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03171296296296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878">
                <text:p>878</text:p>
              </table:table-cell>
              <table:table-cell office:value-type="float" office:value="2092">
                <text:p>2092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0.90318287037037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31">
                <text:p>331</text:p>
              </table:table-cell>
              <table:table-cell office:value-type="float" office:value="183">
                <text:p>18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0.903194444444444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490">
                <text:p>490</text:p>
              </table:table-cell>
              <table:table-cell office:value-type="float" office:value="110">
                <text:p>1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903206018518519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516">
                <text:p>516</text:p>
              </table:table-cell>
              <table:table-cell office:value-type="float" office:value="219">
                <text:p>2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0.903217592592593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714">
                <text:p>714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03229166666667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592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03240740740741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69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903252314814815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903263888888889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1458">
                <text:p>1458</text:p>
              </table:table-cell>
              <table:table-cell office:value-type="float" office:value="5095">
                <text:p>5095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0.903275462962963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55">
                <text:p>755</text:p>
              </table:table-cell>
              <table:table-cell office:value-type="float" office:value="2095">
                <text:p>209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0.903287037037037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1671">
                <text:p>1671</text:p>
              </table:table-cell>
              <table:table-cell office:value-type="float" office:value="4664">
                <text:p>4664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float" office:value="0.903298611111111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827">
                <text:p>827</text:p>
              </table:table-cell>
              <table:table-cell office:value-type="float" office:value="1616">
                <text:p>161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0.903310185185185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44">
                <text:p>1044</text:p>
              </table:table-cell>
              <table:table-cell office:value-type="float" office:value="3633">
                <text:p>363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0.903321759259259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829">
                <text:p>829</text:p>
              </table:table-cell>
              <table:table-cell office:value-type="float" office:value="3601">
                <text:p>3601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0.903333333333333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775">
                <text:p>775</text:p>
              </table:table-cell>
              <table:table-cell office:value-type="float" office:value="2350">
                <text:p>235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0.90334490740740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80">
                <text:p>380</text:p>
              </table:table-cell>
              <table:table-cell office:value-type="float" office:value="1271">
                <text:p>127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0.903356481481482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774">
                <text:p>774</text:p>
              </table:table-cell>
              <table:table-cell office:value-type="float" office:value="4078">
                <text:p>407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0.903368055555556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511">
                <text:p>1511</text:p>
              </table:table-cell>
              <table:table-cell office:value-type="float" office:value="4746">
                <text:p>4746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float" office:value="0.90337962962963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1641">
                <text:p>164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0.903391203703704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829">
                <text:p>829</text:p>
              </table:table-cell>
              <table:table-cell office:value-type="float" office:value="2382">
                <text:p>238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0.903402777777778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434">
                <text:p>434</text:p>
              </table:table-cell>
              <table:table-cell office:value-type="float" office:value="1992">
                <text:p>199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0.903414351851852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931">
                <text:p>931</text:p>
              </table:table-cell>
              <table:table-cell office:value-type="float" office:value="5547">
                <text:p>554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0.903425925925926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35">
                <text:p>235</text:p>
              </table:table-cell>
              <table:table-cell office:value-type="float" office:value="1080">
                <text:p>108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0.9034375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654">
                <text:p>654</text:p>
              </table:table-cell>
              <table:table-cell office:value-type="float" office:value="1253">
                <text:p>125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0.9034490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460648148148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9034722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4837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49537037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069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185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3009259259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0.903541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5324074074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564814814815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625">
                <text:p>625</text:p>
              </table:table-cell>
              <table:table-cell office:value-type="float" office:value="2328">
                <text:p>232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0.903576388888889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299">
                <text:p>1299</text:p>
              </table:table-cell>
              <table:table-cell office:value-type="float" office:value="6180">
                <text:p>618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0.90358796296296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14">
                <text:p>314</text:p>
              </table:table-cell>
              <table:table-cell office:value-type="float" office:value="1080">
                <text:p>108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0.90359953703703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90361111111111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2268518518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3425925925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458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574074074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6898148148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805555555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6921296296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037037037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1527777777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268518518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3842592592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6157407407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7314814814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8472222222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79629629629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8078703703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81944444444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0383101851851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Utilização de CPU</text:p>
        </chart:title>
        <chart:legend chart:legend-position="end" svg:x="14.213cm" svg:y="4.201cm" style:legend-expansion="high" chart:style-name="ch3"/>
        <chart:plot-area chart:style-name="ch4" table:cell-range-address="JMeter_T3.A4:JMeter_T3.B53" chart:data-source-has-labels="both" svg:x="1.331cm" svg:y="1.301cm" svg:width="12.562cm" svg:height="6.538cm">
          <chartooo:coordinate-region svg:x="2.409cm" svg:y="1.5cm" svg:width="11.344cm" svg:height="4.873cm"/>
          <chart:axis chart:dimension="x" chart:name="primary-x" chart:style-name="ch5" chartooo:axis-type="auto">
            <chartooo:date-scale/>
            <chart:title svg:x="6.523cm" svg:y="8.019cm" chart:style-name="ch6">
              <text:p>Tempo (H:m:s)</text:p>
            </chart:title>
            <chart:categories table:cell-range-address="JMeter_T3.A5:JMeter_T3.A53"/>
          </chart:axis>
          <chart:axis chart:dimension="y" chart:name="primary-y" chart:style-name="ch7">
            <chart:title svg:x="0.451cm" svg:y="5.156cm" chart:style-name="ch8">
              <text:p>CPU %</text:p>
            </chart:title>
            <chart:grid chart:style-name="ch9" chart:class="major"/>
          </chart:axis>
          <chart:series chart:style-name="ch10" chart:values-cell-range-address="JMeter_T3.B5:JMeter_T3.B53" chart:label-cell-address="JMeter_T3.B4:JMeter_T3.B4" chart:class="chart:area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%</text:p>
                <draw:g>
                  <svg:desc>JMeter_T3.B4:JMeter_T3.B4</svg:desc>
                </draw:g>
              </table:table-cell>
            </table:table-row>
          </table:table-header-rows>
          <table:table-rows>
            <table:table-row>
              <table:table-cell office:value-type="float" office:value="0.929618055555555">
                <text:p>0</text:p>
                <draw:g>
                  <svg:desc>JMeter_T3.A5:JMeter_T3.A53</svg:desc>
                </draw:g>
              </table:table-cell>
              <table:table-cell office:value-type="float" office:value="1">
                <text:p>1</text:p>
                <draw:g>
                  <svg:desc>JMeter_T3.B5:JMeter_T3.B53</svg:desc>
                </draw:g>
              </table:table-cell>
            </table:table-row>
            <table:table-row>
              <table:table-cell office:value-type="float" office:value="0.9296296296296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641203703704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65277777777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664351851852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675925925926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29687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69907407407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29710648148148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929722222222222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29733796296296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92974537037037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929756944444444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929768518518518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929780092592593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929791666666667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929803240740741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929814814814815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826388888889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929837962962963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.929849537037037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929861111111111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929872685185185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29884259259259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929895833333333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929907407407407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2991898148148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29930555555555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92994212962963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929953703703704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929965277777778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929976851851852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998842592592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11574074074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23148148148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034722222222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930046296296296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93005787037037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930069444444444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930081018518518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930092592592592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930104166666667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0115740740741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3012731481481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3013888888888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30150462962963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30162037037037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30173611111111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